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7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26.18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0-11-22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_science_job</text:p>
          </table:table-cell>
        </table:table-row>
        <table:table-row table:style-name="ro1">
          <table:table-cell office:value-type="string" calcext:value-type="string">
            <text:p>Consultant Data Science (m/w/d)</text:p>
          </table:table-cell>
          <table:table-cell office:value-type="string" calcext:value-type="string">
            <text:p>STATWORX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Data Engineering (m/w/d)</text:p>
          </table:table-cell>
          <table:table-cell office:value-type="string" calcext:value-type="string">
            <text:p>STATWORX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onsultant Data Science (m/w/d)</text:p>
          </table:table-cell>
          <table:table-cell office:value-type="string" calcext:value-type="string">
            <text:p>STATWORX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in User Experience &amp; Design (m/f/d)</text:p>
          </table:table-cell>
          <table:table-cell office:value-type="string" calcext:value-type="string">
            <text:p>Bilfinger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Collaboration with sales, business developers, industry, data and IT experts.Bilfinger Digital Next GmbH is a startup of more than 35 experts headquarter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netration Tester (m/f/d)</text:p>
          </table:table-cell>
          <table:table-cell office:value-type="string" calcext:value-type="string">
            <text:p>NGENA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University degree in computer science or a comparable qualification is a plus.Information about processing of your data by ngena GmbH can be found here: www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rketing Manager Online (m/w/d)</text:p>
          </table:table-cell>
          <table:table-cell office:value-type="string" calcext:value-type="string">
            <text:p>STATWORX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Über STATWORXSTATWORX ist ein Beratungsunternehmen für Data Science, Machine Learning und AI mit Sitz in Frankfurt am Main, Zürich und Wi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ntent Marketing Manager [m/w/d]</text:p>
          </table:table-cell>
          <table:table-cell office:value-type="string" calcext:value-type="string">
            <text:p>StackFuel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In den letzten drei Jahren hat sich StackFuel zu einem der führenden deutschen Anbieter für berufsbegleitende Online-Trainings im Bereich Data Analytics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rformance Marketing Manager [m/w/d]</text:p>
          </table:table-cell>
          <table:table-cell office:value-type="string" calcext:value-type="string">
            <text:p>StackFuel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In den letzten drei Jahren hat sich StackFuel zu einem der führenden deutschen Anbieter für berufsbegleitende Online-Trainings im Bereich Data Analytics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Engineer (f/m/d)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Garching bei München</text:p>
          </table:table-cell>
          <table:table-cell office:value-type="string" calcext:value-type="string">
            <text:p>You have experience working on timeseries data and forecasting problems.As part of our tech team, you will build software to help our customers combat one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Backend Developer</text:p>
          </table:table-cell>
          <table:table-cell office:value-type="string" calcext:value-type="string">
            <text:p>Lana Labs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Work in close contact with our product and data science teams to discover the best solutions to our customer’s problems.4+ years of professional exper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rainee Data Science im Transport national (m/w/d)</text:p>
          </table:table-cell>
          <table:table-cell office:value-type="string" calcext:value-type="string">
            <text:p>Deutsche Post AG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GESUCHT IN BONN, AB 01.04.2021 UND FÜR 18 MONATE, MIT DEM ZIEL DER ÜBERNAHME NACH PROGRAMMENDE.TRAINEE OPERATIONS (M/W/D) NATIONAL MIT SCHWERPUNKT DATA SCIE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achpraktischer Mitarbeiter Informatik (m/w/d)</text:p>
          </table:table-cell>
          <table:table-cell office:value-type="string" calcext:value-type="string">
            <text:p>Hochschule Anhalt</text:p>
          </table:table-cell>
          <table:table-cell office:value-type="string" calcext:value-type="string">
            <text:p>Köthen</text:p>
          </table:table-cell>
          <table:table-cell office:value-type="string" calcext:value-type="string">
            <text:p>Fachpraktischer Mitarbeiter Informatik (m/w/d), Nr.Willkommen an der Hochschule Anhalt, einer der forschungsstärksten Hochschulen des Land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Analyst (m/f/d)</text:p>
          </table:table-cell>
          <table:table-cell office:value-type="string" calcext:value-type="string">
            <text:p>softgarden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nalyze trends in our data and provide insight and explanation to the product team to fuel softgarden’s next data driven features.Then apply now at softgarden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 Commerce Manager (m/w/d) in Voll- oder Teilzeit</text:p>
          </table:table-cell>
          <table:table-cell office:value-type="string" calcext:value-type="string">
            <text:p>Hanseatic Brands Gmb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ie Hanseatic Brands GmbH ist ein junges, dynamisches sowie international tätiges E-Commerce Unternehmen aus Hambur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cess Mining Specialist (m/w/d)</text:p>
          </table:table-cell>
          <table:table-cell office:value-type="string" calcext:value-type="string">
            <text:p>BHS Corrugated Maschinen- und Anlagenbau GmbH</text:p>
          </table:table-cell>
          <table:table-cell office:value-type="string" calcext:value-type="string">
            <text:p>Weiherhammer</text:p>
          </table:table-cell>
          <table:table-cell office:value-type="string" calcext:value-type="string">
            <text:p>Process Mining Specialist (m/w/d).BHS Corrugated Maschinen- und Anlagenbau GmbH ist mit 2.500 Mitarbeitern an ihrem Hauptsitz in Weiherhammer und in mehr al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elopment Expert (f/m/d) for Business Process Intelligence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In this role, you’ll iterate quickly with a small but high energy team to gather data from different source systems.Work Area: Software-Design and Develop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/ Expert Developer (f/m/d) Core Data Platform HANA &amp; Analytics: Data Management &amp; Platform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SAP Data Intelligence (formerly known as SAP Data Hub) is the SAP solution for data management, data orchestration and data governance.WHAT YOU GET FROM U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Ruby on Rails Developer (m/f/d)</text:p>
          </table:table-cell>
          <table:table-cell office:value-type="string" calcext:value-type="string">
            <text:p>DataGuard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ataGuard is re-inventing data protection across Europe with our “Privacy as a Service” (PaaS) approach and helps customers on their journey to comply with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in Test (Video Squad)</text:p>
          </table:table-cell>
          <table:table-cell office:value-type="string" calcext:value-type="string">
            <text:p>Zatto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 BS/MS degree in computer science or similar discipline.You will be working together closely with the core video, middleware, data and SRE/Ops teams to buil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– Founder Associate (m/f/d)</text:p>
          </table:table-cell>
          <table:table-cell office:value-type="string" calcext:value-type="string">
            <text:p>FERNRIDE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e data-driven: We decide based on reliable data, enabling precision and maximum impact.Fernride offers Logistics customers the end to end integration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reative Marketer (intern/working student) (m/w/x)</text:p>
          </table:table-cell>
          <table:table-cell office:value-type="string" calcext:value-type="string">
            <text:p>Process&amp;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You will work independently with our data science and sales team to generate significant sales growth for Process&amp;.... are out-going and hands-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of Software Engineering</text:p>
          </table:table-cell>
          <table:table-cell office:value-type="string" calcext:value-type="string">
            <text:p>caresyntax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amiliar with healthcare data exchange protocols such as HL7, DICOM, FHIR.Experienced with IoT development, familiar with system integration in the surgical/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and PostDoc Positions in 3D Machine Learning / 3D Vision (Prof. Dai)</text:p>
          </table:table-cell>
          <table:table-cell office:value-type="string" calcext:value-type="string">
            <text:p>Technische Universität Münch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e investigate machine learning approaches to infer semantic understanding of real-world scenes and the objects inside them from visual data, including image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r. Full Stack Engineer (Python/Node.js) - IoT Cloud (m/f/x)</text:p>
          </table:table-cell>
          <table:table-cell office:value-type="string" calcext:value-type="string">
            <text:p>Next Big Thing A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reate production setup for data analytics for the ventures.Experience with big data technologies and stream processing (Spark, Kafka etc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edical Science Liaison, temporary - 12 months</text:p>
          </table:table-cell>
          <table:table-cell office:value-type="string" calcext:value-type="string">
            <text:p>Incyte Corporatio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iscuss scientific data on Incyte products with all relevant stakeholders (i.e. hematologists and oncologists).Leipzig and north-eastern part of Hesse inc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nalytics Expert / Data Scientist (m/w/d)</text:p>
          </table:table-cell>
          <table:table-cell office:value-type="string" calcext:value-type="string">
            <text:p>Datalogue Gmb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ir bei DATALOGUE wollen die datengetriebene Zukunft aktiv mitgestalten.Dazu unterstützen wir unsere Kunden, Daten für Sales &amp; Marketing intelligent nutzba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/ Senior BI Analyst (f/m/d)</text:p>
          </table:table-cell>
          <table:table-cell office:value-type="string" calcext:value-type="string">
            <text:p>WOW Tech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upport and training of the operational departments in interpreting data and using digital analytics tools as well as our data warehous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/ ETL Entwickler (m/w/d)</text:p>
          </table:table-cell>
          <table:table-cell office:value-type="string" calcext:value-type="string">
            <text:p>Ranger Marketing &amp; Vertriebs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ie Ranger Gruppe ist einer der führenden Outsourcing-Dienstleister für B2C und B2B Sales &amp; Services in Europa.Lerne unser Head Office kennen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f/x)</text:p>
          </table:table-cell>
          <table:table-cell office:value-type="string" calcext:value-type="string">
            <text:p>solexas GmbH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Exchange your knowledge with other data scientists and developers on the team and possibly take responsibilities outside pure data science when neede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|f|d)</text:p>
          </table:table-cell>
          <table:table-cell office:value-type="string" calcext:value-type="string">
            <text:p>Sartorius Corporatio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You assess the effectiveness and accuracy of new data sources and data gathering techniques.You bring excellent knowledge of machine learning (AI), data min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|f|d) Membrane Technologies</text:p>
          </table:table-cell>
          <table:table-cell office:value-type="string" calcext:value-type="string">
            <text:p>Sartorius Stedim Biotech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You assess the effectiveness and accuracy of new data sources and data gathering techniques.You bring excellent knowledge of machine learning (AI), data min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Administrator</text:p>
          </table:table-cell>
          <table:table-cell office:value-type="string" calcext:value-type="string">
            <text:p>SolaVieve Technologies GmbH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To perform data backup and recovery processes.Possessing or pursuing a university degree in an IT, Computer science, computer engineering or related fiel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- 360° (m/w/d)</text:p>
          </table:table-cell>
          <table:table-cell office:value-type="string" calcext:value-type="string">
            <text:p>ABOUT YOU Gmb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r Online-Fashionshop ABOUT YOU gehört zu den am schnellsten wachsenden E-Commerce-Playern Europas und wurde bereits mehrfach ausgezeichne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Step Internship</text:p>
          </table:table-cell>
          <table:table-cell office:value-type="string" calcext:value-type="string">
            <text:p>Ruhr Universität Bochum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Passionate about technology and computer science.InStep is the Global Internship Program of Infosys Limited.It has been ranked as the no.1 internship globall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flichtpraktikum - Makers Garage (Data Science &amp; Analytics)</text:p>
          </table:table-cell>
          <table:table-cell office:value-type="string" calcext:value-type="string">
            <text:p>Continental A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sere Abteilung Innovation &amp; Digitalisierung sucht ab sofort einen engagierten Pflichtpraktikanten (m/w/divers), der für die nächsten 3 bis 6 Monate aktuell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 - Pricing</text:p>
          </table:table-cell>
          <table:table-cell office:value-type="string" calcext:value-type="string">
            <text:p>ABOUT YOU Gmb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You will enable the company to take data-driven decisions by optimizing our algorithm day by day!We are currently looking for an Intern Pricing to support ou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amleiter Data Analytics / Data Scientist (m/w/d)</text:p>
          </table:table-cell>
          <table:table-cell office:value-type="string" calcext:value-type="string">
            <text:p>Lidl Dienstleistung GmbH &amp; Co. KG</text:p>
          </table:table-cell>
          <table:table-cell office:value-type="string" calcext:value-type="string">
            <text:p>Neckarsulm</text:p>
          </table:table-cell>
          <table:table-cell office:value-type="string" calcext:value-type="string">
            <text:p>Bei Lidl arbeiten heißt: die Zukunft des Handels mitgestalten.Dabei das große Ganze ebenso im Blick haben wie die Details.Für dein Team – und für dich selbs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ANA Cloud (Senior) Service Developer (f/m/d) - HANA Cross Cloud Enablement Data Team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e enable our customer to manage their data storage, run powerful applications and federate their data between different sources - all within a single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(m|f|d)</text:p>
          </table:table-cell>
          <table:table-cell office:value-type="string" calcext:value-type="string">
            <text:p>Sartorius Stedim Biotech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You create and maintain data models to make information available in a user-friendly fashion for use in data analytic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perations Manager Agile Data Research, Veeva Link (Remote)</text:p>
          </table:table-cell>
          <table:table-cell office:value-type="string" calcext:value-type="string">
            <text:p>Veeva Systems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Experience with life sciences data.Lead a team of 20+ data stewards who execute those processes.Degree in business administration, computer science, or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xpert (m|f|d)</text:p>
          </table:table-cell>
          <table:table-cell office:value-type="string" calcext:value-type="string">
            <text:p>Sartorius Corporatio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uccessfully completed natural science studies with specialization in chemistry or biochemistry.Sartorius’ ambition is to simplify progress in life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uality Assurance Trainee/Student (f/m/d)</text:p>
          </table:table-cell>
          <table:table-cell office:value-type="string" calcext:value-type="string">
            <text:p>Thryve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Analysing raw sensor signals and health data, our multi-disciplinary team creates a comprehensive set of health indicators available from everyday devic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w/x)</text:p>
          </table:table-cell>
          <table:table-cell office:value-type="string" calcext:value-type="string">
            <text:p>infoteam Software AG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Data Engineer (m/w/x).Wir bei infoteam realisieren seit fast 40 Jahren spezifische Softwarelösungen für unsere Kunden aus den Märkten Industry, Infrastructure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xpert (m|f|d) Product Compliance &amp; Hazardous Substances</text:p>
          </table:table-cell>
          <table:table-cell office:value-type="string" calcext:value-type="string">
            <text:p>Sartorius Stedim Biotech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uccessfully completed natural science studies with specialization in chemistry or biochemistry.Sartorius’ ambition is to simplify progress in life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Machine Learning Engineer (m/w/d)</text:p>
          </table:table-cell>
          <table:table-cell office:value-type="string" calcext:value-type="string">
            <text:p>antwerpes ag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ZEIG KÖLN, WAS DU KANNST, ALS.Junior Machine Learning Engineer (m/w/d).Du weißt, wie viel Potenzial in Data Science und KI steckt?Lutz, seit 2007 im Desig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ead of Product Management Sustainability (m|f|d)</text:p>
          </table:table-cell>
          <table:table-cell office:value-type="string" calcext:value-type="string">
            <text:p>Sartorius Corporation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Sartorius’ ambition is to simplify progress in life science research and the.We are currently seeking a Head of Product Management Sustainability (m|f|d) f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(m|f|d)</text:p>
          </table:table-cell>
          <table:table-cell office:value-type="string" calcext:value-type="string">
            <text:p>Sartorius Corporatio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hD in Biological science or biological engineering.Demonstrated ability to drive and influence multidisciplinary teams such as data scientists and bioproces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es Studium zum Master of Science in Data Science (w/m/d)</text:p>
          </table:table-cell>
          <table:table-cell office:value-type="string" calcext:value-type="string">
            <text:p>ORDIX AG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u erlernst den Umgang mit Big Data-Technologien, wie z.B.NoSQL-Datenbanken, Apache-Hadoop und -Spark.Du befasst Dich mit sehr großen Datenmengen, Big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IM Power User (m|f|d)</text:p>
          </table:table-cell>
          <table:table-cell office:value-type="string" calcext:value-type="string">
            <text:p>Sartorius Corporation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You have an advanced understanding of business processes, standards and practices around product data.You are data driven with a process oriented mind-set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gineer Plastic Material Development (m/f/d)</text:p>
          </table:table-cell>
          <table:table-cell office:value-type="string" calcext:value-type="string">
            <text:p>MAUSER</text:p>
          </table:table-cell>
          <table:table-cell office:value-type="string" calcext:value-type="string">
            <text:p>Brühl</text:p>
          </table:table-cell>
          <table:table-cell office:value-type="string" calcext:value-type="string">
            <text:p>Select / compare /advice plastic raw materials based on available data.Mauser Packaging Solutions is looking for a passionate and highly motivat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(m|f|d) Upstream Research</text:p>
          </table:table-cell>
          <table:table-cell office:value-type="string" calcext:value-type="string">
            <text:p>Sartorius Stedim Biotech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PhD in Biological science or biological engineering.Demonstrated ability to drive and influence multidisciplinary teams such as data scientists and bioproces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IM Power User (m|f|d) – Marketing Business Separation</text:p>
          </table:table-cell>
          <table:table-cell office:value-type="string" calcext:value-type="string">
            <text:p>Sartorius Stedim Biotech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You have an advanced understanding of business processes, standards and practices around product data.You are data driven with a process oriented mind-set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engineering people GmbH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Bereitstellung von Data Science Lösungen und Machine Learning Algorithmen.Arbeit an unterschiedlichen innovativen Use Cas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ameplay Programmer [Anno] (f/m/d)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Computer science, mathematics, physics, or related degree.Strong data structures, logic, algorithms, and optimization skills.26 days paid vacation per yea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 / PhD student (f/m/d) - Department of Computer Science and Automation - Complexity and Efficient Algorithms group - Kz. 140/2020</text:p>
          </table:table-cell>
          <table:table-cell office:value-type="string" calcext:value-type="string">
            <text:p>Technische Universität Ilmenau</text:p>
          </table:table-cell>
          <table:table-cell office:value-type="string" calcext:value-type="string">
            <text:p>Ilmenau</text:p>
          </table:table-cell>
          <table:table-cell office:value-type="string" calcext:value-type="string">
            <text:p>Teaching: The research associate is to support the teaching in the complete spectrum offered by the research group (algorithms and data structures, cryptograph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livery Lead - Client Access</text:p>
          </table:table-cell>
          <table:table-cell office:value-type="string" calcext:value-type="string">
            <text:p>Adecco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 graduate degree in computer science, IT or equivalent.Candidates with an MBA in addition to a bachelor’s degree in computer science and engineering will b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irector of Customer Acquisition</text:p>
          </table:table-cell>
          <table:table-cell office:value-type="string" calcext:value-type="string">
            <text:p>Pipedriv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working closely with engineering and data science partners to develop custom tools and strategies to maximize performance.What we're looking for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overnment &amp; Regulatory Affairs Senior Manager (m/f/d)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will also cover a broad variety of data policy issues, from E-Privacy over the review of data protection laws till emerging issues such as questions aro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arly in Career - EMEA Associate Systems Engineer</text:p>
          </table:table-cell>
          <table:table-cell office:value-type="string" calcext:value-type="string">
            <text:p>University Program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Continuous self-improvement and learning to maintain technical leadership of applicable technologies (data center, SDN, public cloud, security, networking, etc.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es Studium zum Master of Science in Informatik (w/m/d)</text:p>
          </table:table-cell>
          <table:table-cell office:value-type="string" calcext:value-type="string">
            <text:p>ORDIX AG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u erlernst die Funktionsweise von Data Warehouse, Business Intelligence und Big Data Technologien und deren Einsatz in echten Projekt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X/UI Designer (m/f/x)</text:p>
          </table:table-cell>
          <table:table-cell office:value-type="string" calcext:value-type="string">
            <text:p>Temedica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t Temedica, we combine digital technologies with medical science - two areas that for us are inseparable.It means you get the opportunity to craft the futu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D / Sales Manager</text:p>
          </table:table-cell>
          <table:table-cell office:value-type="string" calcext:value-type="string">
            <text:p>Plug and Play Tech Center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xecute business development and corporate market research programs by devising collection methods and then collect targeted data to identify and evaluat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WH/BI Cognos Developer (m/w/d)</text:p>
          </table:table-cell>
          <table:table-cell office:value-type="string" calcext:value-type="string">
            <text:p>Fiserv, Inc.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Identify and resolve data ETL/reporting issues in a timely fashion.Design/Development of DWH/BI/Analytics/Reporting solu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Ops Engineer Cloud (m/f/d)</text:p>
          </table:table-cell>
          <table:table-cell office:value-type="string" calcext:value-type="string">
            <text:p>PRISMA European Capacity Platform GmbH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We take care of your personal data.University degree in computer science or related fields.Join our team in Leipzig and help make fair markets happen – as 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UPV FINANCIAL MANAGEMENT SPECIALIST</text:p>
          </table:table-cell>
          <table:table-cell office:value-type="string" calcext:value-type="string">
            <text:p>US Department of Defense</text:p>
          </table:table-cell>
          <table:table-cell office:value-type="string" calcext:value-type="string">
            <text:p>Vaihingen an der Enz</text:p>
          </table:table-cell>
          <table:table-cell office:value-type="string" calcext:value-type="string">
            <text:p>Specialized experience is defined as experience applying Financial Management Regulations, Appropriations Law, Federal Accounting Standards Advisory Board 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Java, Kafka)</text:p>
          </table:table-cell>
          <table:table-cell office:value-type="string" calcext:value-type="string">
            <text:p>Nexthink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oes working on data-intensive high-scale data-pipelines processing billions of events per day appeal to you?Then continue reading, you are in the right place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Security Engineer PKI (m/f/d)</text:p>
          </table:table-cell>
          <table:table-cell office:value-type="string" calcext:value-type="string">
            <text:p>NGENA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You have successfully completed your degree in computer science or related fields.Information about processing of your data by ngena GmbH can be found here: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lution Specialist/Expert (f/m/d) Industrial Machinery &amp; Components (Supply Chain Planning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Good understanding of emerging technologies like artificial intelligence, machine learning, internet-of-things or big data.Expected Travel: Up to 30%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ales Studium Wirtschaftsinformatik 2021</text:p>
          </table:table-cell>
          <table:table-cell office:value-type="string" calcext:value-type="string">
            <text:p>Deutsche Bahn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ie Deutsche Bahn ist einer der vielfältigsten Arbeitgeber Deutschlands.Wir suchen Jahr für Jahr neue Talente für ein Duales Studium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eveloper/ Development Expert (f/m/d) within the HANA Competence Center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Key portfolio elements driving the above strategy are SAP Analytics Cloud and HANA Cloud Services finally combining cloud data management with cloud analytic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dvisory Consultant (Level 6)</text:p>
          </table:table-cell>
          <table:table-cell office:value-type="string" calcext:value-type="string">
            <text:p>AWS EMEA SARL (Germany Branch)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achelor’s degree in business, computer science, IT operations, HR, communication, or related fields.These frameworks and mechanisms will be specificall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Product Owner for Sensor Systems</text:p>
          </table:table-cell>
          <table:table-cell office:value-type="string" calcext:value-type="string">
            <text:p>Bosch Group</text:p>
          </table:table-cell>
          <table:table-cell office:value-type="string" calcext:value-type="string">
            <text:p>Kusterdingen</text:p>
          </table:table-cell>
          <table:table-cell office:value-type="string" calcext:value-type="string">
            <text:p>The sensors enable devices to recognize their surroundings and to transmit the data collected.Bosch Sensortec GmbH develops and markets key technologies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ANA Cloud (Senior) Service Developer (f/m/d) - HANA Cross Cloud Enablement Services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e enable our customer to manage their data storage, run powerful applications and federate their data between different sources - all within a single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ment Engineer - Amazon Web Services IDEs - Berlin - m/f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+ year of experience with software architecture, data structures and modern design patterns.Protecting your privacy and the security of your data is 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| Data</text:p>
          </table:table-cell>
          <table:table-cell office:value-type="string" calcext:value-type="string">
            <text:p>sennd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he successful candidate should have a keen interest in both data and programming as well as some basic science understanding and excellent English languag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all genders)</text:p>
          </table:table-cell>
          <table:table-cell office:value-type="string" calcext:value-type="string">
            <text:p>Merck KGaA</text:p>
          </table:table-cell>
          <table:table-cell office:value-type="string" calcext:value-type="string">
            <text:p>Weiterstadt</text:p>
          </table:table-cell>
          <table:table-cell office:value-type="string" calcext:value-type="string">
            <text:p>Experience with Structured and Unstructured data.Addressing specific use cases from the CFO Group, you will deliver meaningful analysis and conclusions us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f/d)</text:p>
          </table:table-cell>
          <table:table-cell office:value-type="string" calcext:value-type="string">
            <text:p>FREE NOW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In the FREE NOW data science team we are solving key problems related to urban transportation.You will work with large, interesting data sets includ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Data Scientist (m/w/d) zur Erstellung von Lerninhalten</text:p>
          </table:table-cell>
          <table:table-cell office:value-type="string" calcext:value-type="string">
            <text:p>StackFuel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In den letzten drei Jahren hat sich StackFuel zu einem der führenden innovativen Anbieter für praxisnahe Online-Trainings im Bereich Data Analytics und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tics (Student Assistant/Werkstudent) (m/f/div)</text:p>
          </table:table-cell>
          <table:table-cell office:value-type="string" calcext:value-type="string">
            <text:p>FLOCERT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Strong affinity for statistics and data science.Exploring the data through basic data analysis (such as correlation and.FLOCERT is currently looking for 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- Logistics Squad</text:p>
          </table:table-cell>
          <table:table-cell office:value-type="string" calcext:value-type="string">
            <text:p>Sum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upport data-driven discussions within your team and across business areas, increase our data to produce insights and contribute to reaching and out-beat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st Management of Regulatory Data (m/f/d)</text:p>
          </table:table-cell>
          <table:table-cell office:value-type="string" calcext:value-type="string">
            <text:p>BASF Services Europe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with common data science toolkits as well as data processing, data format transformation and restructuring.Agriculture is all about bala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TOOLPORT GmbH</text:p>
          </table:table-cell>
          <table:table-cell office:value-type="string" calcext:value-type="string">
            <text:p>Norderstedt</text:p>
          </table:table-cell>
          <table:table-cell office:value-type="string" calcext:value-type="string">
            <text:p>Als internationales E-Commerce-Unternehmen für professionelle Zeltlösungen verkaufen wir über 140.000 Zelte jährlich.DAS GIBT`S BEI U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/ AI Developer (m/w/d)</text:p>
          </table:table-cell>
          <table:table-cell office:value-type="string" calcext:value-type="string">
            <text:p>Allymatch GmbH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Acquiring data from primary or secondary data sources and maintaining databases.Developing and implementing data analyses, data collection systems and oth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 Employee – Data Engineer, Operations (m/f/d)</text:p>
          </table:table-cell>
          <table:table-cell office:value-type="string" calcext:value-type="string">
            <text:p>Statist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riting SQL queries to extract data.Maintaining databases and ensuring data consistency.A data-driven mindset and distinctly analytical way of thinkin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mote Working Student Position - Web Automation/Data Analyst for IOTG (f/m/d)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We are offering a student internship position (f/m/d) to enhance our data analytics, consolidation of data (ETL) and metrics consolidation via executiv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 research assistant with a background of computer science in X-ray astronomy (m/f/d)</text:p>
          </table:table-cell>
          <table:table-cell office:value-type="string" calcext:value-type="string">
            <text:p>Leibniz Institut für Astrophysik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Therefore, we encourage applications from computer science students.Science in X-ray astronomy (m/f/d).The data are obtained with the newly launched X-ra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w/m/d)</text:p>
          </table:table-cell>
          <table:table-cell office:value-type="string" calcext:value-type="string">
            <text:p>Westphalia DataLab GmbH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Du glaubst an die Kraft von Daten?Du hast Lust, dich immer wieder neuen Herausforderungen zu stellen und zusammen mit einem hochmotivierten Team bish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- Analytics Enablement (m/f/d)</text:p>
          </table:table-cell>
          <table:table-cell office:value-type="string" calcext:value-type="string">
            <text:p>FREE NOW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Identify data requirements of the business and translate into functional requirements for data engineers and help improve data platform performa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chine Learning Engineer (m/f/x)</text:p>
          </table:table-cell>
          <table:table-cell office:value-type="string" calcext:value-type="string">
            <text:p>Segment of One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Core computer science, data structures, and algorithms.Build scalable ML pipelines and prediction systems for transactional shopping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Engineer (m/f/d)</text:p>
          </table:table-cell>
          <table:table-cell office:value-type="string" calcext:value-type="string">
            <text:p>neurocat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everal years of work experience in a data science- and/or ML-related context (i.e., statistics and/or optimization).Join our team at neurocat*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sociate Director, Data Governance</text:p>
          </table:table-cell>
          <table:table-cell office:value-type="string" calcext:value-type="string">
            <text:p>PSI CRO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Coordinate data procurement through external data sources.Prior experience in data governance field, with large-scale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</text:p>
          </table:table-cell>
          <table:table-cell office:value-type="string" calcext:value-type="string">
            <text:p>Trust In Soda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Consult with senior leaders in the business and translate their business goals into analytical uses cases which can be used as a base to build useful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Analyst - Customer Success (m/f/d)</text:p>
          </table:table-cell>
          <table:table-cell office:value-type="string" calcext:value-type="string">
            <text:p>Jimdo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You have 3+ years of experience in similar analytics or data science role(s).Our mission is to foster the understanding and usage of data throughout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edical Science Liaison Germany - International, Oncology, Start-Up Biotech</text:p>
          </table:table-cell>
          <table:table-cell office:value-type="string" calcext:value-type="string">
            <text:p>Amplity Healt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Within this role as a Medical Science Liaison (MSL), you are to be the trusted scientific partner in the field for external experts and decision-makers engag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ademic research assistant (m/f/x)</text:p>
          </table:table-cell>
          <table:table-cell office:value-type="string" calcext:value-type="string">
            <text:p>Universität des Saarlandes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 Evaluation of biomedical data using machine learning and artificial intelligence.Computer science and in the life sciences and nanoscienc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artup Praktikum (remote)</text:p>
          </table:table-cell>
          <table:table-cell office:value-type="string" calcext:value-type="string">
            <text:p>placense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Wolltest du schon immer mal in einem Startup arbeiten?Weißt aber noch nicht in welchem Bereich?Oder ob deine Expertise ausreicht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chine Learning Research Scientist (m/f/d)</text:p>
          </table:table-cell>
          <table:table-cell office:value-type="string" calcext:value-type="string">
            <text:p>neurocat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trong background in optimization theory, statistics and data analysis.Our office is located directly in the heart of the science park Berlin Adlershof,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 assistant (f/m/d) or Research assistant (f/m/d) with Bachelor's degree</text:p>
          </table:table-cell>
          <table:table-cell office:value-type="string" calcext:value-type="string">
            <text:p>Universität Paderborn</text:p>
          </table:table-cell>
          <table:table-cell office:value-type="string" calcext:value-type="string">
            <text:p>Paderborn</text:p>
          </table:table-cell>
          <table:table-cell office:value-type="string" calcext:value-type="string">
            <text:p>Solid experience with data base and data processing tools such as SQL, MongoDB,.Student of computer science, computer engineering, electrical engineering,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Data Manager (m/f/d)</text:p>
          </table:table-cell>
          <table:table-cell office:value-type="string" calcext:value-type="string">
            <text:p>Universitätsklinikum Heidelberg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Applying clinical data standards to facilitate interoperability of participant-level data.Harmonizing longitudinal participant-level data from cohort stud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Data Integrity (w/m/d), Pharma Quality</text:p>
          </table:table-cell>
          <table:table-cell office:value-type="string" calcext:value-type="string">
            <text:p>Hox Life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Sie suchen eine anspruchsvolle und spannende Aufgabe in der Pharmabranche.Zudem verfügen Sie über ausgezeichnete Expertise im Bereich Datenintegrität (DI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Engineer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client is a venture backed start-up who leverages Machine Learning to combat Fake news and drive more personalized content to individual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Analyst (f/m/x)</text:p>
          </table:table-cell>
          <table:table-cell office:value-type="string" calcext:value-type="string">
            <text:p>OptioPay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partner with data engineering in developing solutions to scale approaches to gathering, enriching and modelling user &amp; transaction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Engineer (f/m/x)</text:p>
          </table:table-cell>
          <table:table-cell office:value-type="string" calcext:value-type="string">
            <text:p>Zenjob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he focus of this role is data modeling for data warehousing.So we are looking for a data driven team player.Work with helpful and passionate Zenni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ngineering Associate Director - Supplier Data Platform Services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s the Engineering Associate Director of Supplier Data Platform, you will lead the teams that are building the data, access layers, and data services,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Engineer - Deep Learning Job</text:p>
          </table:table-cell>
          <table:table-cell office:value-type="string" calcext:value-type="string">
            <text:p>Cape Analyt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This data forms the basis for our comprehensive data and analytics solutions.Founded in 2014, Cape Analytics is backed by leading venture firms and innovativ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Interessieren Sie sich für Algorithmen und Analysen und sind sicher im Umgang mit einer Data-Science-nahen Programmierumgebung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sktop Support Engineer</text:p>
          </table:table-cell>
          <table:table-cell office:value-type="string" calcext:value-type="string">
            <text:p>TrailStone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 Bachelor's degree in computer science.While archiving data per the company's standard procedures.Software installation/patch management, data import/expor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ademic Research Coordinator (m/f/x)</text:p>
          </table:table-cell>
          <table:table-cell office:value-type="string" calcext:value-type="string">
            <text:p>Celonis S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e believe in educating our youth as the next generation thought leaders in data and process science.Promote the presence of Celonis and its technology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rontend Developer:in [m/w/d] | Expert for next level &amp; data driven user experiences</text:p>
          </table:table-cell>
          <table:table-cell office:value-type="string" calcext:value-type="string">
            <text:p>WAYS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u machst unsere nächste Software zur Brand.Du gibst deinem Code den Style, den er verdient hat.Du hast das Multitalent, das alle woll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 Associate / PhD student (subject to personal qualification employees are remunerated according to Marie-Curie-Richtlinie)</text:p>
          </table:table-cell>
          <table:table-cell office:value-type="string" calcext:value-type="string">
            <text:p>Technische Universität Dresden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eference to data protection: Your data protection rights, the purpose for which your data will be.Processed, as well as further information about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(f/m/d) in the area of Program- and Quality Management for SAP Artificial Intelligen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Support prototype implementations, data analysis, reporting and test activities e.g. of Chatbots.Preferred fields of study: information technology, compu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ctoral candidate (f/m/d)</text:p>
          </table:table-cell>
          <table:table-cell office:value-type="string" calcext:value-type="string">
            <text:p>Leibniz-Gemeinschaft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Through its research, ZMT contributes to developing science-based strategies for sustainable use of tropical coastal systems.Doctoral candidate (f/m/d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oud Developer - Data/Analytics (m/w/d)</text:p>
          </table:table-cell>
          <table:table-cell office:value-type="string" calcext:value-type="string">
            <text:p>DuMont.next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Cloud Developer - Data/Analytics (m/w/d).Du verfügst über sehr gute Kenntnisse in Analyse, Design, Entwicklung und Integration komplexer Anwendungen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2 Doctoral Students (100%), PhenoRob, Kennziffer 89/20/3.202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Making sensing/intervention decisions on the farm, rather than passive devices for data collection.Using autonomous robots with automated and individualiz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utor Mathematics (m/f/d)</text:p>
          </table:table-cell>
          <table:table-cell office:value-type="string" calcext:value-type="string">
            <text:p>XU Exponential University of Applied Science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tatistics, in particular data collection, representation, positional measures, scatter, concentration, frequency distribution, correlation and regress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r Director- EMEA Product Management</text:p>
          </table:table-cell>
          <table:table-cell office:value-type="string" calcext:value-type="string">
            <text:p>AT&amp;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Understand and incorporate market intel on key supply sources, demand sources, data sources, and vendors to influence our product and integration prioriti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 Developer (f/m/d)</text:p>
          </table:table-cell>
          <table:table-cell office:value-type="string" calcext:value-type="string">
            <text:p>Kolibri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Inform and educate data users with reliable, trustworthy data in a user friendly manner.Conceptualize, design and implement ETL processes and data pipelines to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search Assist­ant-PostDoc - salary grade E 14 TV-L Ber­liner Hoch­schu­len</text:p>
          </table:table-cell>
          <table:table-cell office:value-type="string" calcext:value-type="string">
            <text:p>Technische Universität Berli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Web/.Net Developer (f/m/d)</text:p>
          </table:table-cell>
          <table:table-cell office:value-type="string" calcext:value-type="string">
            <text:p>XTP AG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Completed computer science studies or comparable qualifications.With our big-data-driven, forensic approach we create transparency of costs, processe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Research Associate - Germany</text:p>
          </table:table-cell>
          <table:table-cell office:value-type="string" calcext:value-type="string">
            <text:p>Synterac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llect study related data and assist with the preparation, review and submission of regulatory documents to regulatory authoriti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TROLLER (W/M/D)</text:p>
          </table:table-cell>
          <table:table-cell office:value-type="string" calcext:value-type="string">
            <text:p>BEOS A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eit 2018 agiert die BEOS AG unter dem Dach von Swiss Life Asset Managers und gehört somit zur Gruppe des erfolgreichsten Schweizer Asset Managers in d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ship in Medical - 3D Printing and Electronics</text:p>
          </table:table-cell>
          <table:table-cell office:value-type="string" calcext:value-type="string">
            <text:p>Henkel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Student who has successfully passed first semesters of science studies, ideally focused on medicine, chemistry or material sc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reelance Data Scientist (m/w/d)</text:p>
          </table:table-cell>
          <table:table-cell office:value-type="string" calcext:value-type="string">
            <text:p>Austin Fraser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Für meinen Kunden in Nürnberg bin ich auf der Suche nach freiberuflichen Kandidat_innen aus dem Bereich Data-Scie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r Mitarbeiter/ Wissenschaftliche Mitarbeiterin (m/w/d) für Data Science bzw. Maschinelles Lernen</text:p>
          </table:table-cell>
          <table:table-cell office:value-type="string" calcext:value-type="string">
            <text:p>Hochschule Neu-Ulm</text:p>
          </table:table-cell>
          <table:table-cell office:value-type="string" calcext:value-type="string">
            <text:p>Neu-Ulm</text:p>
          </table:table-cell>
          <table:table-cell office:value-type="string" calcext:value-type="string">
            <text:p>Eine partnerschaftliche Atmosphäre am Campus zeichnet unsere Business School aus.Werden Sie Teil unseres dynamischen Teams in Lehre, Forschung und Verwaltun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chine Learning Research Scientist (m/f/d)</text:p>
          </table:table-cell>
          <table:table-cell office:value-type="string" calcext:value-type="string">
            <text:p>neurocat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trong background in optimization theory, statistics and data analysis.Our office is located directly in the heart of the science park Berlin Adlershof, 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r Python development Engineer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“Protecting your privacy and the security of your data is a longstanding top priority for Amazon.Please consult our Privacy Notice (https://www.amazon.jobs/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VP of Engineering @ Kausa</text:p>
          </table:table-cell>
          <table:table-cell office:value-type="string" calcext:value-type="string">
            <text:p>Kaus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mission is to empower businesses to make data-driven decisions faster and more effortlessly than ever before.Maintain high standards and reward excellence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mployee in the admin­is­tra­tion - salary grade E9a TV-L Ber­liner Hoch­schu­len</text:p>
          </table:table-cell>
          <table:table-cell office:value-type="string" calcext:value-type="string">
            <text:p>Technische Universität Berli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Hedge Fund Analysis (f/m/d) Frankfurt am Main</text:p>
          </table:table-cell>
          <table:table-cell office:value-type="string" calcext:value-type="string">
            <text:p>Prime Capital AG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You will regularly update qualitative and quantitative fund data in the company’s internal data warehouse and data analysis systems.You are a team player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ätassistent / Oecotrophologe / Ernährungswissenschaftler (m/w/d)</text:p>
          </table:table-cell>
          <table:table-cell office:value-type="string" calcext:value-type="string">
            <text:p>Vitadi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iätassistent / Oecotrophologe / Ernährungswissenschaftler (m/w/d) in Berlin - Brandenburg*.| Remote | Teilzeit | August 2020.Gehalt: ab 400,00€ pro Mona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flichtpraktikum Informatik / Data Science / IT (m/w/d)</text:p>
          </table:table-cell>
          <table:table-cell office:value-type="string" calcext:value-type="string">
            <text:p>Campusjäger GmbH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Du unterstützt unser IT-Team bei der Weiterentwicklung unserer Produkte.Das kann beispielsweise die Weiterentwicklung der bestehenden oder einer anderen App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/r Mitarbeiter/in (m/w/d) Bereich Data Science u. Digitalisierung</text:p>
          </table:table-cell>
          <table:table-cell office:value-type="string" calcext:value-type="string">
            <text:p>Universität der Bundeswehr Münch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ublikation und Präsentation von Forschungsergebnissen.Unterstützung bei der Erstellung von Forschungsanträgen.Deutsch- und Englisch in Wort und Schrif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Our science, innovation, rigor and commitment to proving business outcomes make us a trusted partner to organizations across the globe.What SHL Can Offer You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oinformatician, Physical Scientist - Biostatistics, ML (m/f/d)</text:p>
          </table:table-cell>
          <table:table-cell office:value-type="string" calcext:value-type="string">
            <text:p>Oncimmune Germany GmbH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Large scale data of excellent quality from multiplex autoantibody assay data.Hands-on experience in the integration, exploration and interpretation of larg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mputer Scientist or IT Specialist (f/m/d) for Big Data/AI</text:p>
          </table:table-cell>
          <table:table-cell office:value-type="string" calcext:value-type="string">
            <text:p>Leibniz-Rechenzentrum</text:p>
          </table:table-cell>
          <table:table-cell office:value-type="string" calcext:value-type="string">
            <text:p>Garching bei München</text:p>
          </table:table-cell>
          <table:table-cell office:value-type="string" calcext:value-type="string">
            <text:p>You have good knowledge in the fields data analytics / data mining and/or machine/deep learning, ideally in combination with additional knowledge in hig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Knowledge System Specialist, Intermediate</text:p>
          </table:table-cell>
          <table:table-cell office:value-type="string" calcext:value-type="string">
            <text:p>Intelligent Waves LLC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Perform general data administration to include: manually inputting data; creating, modifying, and deleting data (per Government policy parameters); research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Product Manager (m/w/d) Biosciences - DAC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Develop and maintain expert market knowledge in terms of quantitative data (e.g. market data, market trends, competitor pricing) and qualitative data (e.g.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upervisory Program Specialist (CYS Services) NF-03</text:p>
          </table:table-cell>
          <table:table-cell office:value-type="string" calcext:value-type="string">
            <text:p>US Department of the Army</text:p>
          </table:table-cell>
          <table:table-cell office:value-type="string" calcext:value-type="string">
            <text:p>Hohenfels</text:p>
          </table:table-cell>
          <table:table-cell office:value-type="string" calcext:value-type="string">
            <text:p>Utilizes compensatory enrollment in all appropriate CYS programs based on CYMS enrollment data.The ability to plan and organize work, analyze problems t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ccount Manager</text:p>
          </table:table-cell>
          <table:table-cell office:value-type="string" calcext:value-type="string">
            <text:p>Codepan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An interest in data science, machine learning and AI.We bring all this together to design, implement and deploy data science projects that work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nager Cell Controls Engineering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Grünheide</text:p>
          </table:table-cell>
          <table:table-cell office:value-type="string" calcext:value-type="string">
            <text:p>Programming state machines for complex processes which involve multi-station parallel processing, pick and place automation, data acquisition, and PID contro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ython Backend Developer (m/f/d)</text:p>
          </table:table-cell>
          <table:table-cell office:value-type="string" calcext:value-type="string">
            <text:p>neurocat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in handling big amounts of data.Our office is located directly in the heart of the science park Berlin Adlershof, a brief 10-minute walk from the 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Lead (Neurology) @ Health-Tech Start-Up</text:p>
          </table:table-cell>
          <table:table-cell office:value-type="string" calcext:value-type="string">
            <text:p>Atlantic Lab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e are a diverse, multidisciplinary team with backgrounds in technology, data science, design, patient-focused communications, and clinical research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VR Programmer - Statistics (m/f/d)</text:p>
          </table:table-cell>
          <table:table-cell office:value-type="string" calcext:value-type="string">
            <text:p>realworld one GmbH &amp; Co K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Implement intuitive UX for interacting with statistical data inside VR.Experience with analysis and visualization of data would be a huge plu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th Tutor (m/f/d)</text:p>
          </table:table-cell>
          <table:table-cell office:value-type="string" calcext:value-type="string">
            <text:p>XU Exponential University of Applied Sciences GmbH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Statistics, in particular data collection, representation, positional measures, scatter, concentration, frequency distribution, correlation and regress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Recruiting (m/w/d)</text:p>
          </table:table-cell>
          <table:table-cell office:value-type="string" calcext:value-type="string">
            <text:p>ONE LOGIC GmbH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Unser oberstes Ziel ist der wertschaffende Einsatz von Daten.Gewonnene Erkenntnisse sollen dabei zu neuem Handeln führen.Du hast uns jetzt auf dem Schirm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m/f/d)</text:p>
          </table:table-cell>
          <table:table-cell office:value-type="string" calcext:value-type="string">
            <text:p>FREE NOW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will work with large, interesting data sets including historical, real time and third party data streams.We are keen on hiring a Software Engineer (m/f)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gital Project Manager (m/w/x)</text:p>
          </table:table-cell>
          <table:table-cell office:value-type="string" calcext:value-type="string">
            <text:p>ZEISS Group</text:p>
          </table:table-cell>
          <table:table-cell office:value-type="string" calcext:value-type="string">
            <text:p>Aalen</text:p>
          </table:table-cell>
          <table:table-cell office:value-type="string" calcext:value-type="string">
            <text:p>Structure problems, analyze data and identify improvement for the online platform.All of this is supported by a special ownership structure and the long-ter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Vice President IT Full-Time (f/m/d)</text:p>
          </table:table-cell>
          <table:table-cell office:value-type="string" calcext:value-type="string">
            <text:p>homify GmbH &amp; Co. K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irect and manage IT planning, schedules, policies and programs for the organisation's data processing, network communications, business operations, comput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/ AI Engineer (w/m/d)</text:p>
          </table:table-cell>
          <table:table-cell office:value-type="string" calcext:value-type="string">
            <text:p>Allgeier Enterprise Services A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andort: bundesweit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round Truth Collection Engineer</text:p>
          </table:table-cell>
          <table:table-cell office:value-type="string" calcext:value-type="string">
            <text:p>Cape Analyt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esign and implement methods to quantify and improve ground truth data accuracy in collaboration with the data scientist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*r Mitarbeiter*in am Institut für Informatik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m Institut für Informatik im Fachbereich Mathematik und Informatik an der Westfälischen Wilhelms-Universität Münster ist zum nächstmöglichen Zeitpunkt unt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gration Manager - M&amp;A (m/f/d)</text:p>
          </table:table-cell>
          <table:table-cell office:value-type="string" calcext:value-type="string">
            <text:p>Berlin Brands Group</text:p>
          </table:table-cell>
          <table:table-cell office:value-type="string" calcext:value-type="string">
            <text:p>Berlin-Mitte</text:p>
          </table:table-cell>
          <table:table-cell office:value-type="string" calcext:value-type="string">
            <text:p>The Berlin-based vertical commerce company Berlin Brands Group, founded as Chal-Tec GmbH in 2005 by Peter Chaljawski, has been successfully producing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ameplay Programmer - [The Settlers] (f/m/d)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Solid understanding of state of the art gameplay AI techniques and data structures.Bachelor or Master degree in computer science or any other releva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ster thesis in the field of proteomics in collaboration with the IMP Protein Chemistry group of Karl Mechtler</text:p>
          </table:table-cell>
          <table:table-cell office:value-type="string" calcext:value-type="string">
            <text:p>PreOmics GmbH</text:p>
          </table:table-cell>
          <table:table-cell office:value-type="string" calcext:value-type="string">
            <text:p>Martinsried</text:p>
          </table:table-cell>
          <table:table-cell office:value-type="string" calcext:value-type="string">
            <text:p>Basic knowledge in data analysis including database searches and software for quantitative proteomics is desirabl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rketing Planner &amp; Controller (m/w/d) – befristet</text:p>
          </table:table-cell>
          <table:table-cell office:value-type="string" calcext:value-type="string">
            <text:p>Klingel Gruppe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Marketing Planner &amp; Controller (m/w/d) – befristet.Mit mehr als 2.200 Mitarbeitern an 9 Standorten sowie 15 Marken in 12 Ländern ist die KLiNGEL Gruppe d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cientist</text:p>
          </table:table-cell>
          <table:table-cell office:value-type="string" calcext:value-type="string">
            <text:p>CSL Behring</text:p>
          </table:table-cell>
          <table:table-cell office:value-type="string" calcext:value-type="string">
            <text:p>Marburg an der Lahn</text:p>
          </table:table-cell>
          <table:table-cell office:value-type="string" calcext:value-type="string">
            <text:p>Evaluation of experimental data and derivation of next steps.Operation of complex devices, program scripting, processing and preparation of raw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Consultant (m/w/d) am Standort Hamburg</text:p>
          </table:table-cell>
          <table:table-cell office:value-type="string" calcext:value-type="string">
            <text:p>Omnicom Media Group Germany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nnalect ist Teil der Omnicom Media Group, die Mediaholding der Omnicom, einer weltweit führenden Kommunikations-, Werbe- und Marketingdienstleistungsgrupp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LLA - Senior Manager Supply Chain Sustainability and Value Creation</text:p>
          </table:table-cell>
          <table:table-cell office:value-type="string" calcext:value-type="string">
            <text:p>coty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Technical background e.g. based on natural / material science or engineering education.Define site network across all sites providing data on sustainability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mployee with uni­versity degree - salary grade E13 TV-L Ber­liner Hoch­schu­len - Strategy Officer for the ENHANCE Net­work</text:p>
          </table:table-cell>
          <table:table-cell office:value-type="string" calcext:value-type="string">
            <text:p>Technische Universität Berli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lease find our data protection notice acc.By submitting your application via email you consent to having your data electronically processed and sav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</text:p>
          </table:table-cell>
          <table:table-cell office:value-type="string" calcext:value-type="string">
            <text:p>Fy!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ead the collection of new data sources and the refinement of existing data sources.Take ownership of the data products you create, iteratively improve the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Junior) Consultant (m/w/d) am Standort Düsseldorf</text:p>
          </table:table-cell>
          <table:table-cell office:value-type="string" calcext:value-type="string">
            <text:p>Omnicom Media Group Germany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nnalect ist Teil der Omnicom Media Group, die Mediaholding der Omnicom, einer weltweit führenden Kommunikations-, Werbe- und Marketingdienstleistungsgrupp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ject Manager Artificial Intelligence (AI) (m/f/d)</text:p>
          </table:table-cell>
          <table:table-cell office:value-type="string" calcext:value-type="string">
            <text:p>IUBH Internationale Hochschul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niversity degree in a tech related program or with focus on quantitative methods (e.g. mathematics, informatics, statistics, data science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fic Employee (f/m/d) for Education and Training</text:p>
          </table:table-cell>
          <table:table-cell office:value-type="string" calcext:value-type="string">
            <text:p>Leibniz-Rechenzentrum</text:p>
          </table:table-cell>
          <table:table-cell office:value-type="string" calcext:value-type="string">
            <text:p>Garching bei München</text:p>
          </table:table-cell>
          <table:table-cell office:value-type="string" calcext:value-type="string">
            <text:p>You own a university degree (diploma, master) in computer science, mathematics or a comparable university degree.We are currently looking for 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rporate Digital Audit Manager (f/m/x)</text:p>
          </table:table-cell>
          <table:table-cell office:value-type="string" calcext:value-type="string">
            <text:p>ZEISS Group</text:p>
          </table:table-cell>
          <table:table-cell office:value-type="string" calcext:value-type="string">
            <text:p>Oberkochen</text:p>
          </table:table-cell>
          <table:table-cell office:value-type="string" calcext:value-type="string">
            <text:p>A university degree in natural sciences, computer science, mathematics, or similar.Ideally at least 2 years of professional experience in e.g. data analytics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mbedded Software Engineer (m/f/d)</text:p>
          </table:table-cell>
          <table:table-cell office:value-type="string" calcext:value-type="string">
            <text:p>VORWERK ELEKTROWERKE GMBH &amp; CO. KG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As technical skill you have a strong proficiency in writing and reviewing source code (C++/Scripting) and a good knowledge about developing algorithms and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pplication Specialist in Advanced Light Microscopy - EMBL Imaging Centre</text:p>
          </table:table-cell>
          <table:table-cell office:value-type="string" calcext:value-type="string">
            <text:p>European Molecular Biology Laboratory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upporting users in all aspects of advanced light microscopy as well as correlative microscopy experiments: sample preparation, introduction to the imag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IGH-TICKET SALES WORKING STUDENT (m/f/d)</text:p>
          </table:table-cell>
          <table:table-cell office:value-type="string" calcext:value-type="string">
            <text:p>BELL VENTURE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arly-stage startup experience, ideally as a product manager/owner who has worked very cross-functionally (marketing, customer success, sales, data, etc.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/r Beschäftigte/r (m/w/d)</text:p>
          </table:table-cell>
          <table:table-cell office:value-type="string" calcext:value-type="string">
            <text:p>Technische Universität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Mit über 6.300 Beschäftigten in Forschung, Lehre und Verwaltung und ihrem einzigartigen Profil gestaltet die Technische Universität Dortm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-Spezialist (m/w/d)</text:p>
          </table:table-cell>
          <table:table-cell office:value-type="string" calcext:value-type="string">
            <text:p>BenFit-Nutrition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Studienschwerpunkte: Informatik, angewandte Informatik, computational Engineering, data Science, digital Engineering.Wir suchen unseren IT-Spezialisten*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chbearbeiter/in Telekommunikationsüberwachung (TKÜ) + ESB</text:p>
          </table:table-cell>
          <table:table-cell office:value-type="string" calcext:value-type="string">
            <text:p>Generalzolldirektion Köln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Eine/n Sachbearbeiter/in (w/m/d) für das Aufgabengebiet.Telekommunikationsüberwachung und Elektronische Schnittstelle der Behörd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fic Project and Communications Manager</text:p>
          </table:table-cell>
          <table:table-cell office:value-type="string" calcext:value-type="string">
            <text:p>Deutsches Krebsforschungszentrum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Other activities include the interaction with data stewards and legal experts to develop concepts for managing GHGA data.Possibility to work part-tim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rketing Technologies Engineer</text:p>
          </table:table-cell>
          <table:table-cell office:value-type="string" calcext:value-type="string">
            <text:p>Gradle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radle marketing is a highly data- and automation-driven environment.Bachelor/Master Degree in an engineering field, computer science, or information system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Junior) DevOps Engineer, Infrastructure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ork Area: Software-Development Operations.Employment Type: Part Time or Regular Full Time.Do you want to help us build and launch our next generation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ent Service Consultant (m/w/d)</text:p>
          </table:table-cell>
          <table:table-cell office:value-type="string" calcext:value-type="string">
            <text:p>Cocomore AG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ie Cocomore AG ist eine Agentur für Marketing, IT &amp; Experience Design mit 180 Mitarbeiterinnen und Mitarbeitern und Büros in Frankfurt/Main, Genf, Köl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React Frontend Developer (m/f/d)</text:p>
          </table:table-cell>
          <table:table-cell office:value-type="string" calcext:value-type="string">
            <text:p>neurocat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in handling big amounts of data.Our office is located directly in the heart of the science park Berlin Adlershof, a brief 10-minute walk from the 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Junior) Software Developer, Infrastructure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ork Area: Software-Design and Development.Employment Type: Part Time or Regular Full Time.Do you want to help us build and launch our next generation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ederal Volunteer Service or Internship as Communications and Project Assistant in the Food Industry &amp; Retail Department Germany (m/f/d)</text:p>
          </table:table-cell>
          <table:table-cell office:value-type="string" calcext:value-type="string">
            <text:p>ProVeg Internationa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llaborations with experts from science and research.This includes company and product research, data maintenance, review of best practices, evaluation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Staff Engineer SW development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Bachelors / Masters in Electrical / Electronics/ Computer science Engineering.Skills in programming in C, X86 assembly, C data structur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grammatic &amp; Paid Social Manager (w/m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ained at least 3 years experience in Digital Advertising within an Agency or Advertiser and hold a university degree in either marketing, data scienc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ECM Consultant [m/w, 80-100%]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e require a higher education in computer science (Bachelor Degree) as well as proven experience and sound knowledge in the ECM area, especially OpenTex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teward (m/w/d)</text:p>
          </table:table-cell>
          <table:table-cell office:value-type="string" calcext:value-type="string">
            <text:p>Amadeus FiRe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ata Steward (m/w/d).Im Auftrag eines Handelsunternehmens mit Sitz im Norden von Hamburg suchen wir zum nächstmöglichen Zeitpunkt und im Rahmen d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DRS Mission Operations Centre (MOC) Operator</text:p>
          </table:table-cell>
          <table:table-cell office:value-type="string" calcext:value-type="string">
            <text:p>ATG Europe</text:p>
          </table:table-cell>
          <table:table-cell office:value-type="string" calcext:value-type="string">
            <text:p>Ottobrunn</text:p>
          </table:table-cell>
          <table:table-cell office:value-type="string" calcext:value-type="string">
            <text:p>Maintenance of actual mission planning data and the mission schedule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ammdatenspezialist / Analytiker</text:p>
          </table:table-cell>
          <table:table-cell office:value-type="string" calcext:value-type="string">
            <text:p>ITech Consult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Stammdatenspezialist / Analytiker - SAP-Systemkenntnisse, Data Management, Lean Methodologie, Englisch und Deutsch, MES, Automatisierungsprozess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I Software Engineer (m/w/d)</text:p>
          </table:table-cell>
          <table:table-cell office:value-type="string" calcext:value-type="string">
            <text:p>SWJ Engineering GmbH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Die SWJ GRUPPE ist ein international tätiges Ingenieur- und Consultingunternehmen.Das Leistungsspektrumreicht von der Planung einzelner Gewerke üb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ython Backend Developer (m/f/d)</text:p>
          </table:table-cell>
          <table:table-cell office:value-type="string" calcext:value-type="string">
            <text:p>neurocat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in handling big amounts of data (Image).Our office is located directly in the heart of the science park Berlin Adlershof, a brief 10-minute walk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il-Projektleitung (m/w/d) Open Government im Projekt Ulm4CleverCity [Vollzeit, unbefristet]</text:p>
          </table:table-cell>
          <table:table-cell office:value-type="string" calcext:value-type="string">
            <text:p>Stadt Ulm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Wir suchen zum nächstmöglichen Zeitpunkt.Eine Teil-Projektleitung (m/w/d) Open Government .Im Rahmen des Förderprogramms Smart Cities made in Germany wird i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il-Projektleitung (m/w/d) Daten- und Dienste Plattform [Vollzeit, unbefristet]</text:p>
          </table:table-cell>
          <table:table-cell office:value-type="string" calcext:value-type="string">
            <text:p>Stadt Ulm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Wir suchen zum nächstmöglichen Zeitpunkt.Eine Teil-Projektleitung (m/w/d) Daten- und Dienste Plattform .Im Rahmen des Förderprogramms Smart Cities made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Software Engineer (Backend) @ Kausa</text:p>
          </table:table-cell>
          <table:table-cell office:value-type="string" calcext:value-type="string">
            <text:p>Kaus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velop and operate a distributed data processing pipeline for streams and tables, including a modern, columnar query engine, to connect our analytics platfor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ABAP Developer (f/m/d) S/4HANA for Concur Integration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ankt Leon-Rot</text:p>
          </table:table-cell>
          <table:table-cell office:value-type="string" calcext:value-type="string">
            <text:p>University degree in computer science, engineering or similar area.The integration functionality as of today includes the setup of the integration, master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zialist für Künstliche Intelligenz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nn Sie gemeinsam mit uns interessante und herausfordernde Projekte im Bereich der Künstlichen Intelligenz umsetzen wollen und eine attraktive sow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velopment Manager - Cloud HCM Analytics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Bachelors / Master’s in engineering or Computer science or in related fields.Continuously improve the quality of team's work by making data-driven decisions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ood Safety and Service Manager</text:p>
          </table:table-cell>
          <table:table-cell office:value-type="string" calcext:value-type="string">
            <text:p>Ecolab</text:p>
          </table:table-cell>
          <table:table-cell office:value-type="string" calcext:value-type="string">
            <text:p>Monheim am Rhein</text:p>
          </table:table-cell>
          <table:table-cell office:value-type="string" calcext:value-type="string">
            <text:p>The chance to make a direct impact and manage the team that will support our Food and Beverage customers to overcome the challenges in Food Safety: saf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ABAP Software Developer (Opentext/IXOS) in Sofia, Bulgaria (m/f/diverse)</text:p>
          </table:table-cell>
          <table:table-cell office:value-type="string" calcext:value-type="string">
            <text:p>Commerzbank AG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Root course analysing of system functions and failures or data transfer processes and problems Your responsibilities would consist of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zialist Biokompatibilität Implantate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Experience in the evaluation of bioanalytical data and in the evaluation of Biocompatibility in accordance to ISO 10993 and EN ISO 7405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 (m/w/d)</text:p>
          </table:table-cell>
          <table:table-cell office:value-type="string" calcext:value-type="string">
            <text:p>Allymatch GmbH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Understanding and implementation of security and data protection.Solid foundation in data structures, algorithms, and system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doctor specialized in international medical deployments (m/f/d)</text:p>
          </table:table-cell>
          <table:table-cell office:value-type="string" calcext:value-type="string">
            <text:p>Robert Koch-Institu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r data will be deleted immediately after the completion of the application process.The Institute's facilities are set in the environment of a clean, gre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Product Manager (Application Platform) (m/w/d)</text:p>
          </table:table-cell>
          <table:table-cell office:value-type="string" calcext:value-type="string">
            <text:p>AutoScout2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 data-driven approach to decision making.We are building an industry leading cloud platform environment that makes high quality development fast and easy f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lutions Architect - cloud native - limited travel</text:p>
          </table:table-cell>
          <table:table-cell office:value-type="string" calcext:value-type="string">
            <text:p>AWS EMEA SARL (Germany Branch)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ackground in any of the following: Cloud Architecture, Systems Design, Software Development, Infrastructure Architecture, Data Engineering or DevOp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gration Product Owner for the Siemens / SAP Solution Portfolio and Integration (m/f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iploma / master’s degree in business, technology, computer science, or similar.Deep understanding of PLM and Pproduct Data Management master data, as well a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yber Transformation Lead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eidos is a Fortune 500® information technology, engineering, and science solutions and services leader working to solve the world’s toughest challenges in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 - Identity and Access Management (f/m/d)</text:p>
          </table:table-cell>
          <table:table-cell office:value-type="string" calcext:value-type="string">
            <text:p>KOBIL Systems GmbH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Today, KOBIL solutions are the standard for digital identity and highly secure data technology.Be part of a team developing highly available, scalable,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onsultant (m/w/d) SAP Analytics Cloud</text:p>
          </table:table-cell>
          <table:table-cell office:value-type="string" calcext:value-type="string">
            <text:p>CAS Concepts and Solutions A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Zur Unterstützung unseres Branchenbereiches INSURANCE suchen wir zum nächstmöglichen Zeitpunkt einen Senior Consultant (m/w/d) SAP Analytics Cloud zur Berat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entwickler/in (m/w/d)</text:p>
          </table:table-cell>
          <table:table-cell office:value-type="string" calcext:value-type="string">
            <text:p>Leibniz-Gemeinschaft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Softwareentwickler/in (m/w/d).FIZ Karlsruhe - Leibniz-Institut für Informationsinfrastruktur (FIZ KA).Die Kernaufgabe von FIZ Karlsruhe ist die professionell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ite Reliability Engineer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“Protecting your privacy and the security of your data is a longstanding top priority for Amazon.Please consult our Privacy Notice (https://www.amazon.jobs/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IT Compliance Specialist (f/m/d): Enterprise Cloud Services Delivery - Financials/Banking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ankt Leon-Rot</text:p>
          </table:table-cell>
          <table:table-cell office:value-type="string" calcext:value-type="string">
            <text:p>Employment Type: Regular Full Time.SAP started in 1972 as a team of five colleagues with a desire to do something new.In your role you will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enmanager für Pharmakonzern (m/w/d)</text:p>
          </table:table-cell>
          <table:table-cell office:value-type="string" calcext:value-type="string">
            <text:p>Herrmann Personaldienste GmbH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Unser Kunde ist ein global führender Konzern aus den Bereichen Pharma und Pflanzenschutz mit weit über 100.000 Beschäftigten.IHR DIREKTER WEG ZU UN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Stack Developer (m/w/d)</text:p>
          </table:table-cell>
          <table:table-cell office:value-type="string" calcext:value-type="string">
            <text:p>Allymatch GmbH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Understanding and implementation of security and data protection.Solid foundation in data structures, algorithms, and system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enmanager für Pharmakonzern (m/w/d)</text:p>
          </table:table-cell>
          <table:table-cell office:value-type="string" calcext:value-type="string">
            <text:p>Herrmann Personaldienste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Im Mittelpunkt unseres Handelns steht Ihre Zufriedenheit!Die Herrmann GmbH Office + IT Service ist seit 20 Jahren auf die Vermittlung und Überlassung von Fach-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er (Associate) SAP S/4 HANA (f/m/d) SAP Innovative Business Solutions - Commodity Management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Bachelor’s or master’s degree in computer science, business informatics or a related discipline.We at IBSO make innovation real by using the late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im SAP Basis Administrator (m/w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Boppard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im SAP FI/CO Berater (m/w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Boppard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CONSUS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Du hast ein Händchen für die Lösung kniffliger Probleme und tauchst gerne ab in die faszinierende Welt datengetriebener Algorithmen?Data Scientist (m/w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ctor of Data Science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trategize and lead the optimization of marketing budgets through complex data science modelling.A technical background in data science consisting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Data Scientist (m/f/d)</text:p>
          </table:table-cell>
          <table:table-cell office:value-type="string" calcext:value-type="string">
            <text:p>BASF</text:p>
          </table:table-cell>
          <table:table-cell office:value-type="string" calcext:value-type="string">
            <text:p>Ludwigshafen am Rhein</text:p>
          </table:table-cell>
          <table:table-cell office:value-type="string" calcext:value-type="string">
            <text:p>PhD in science (Physics, Chemistry, Materials Science) or computer science.Well-profound knowledge of Python and R as applied to data science and web API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 Machine Learning / Customer Data</text:p>
          </table:table-cell>
          <table:table-cell office:value-type="string" calcext:value-type="string">
            <text:p>Daimler TSS GmbH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aimler TSS - IT-EXZELLENZ: GANZHEITLICH, INNOVATIV, NAH.Wir bauen keine Autos, sondern gestalten innovative, ganzheitliche IT-Lösungen für Daimler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"Biogeochemical Modelling and Data Assimilation" (m/f/d)</text:p>
          </table:table-cell>
          <table:table-cell office:value-type="string" calcext:value-type="string">
            <text:p>Alfred-Wegener-Institut für Polar- und Meeresforsc...</text:p>
          </table:table-cell>
          <table:table-cell office:value-type="string" calcext:value-type="string">
            <text:p>Bremerhaven</text:p>
          </table:table-cell>
          <table:table-cell office:value-type="string" calcext:value-type="string">
            <text:p>Perform data assimilation experiments with physical and biological remote-sensing data in order to improve model predictions.The AWI is characterised b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Data Analytics in Machine Learning (m/f/d)</text:p>
          </table:table-cell>
          <table:table-cell office:value-type="string" calcext:value-type="string">
            <text:p>BASF</text:p>
          </table:table-cell>
          <table:table-cell office:value-type="string" calcext:value-type="string">
            <text:p>Ludwigshafen am Rhein</text:p>
          </table:table-cell>
          <table:table-cell office:value-type="string" calcext:value-type="string">
            <text:p>You will work in an agile team performing both data integration and data analysis over a broad range of projects.At BASF, the chemistry is righ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R MITARBEITER (M/W/D) –SOFTWARE ENGINEERING FOR DATA SCIENCE</text:p>
          </table:table-cell>
          <table:table-cell office:value-type="string" calcext:value-type="string">
            <text:p>fortiss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ortiss ist das Landesforschungsinstitut des Freistaats Bayern zur Entwicklung softwareintensiver Systeme mit Sitz in München.Was wir Ihnen bieten können: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Advanced Analytics, Data Science (m/w/d) / New Data Solutions</text:p>
          </table:table-cell>
          <table:table-cell office:value-type="string" calcext:value-type="string">
            <text:p>msg system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ie denken smart, begeistern sich für modernste Technologien und sind erst zufrieden, wenn alle Prozesse und Systeme einwandfrei funktionier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bonprix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ir sind ein international erfolgreicher Modeanbieter und in 30 Ländern weltweit vertreten.Bonprix zählt zu den Top E-Commerce Unternehmen in Europa und is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ctuarial Data Scientist</text:p>
          </table:table-cell>
          <table:table-cell office:value-type="string" calcext:value-type="string">
            <text:p>Munich R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It is responsible for coordinating data and system development, data integration, and data analytics topics for more than 50 markets, 500+ cedents, and 1,500+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ientist (m/f/d) | In-situ Transmission Electron Microscopy</text:p>
          </table:table-cell>
          <table:table-cell office:value-type="string" calcext:value-type="string">
            <text:p>Max Planck Institute of Microstructure Physics</text:p>
          </table:table-cell>
          <table:table-cell office:value-type="string" calcext:value-type="string">
            <text:p>Halle (Saale)</text:p>
          </table:table-cell>
          <table:table-cell office:value-type="string" calcext:value-type="string">
            <text:p>Programming capabilities for data or image analysis.Parkin, is currently recruiting a scientist (m/f/d) in the field of materials science research using i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Consultant Data Science / Data Management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stalte mit deinem Format als Consultant für Data Science / Data Management analytische Modelle in der Finanzbranch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 - Candidate Insights Team</text:p>
          </table:table-cell>
          <table:table-cell office:value-type="string" calcext:value-type="string">
            <text:p>SmartRecruiters Inc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dvocacy: Lead data initiatives and foster a data culture, encourage and advocate for a team-wide data-first mindset by connecting data projects to busin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Analyst - Marketing (m/f/x)</text:p>
          </table:table-cell>
          <table:table-cell office:value-type="string" calcext:value-type="string">
            <text:p>Trade Republic Bank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Familiar with collaborating with dedicated data engineering and data science teams.Proactively identify high-impact data project opportunities with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ce &amp; Operational Research Senior Specialist (m/w/d)</text:p>
          </table:table-cell>
          <table:table-cell office:value-type="string" calcext:value-type="string">
            <text:p>BASF Digital Solutions GmbH</text:p>
          </table:table-cell>
          <table:table-cell office:value-type="string" calcext:value-type="string">
            <text:p>Ludwigshafen am Rhein</text:p>
          </table:table-cell>
          <table:table-cell office:value-type="string" calcext:value-type="string">
            <text:p>Die Digitalisierung ist ein wichtiges Unterscheidungsmerkmal für BASF, um sich als weltweit führendes Chemieunternehmen für unsere Kunden zu positionier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veral student assistantships available for projects related to COVID-19</text:p>
          </table:table-cell>
          <table:table-cell office:value-type="string" calcext:value-type="string">
            <text:p>Friedrich-Alexander-Universität Erlangen-Nürnberg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Both the math program and the data are already available.Instead the student is expected to read research articles, gather data, code the models that w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Technology &amp; Strategy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ata Scientist (M/W/D).Verstärken Sie unser Team und werden Sie Teil eines jungen erfolgreich wachsenden Unternehmens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igh-Ticket Sales Working Student (m/f/d)</text:p>
          </table:table-cell>
          <table:table-cell office:value-type="string" calcext:value-type="string">
            <text:p>Bell Venture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arly-stage startup experience, ideally as a product manager/owner who has worked very cross-functionally (marketing, customer success, sales, data, etc.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st for in-situ Transmission Electron Microscopy</text:p>
          </table:table-cell>
          <table:table-cell office:value-type="string" calcext:value-type="string">
            <text:p>Max-Planck-Institut für Mikrostrukturphysik</text:p>
          </table:table-cell>
          <table:table-cell office:value-type="string" calcext:value-type="string">
            <text:p>Halle (Saale)</text:p>
          </table:table-cell>
          <table:table-cell office:value-type="string" calcext:value-type="string">
            <text:p>Programming capabilities for data or image analysis.Parkin, is currently recruiting a scientist in the field of materials science research using in-situ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-Entwickler für Computer Vision (w/m/d)</text:p>
          </table:table-cell>
          <table:table-cell office:value-type="string" calcext:value-type="string">
            <text:p>eClever Entwicklungs OHG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Wir möchten die Elektromobilität vorantreiben - sei dabei!Unsere offene Unternehmenskultur bietet Dir die Möglichkeit, Dein persönliches und auch fachliche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fT Internship (m/f/d)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asic understanding in data management tools.Imagine what you could do here.At Apple, new ideas have a way of becoming extraordinary products, services,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@ZURICH (M/W/D) IM AI/ML LABOR DER ZURICH DEUTSCHLAND</text:p>
          </table:table-cell>
          <table:table-cell office:value-type="string" calcext:value-type="string">
            <text:p>Zurich Gruppe Deutschland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enn´s um Ihre Ideen geht.Suchen Menschen, die ihre Meinung.Vertreten, für ihre Ideen kämpfen und.Uns auch mal Contra geben.Besten neue Wege, das Leb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edical Science Liaison - Bavaria (m/f/d)</text:p>
          </table:table-cell>
          <table:table-cell office:value-type="string" calcext:value-type="string">
            <text:p>Alimera Science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ffective and influential communicator - Highly articulate and persuasive during formal and informal presentations; able to convey complex, scientific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Product Manager (Data &amp; Data Science) (m/w/d)</text:p>
          </table:table-cell>
          <table:table-cell office:value-type="string" calcext:value-type="string">
            <text:p>AutoScout2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 data-driven approach to decision making.We are building tooling for data ingestion &amp; access as well as Data Science &amp; AI solutions, which empower ou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areer Advisor – EMBL Fellows’ Career Service (maternity coverage)</text:p>
          </table:table-cell>
          <table:table-cell office:value-type="string" calcext:value-type="string">
            <text:p>European Molecular Biology Laboratory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Practical experience in survey-design and data analysis would be advantageous.We are Europe’s flagship research laboratory for the life sciences – a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Data Cloud (m/w/d)</text:p>
          </table:table-cell>
          <table:table-cell office:value-type="string" calcext:value-type="string">
            <text:p>PPI Aktiengesellschaft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ls skill- und marktübergreifend agierendes Team innerhalb von PPI entwickeln wir Lösungen für Banken und Versicherungen.Werkstudent Data Cloud (m/w/d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&amp;D Engineers - LiDAR, Sensor Fusion, Deep Learning and SLAM (INTERNS &amp; WORK STUDENTS)</text:p>
          </table:table-cell>
          <table:table-cell office:value-type="string" calcext:value-type="string">
            <text:p>Conxai Technologies GmbH i.G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xperience with Deep Learning on LiDAR data.We are an early stage start-up (stealth mode), with a passion to revolutionize the $10+ Trillion global AEC 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m/w/d) Global Brand Marketing</text:p>
          </table:table-cell>
          <table:table-cell office:value-type="string" calcext:value-type="string">
            <text:p>GfK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We connect data, science and innovative digital research solutions to provide answers for key business questions around consumers, markets, brands and medi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(m/w/d) für Elektronenstrahl- und Lasertechnologie sowie Additive Fertigung</text:p>
          </table:table-cell>
          <table:table-cell office:value-type="string" calcext:value-type="string">
            <text:p>Pro Beam</text:p>
          </table:table-cell>
          <table:table-cell office:value-type="string" calcext:value-type="string">
            <text:p>Gilching</text:p>
          </table:table-cell>
          <table:table-cell office:value-type="string" calcext:value-type="string">
            <text:p>Die pro-beam Gruppe ist mit fünf Standorten weltweit ein führendes Unternehmen im Bereich der Elektronenstrahl- und Lasertechnologi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enanalyse &amp; Energiehandel (m/w/d)</text:p>
          </table:table-cell>
          <table:table-cell office:value-type="string" calcext:value-type="string">
            <text:p>The Mobility House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atenanalyse &amp; Energiehandel m/w/d.Teil unserer Vision zu werden - gemeinsam eine emissionsfreie Energie- und.Kochen &amp; Grillen auf unserer Dachterrass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(w/m/d) Data-Management und Data-Mining im Bereich Windenergie</text:p>
          </table:table-cell>
          <table:table-cell office:value-type="string" calcext:value-type="string">
            <text:p>Gesellschaft: EnBW Energie Baden-Württemberg A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rkstudent (w/m/d) Data-Management und Data-Mining im Bereich Windenergie.Gesellschaft: EnBW Energie Baden-Württemberg AG.Referenznummer: X T-BEP W 02310545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thematiker zur Tarifierung und Produktgestaltung (w/m/d)</text:p>
          </table:table-cell>
          <table:table-cell office:value-type="string" calcext:value-type="string">
            <text:p>HUK-COBURG Versicherungsgruppe</text:p>
          </table:table-cell>
          <table:table-cell office:value-type="string" calcext:value-type="string">
            <text:p>Coburg</text:p>
          </table:table-cell>
          <table:table-cell office:value-type="string" calcext:value-type="string">
            <text:p>Vollzeit, ab 01.01.2021 in Coburg, unbefristet.Berufserfahrene und Einsteiger finden bei uns neben einem tollen Team aus mehr als 10.000 netten Kolleg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Scientific Liaison (m/f/d) DACH</text:p>
          </table:table-cell>
          <table:table-cell office:value-type="string" calcext:value-type="string">
            <text:p>Abiomed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The Medical Scientific Liaison shall act as a medical-scientific expert between Abiomed and the medical community through the communication of med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g Data Developer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Herzogenaurach</text:p>
          </table:table-cell>
          <table:table-cell office:value-type="string" calcext:value-type="string">
            <text:p>Understanding of data warehousing and data modelling.Someone passionate about working with data.Passion for data, technology and sport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BI (m/w/d)</text:p>
          </table:table-cell>
          <table:table-cell office:value-type="string" calcext:value-type="string">
            <text:p>Harvey Nash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ür unseren Kunden, eine erfolgreiche Tochtergesellschaft einer der größten privaten Krankenhausbetreiber Deutschlands mit mehr als 14.000 IT-Arbeitsplätzen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inical Data Analyst (m/w/d)</text:p>
          </table:table-cell>
          <table:table-cell office:value-type="string" calcext:value-type="string">
            <text:p>Herrmann Personaldienste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Im Mittelpunkt unseres Handelns steht Ihre Zufriedenheit!Die Herrmann Personaldienste GmbH ist seit 25 Jahren auf die Vermittlung und Überlassung v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I Data Engineer (m/f/x)</text:p>
          </table:table-cell>
          <table:table-cell office:value-type="string" calcext:value-type="string">
            <text:p>New Work SE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nalysis and integration of new data sources.Maintain internal standards, processes and workflows for data management.New Work SE – for a better working lif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aff Officer (WIN Services Operation &amp; Management)</text:p>
          </table:table-cell>
          <table:table-cell office:value-type="string" calcext:value-type="string">
            <text:p>NATO - OTAN</text:p>
          </table:table-cell>
          <table:table-cell office:value-type="string" calcext:value-type="string">
            <text:p>Geilenkirchen</text:p>
          </table:table-cell>
          <table:table-cell office:value-type="string" calcext:value-type="string">
            <text:p>Experience in providing configuration control of software and data in client-server environments;Providing technical guidance for user account administration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pplications Architect (m/f/d)</text:p>
          </table:table-cell>
          <table:table-cell office:value-type="string" calcext:value-type="string">
            <text:p>FSC International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To develop, manage and upgrade the Database management systems used to capture, store and analyze data.To develop user-interfaces (including web-interface)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Online Marketing Manager (m/w/d)</text:p>
          </table:table-cell>
          <table:table-cell office:value-type="string" calcext:value-type="string">
            <text:p>datapine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e have developed a powerful data analysis and visualization solution for small and medium-sized companies.RIB datapine is a young, innovative and fast-grow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nalyst (m/w/d)</text:p>
          </table:table-cell>
          <table:table-cell office:value-type="string" calcext:value-type="string">
            <text:p>Studitemps GmbH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Für einen unserer Partner suchen wir einen engagierten und erfahrenen Data Analyst (m/w/d).Unser Partner steht für ein intelligentes Forderungsmanagement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Intelligence Engineer</text:p>
          </table:table-cell>
          <table:table-cell office:value-type="string" calcext:value-type="string">
            <text:p>Amazon EU SARL(Germany Branch)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nderstanding of data warehousing, data modeling concept and building new data tables.Experience in data extraction, transformation, statistical analysi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ield Application Engineer (m/f/d)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om self-driving cars, to world-record genome processing, to AI and big data, to the world's first 5G networks, we empower the world's builders and visionar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Consultant</text:p>
          </table:table-cell>
          <table:table-cell office:value-type="string" calcext:value-type="string">
            <text:p>Mapp Digital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e are dealing with real big data scenarios and data from various business models and industries.Mapp Cloud brings customer acquisition and customer engage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ase Manager (m/f/d) Cell Therapy</text:p>
          </table:table-cell>
          <table:table-cell office:value-type="string" calcext:value-type="string">
            <text:p>Gilead Science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trong attention to detail and rigorous data accuracy.Graduate-level degree is preferred, preferably in communications, science or counselli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Engineer (w/m/d)</text:p>
          </table:table-cell>
          <table:table-cell office:value-type="string" calcext:value-type="string">
            <text:p>Otto (GmbH &amp; Co KG)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u wirst in der BI Domain Assortment, Partner Management und Logistik arbeiten.Wir setzten alles daran, die Kernprozesse von OTTO besser zu machen und au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cruitment Consultant</text:p>
          </table:table-cell>
          <table:table-cell office:value-type="string" calcext:value-type="string">
            <text:p>Payments &amp; Cards Network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e're actively looking for a Recruitment Consultant who is fluent in German to join our newly opened location in Berlin, German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Service Specialist</text:p>
          </table:table-cell>
          <table:table-cell office:value-type="string" calcext:value-type="string">
            <text:p>Bio-techne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Liaise with other corporate sites for support or quality control data.By joining the Bio-Techne team you will have an impact on future cutting-edge research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(w/d/m) im Energiehandel</text:p>
          </table:table-cell>
          <table:table-cell office:value-type="string" calcext:value-type="string">
            <text:p>EWE TRADING GmbH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ür die EWE TRADING GmbH, am Standort Bremen Deine neue Stelle: Das Short Term Team bewirtschaftet ein vielseitiges Strom-Portfolio von knapp 3.000 MW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chine Learning Engineer, Speech Recognition</text:p>
          </table:table-cell>
          <table:table-cell office:value-type="string" calcext:value-type="string">
            <text:p>SoundHound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diverse team of engineers, UX/UI designers, writers, data scientists and linguists are all passionate about creating a world with more conversa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/r Mitarbeiter/in</text:p>
          </table:table-cell>
          <table:table-cell office:value-type="string" calcext:value-type="string">
            <text:p>Stiftung Preußischer Kulturbesitz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i der Stiftung Preußischer Kulturbesitz - Bundesbehörde - ist im Ethnologischen Museum der Staatlichen Museen zu Berlin - Preußischer Kulturbesitz – zu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ssociate Director - Operations Cost Improvement and Fulfillment Speed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ignificant relevant professional experience , including business analytics or data science work experience.Work cross functionally on a global scale with ou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Onboarding &amp; Entwicklung (w/m/d)</text:p>
          </table:table-cell>
          <table:table-cell office:value-type="string" calcext:value-type="string">
            <text:p>Baqend Gmb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Komm an Bord und werde Teil eines der agilsten und innovativsten Technologie-Startups in Hamburg.Als Forschungs-SpinOff der Universität Hamburg erforsch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hief Security Officer at Bosch IoT Start-up</text:p>
          </table:table-cell>
          <table:table-cell office:value-type="string" calcext:value-type="string">
            <text:p>Security and Safety Thing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xperience: At least 5 years of experience working in computer security / cybersecurity and familiarity with relevant data protection legislati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Audio Enhancement and Signal Processing Engineer</text:p>
          </table:table-cell>
          <table:table-cell office:value-type="string" calcext:value-type="string">
            <text:p>SoundHound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diverse team of engineers, UX/UI designers, writers, data scientists and linguists are all passionate about creating a world with more conversa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Warehouse Engineer / Developer (m/w/d)</text:p>
          </table:table-cell>
          <table:table-cell office:value-type="string" calcext:value-type="string">
            <text:p>Studitemps GmbH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Für einen unserer Partner suchen wir einen engagierten und erfahrenen Data Warehouse Engineer /Developer (m/w/d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rop Expert (Potato) / Research Agronomist</text:p>
          </table:table-cell>
          <table:table-cell office:value-type="string" calcext:value-type="string">
            <text:p>Yara</text:p>
          </table:table-cell>
          <table:table-cell office:value-type="string" calcext:value-type="string">
            <text:p>Dülmen</text:p>
          </table:table-cell>
          <table:table-cell office:value-type="string" calcext:value-type="string">
            <text:p>Good knowledge on data management &amp; analysis, extracting clear insights out of trial data.Korn Ferry will manage your data according to their privacy policy (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"Biogeochemische Modellierung und Datenassimilation" (m/w/d)</text:p>
          </table:table-cell>
          <table:table-cell office:value-type="string" calcext:value-type="string">
            <text:p>Alfred-Wegener-Institut für Polar- und Meeresforsc...</text:p>
          </table:table-cell>
          <table:table-cell office:value-type="string" calcext:value-type="string">
            <text:p>Bremerhaven</text:p>
          </table:table-cell>
          <table:table-cell office:value-type="string" calcext:value-type="string">
            <text:p>Die Stelle ist Teil des Projekts SEAMLESS (Services based on ecosystem data assimilation: Essential science and solutions), dass durch das EU Horizon-2020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univativ GmbH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Kurzbeschreibung: Data Scientist (m/w/d).Start: Februar 2021 Ende: Dezember 2021 | 40 Stunden pro Woche | Ulm | Automobilbranche | Berufserfahrener | Projek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(w/d/m) im Energiehandel</text:p>
          </table:table-cell>
          <table:table-cell office:value-type="string" calcext:value-type="string">
            <text:p>EWE TRADING GmbH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Für die EWE TRADING GmbH, am Standort Bremen Deine neue Stelle: Das Short Term Team bewirtschaftet ein vielseitiges Strom-Portfolio von knapp 3.000 MW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Architect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with key areas of enterprise architecture, including integration technologies, single sign on, and master data managemen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Backend Engineer (m/f/d)</text:p>
          </table:table-cell>
          <table:table-cell office:value-type="string" calcext:value-type="string">
            <text:p>solexas GmbH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Degree in computer science or comparable qualifications.Working with agile methods (SCRUM) in an international team of software developers, designers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chine Learning Research Engineer</text:p>
          </table:table-cell>
          <table:table-cell office:value-type="string" calcext:value-type="string">
            <text:p>SoundHound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diverse team of engineers, UX/UI designers, writers, data scientists and linguists are all passionate about creating a world with more conversa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SS Solution Architect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evelopment and maintaining resource data, preparation of business data and loading.You have successfully completed your university degree in business IT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amlead IT Recruitment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empleton and Partners wurde vor über 20 Jahren in London gegründet und seitdem haben wir weitere Standorte in Amsterdam und Zürich aufgebau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position (65%) in forest sciences (d/f/m)</text:p>
          </table:table-cell>
          <table:table-cell office:value-type="string" calcext:value-type="string">
            <text:p>Technische Universität Münch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ave skills in geospatial computing &amp; data science?The data basis for the area of research will be terrestrial and aerial LiDAR, in combination with auxiliar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helor-/Masterarbeit IT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interfrage mit deiner Bachelor-/Masterarbeit IT-Themen der Finanzwelt von morgen.Softwareentwicklung, IT-Consulting und Digitalisierungstrends erwarten dich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Research Engineer, Neural Text-to-Speech (TTS)</text:p>
          </table:table-cell>
          <table:table-cell office:value-type="string" calcext:value-type="string">
            <text:p>SoundHound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diverse team of engineers, UX/UI designers, writers, data scientists and linguists are all passionate about creating a world with more conversa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AN Service Engineer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Microsoft’s Cloud Operations &amp; Innovation (CO+I) is the engine that powers our cloud services.As a CO+I Datacenter WAN Service Engineer, you will perform a ke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Privacy Preserving Technologien (w/m/x)</text:p>
          </table:table-cell>
          <table:table-cell office:value-type="string" calcext:value-type="string">
            <text:p>BMW AG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ehr als 90 % aller Innovationen im Automobil basieren auf Elektronik und Software.Gerade hier sind große Freiräume und vernetztes Denken gefordert, um di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ischer Mitarbeiter im IT-Development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Zeige deine Größe als studentischer Mitarbeiter im IT-Development.Moderne Technologien und Frameworks, spannende Software-Projekte und ein teamorientiert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livery Manager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Master degree in computer engineering, computer science or MBA with IT specialization and minimum 8+ years of post-graduate exper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, REGIONAL IT</text:p>
          </table:table-cell>
          <table:table-cell office:value-type="string" calcext:value-type="string">
            <text:p>Collins Aerospace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Bachelor’s or Master’s degree in information technology/computer science or comparable studies with minimum 6 years of exper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gital Commerce Lead (m/w/d) DACH</text:p>
          </table:table-cell>
          <table:table-cell office:value-type="string" calcext:value-type="string">
            <text:p>GSK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ata driven: Strong analytic skills with experience in driving and measuring efficiency and efficacy (analytics, data science, business intelligence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, Recognition Algorithms (C++)</text:p>
          </table:table-cell>
          <table:table-cell office:value-type="string" calcext:value-type="string">
            <text:p>SoundHound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possess a deep knowledge of data structures and algorithms, with an ability to innovate.Our diverse team of engineers, UX/UI designers, writers,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I Software Engineer*</text:p>
          </table:table-cell>
          <table:table-cell office:value-type="string" calcext:value-type="string">
            <text:p>inform GmbH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Geschlecht egal - Hauptsache, Sie passen zu uns!BERUFSFELD(ER): IT / Big Data.BRINGEN SIE IHRE ZUKUNFT inform!Sie entwickeln eigenständig KI-Kernalgorithm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in der Softwareentwicklung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Bringe als Praktikant deine Ideen in die Finanzwelt von morgen ein.Moderne IT-Lösungen, agile Methoden der Softwareentwicklung, ein teamorientiertes Umfeld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/ SENIOR / MEDIOR ( 3 POSITIONS ) JAVA BACK END DEVELOPER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8+ years from which at least 3 years as a back end Software Developer in a complex, technically demanding and data savvy industr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Ops-Engineer (Mensch)</text:p>
          </table:table-cell>
          <table:table-cell office:value-type="string" calcext:value-type="string">
            <text:p>SMA Development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ür unser Büro in Jena suchen wir einen Prozessverbesserer an der Schnittstelle von Softwareentwicklung und Systemadministrati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force developer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in importing and exporting data in Salesforce.com.Templeton and Partners are urgently looking for a Salesforce developer for a 6 month contract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F Südwest TP2 - Wissenschaftlicher MA (Dreßler)</text:p>
          </table:table-cell>
          <table:table-cell office:value-type="string" calcext:value-type="string">
            <text:p>Dienstleistungszentrum Ländlicher Raum Rheinpfalz</text:p>
          </table:table-cell>
          <table:table-cell office:value-type="string" calcext:value-type="string">
            <text:p>Neustadt an der Weinstraße</text:p>
          </table:table-cell>
          <table:table-cell office:value-type="string" calcext:value-type="string">
            <text:p>Das Servicepaket des Dienstleistungszentrums Ländlicher Raum (DLR) Rheinpfalz für wein- und gartenbauliche Berufsbildung, Beratung, Forschung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entwickler Financial Solutions/Quantitative Methoden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prenge mit deinem Format als Softwareentwickler die Grenzen von Rechenkernen und Financial Solutions.Tauche ein in modernste Python-Simulation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 - Python (f/m/d)</text:p>
          </table:table-cell>
          <table:table-cell office:value-type="string" calcext:value-type="string">
            <text:p>LeanIX GmbH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Build fast data storage and processing architectures.This will include the design of the underlying data structures and continuous deployment of the servic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am Lead - Product Analytics- REMOTE (m/f/d)</text:p>
          </table:table-cell>
          <table:table-cell office:value-type="string" calcext:value-type="string">
            <text:p>Harnham US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You are leading department-wide initiatives to improve data fluency.You have at least 5+ years of experience in an analytics, product or data science role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grammatic Consultant (all gender)</text:p>
          </table:table-cell>
          <table:table-cell office:value-type="string" calcext:value-type="string">
            <text:p>Havas Media Group Germany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Im Zentrum dieser Aufgabe steht die Beratung unserer Kunden für den Bereich Programmatic- und Data-Driven-Strateg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icing Analytics Manager (m/w/d)</text:p>
          </table:table-cell>
          <table:table-cell office:value-type="string" calcext:value-type="string">
            <text:p>HILTI</text:p>
          </table:table-cell>
          <table:table-cell office:value-type="string" calcext:value-type="string">
            <text:p>Kaufering</text:p>
          </table:table-cell>
          <table:table-cell office:value-type="string" calcext:value-type="string">
            <text:p>Initial experience in business analytics, data-modelling a plus.Master’s degree in business, economics, mathematics or computer sc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grammatic Consultant (all gender)</text:p>
          </table:table-cell>
          <table:table-cell office:value-type="string" calcext:value-type="string">
            <text:p>Havas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Zur Ergänzung unseres Teams suchen wir eine/n:Im Zentrum dieser Aufgabe steht die Beratung unserer Kunden für den Bereich Programmatic- und Data-Driv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chanical Engineer / Project Manager (m/f/d) Temperature Control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hermo Fisher Scientific Inc. is the world leader in serving science, with annual revenue exceeding $25 billion.How will you make an impact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&amp;D Laser Engineer (m/f/d)</text:p>
          </table:table-cell>
          <table:table-cell office:value-type="string" calcext:value-type="string">
            <text:p>Delphi HR-Consultin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You can rest assured that we treat your data with absolute confidentiality.Evaluate feasibility of projects via laboratory experiments and data analysi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chanical Engineer / Project Manager (m/f/d) Temperature Control</text:p>
          </table:table-cell>
          <table:table-cell office:value-type="string" calcext:value-type="string">
            <text:p><text:s/>Karlsruhe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Bonn Thermo Fisher Scientific Inc. is the world leader in serving science, with annual revenue exceeding $25 billion.How will you make an impact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r Mitarbeiter/ Wissenschaftliche Mitarbeiterin (m/w/d)</text:p>
          </table:table-cell>
          <table:table-cell office:value-type="string" calcext:value-type="string">
            <text:p>Hochschule für angewandte Wissenschaften Neu-Ulm</text:p>
          </table:table-cell>
          <table:table-cell office:value-type="string" calcext:value-type="string">
            <text:p>Neu-Ulm</text:p>
          </table:table-cell>
          <table:table-cell office:value-type="string" calcext:value-type="string">
            <text:p>Eine partnerschaftliche Atmosphäre am Campus zeichnet unsere Business School aus.Werden Sie Teil unseres dynamischen Teams in Lehre, Forschung und Verwaltung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Consultant (m/w/d)</text:p>
          </table:table-cell>
          <table:table-cell office:value-type="string" calcext:value-type="string">
            <text:p>annalect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nnalect sind die Spezialisten der Omnicom Media Group Germany für die Erarbeitung und Umsetzung von innovativen und datengetriebenen Marketingkonzept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rontend Software Engineer, Javascript</text:p>
          </table:table-cell>
          <table:table-cell office:value-type="string" calcext:value-type="string">
            <text:p>Contentfu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y clicking "Apply for this job," I acknowledge that I have read the "Contentful's Candidate Privacy Notice", and hereby acknowledge and accept the collection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Ops Engineer*</text:p>
          </table:table-cell>
          <table:table-cell office:value-type="string" calcext:value-type="string">
            <text:p>inform GmbH</text:p>
          </table:table-cell>
          <table:table-cell office:value-type="string" calcext:value-type="string">
            <text:p>Ingolstadt</text:p>
          </table:table-cell>
          <table:table-cell office:value-type="string" calcext:value-type="string">
            <text:p>Geschlecht egal - Hauptsache, Sie passen zu uns!BERUFSFELD(ER): IT / Big Data.BRINGEN SIE IHRE ZUKUNFT inform!Erfahrung im Automotive-Bereich wünschenswer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TSU Packaging &amp; Labeling Expert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Proven ability to interpret complex requirements, associated regulations and highly complex data to drive results in a changing environmen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fessor in » Functional Materials for Food Packaging «</text:p>
          </table:table-cell>
          <table:table-cell office:value-type="string" calcext:value-type="string">
            <text:p>Technische Universität Münch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ere you will also find TUM’s information on collecting and processing personal data as part of the application proces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rformance Marketing Manager (m/f/d)</text:p>
          </table:table-cell>
          <table:table-cell office:value-type="string" calcext:value-type="string">
            <text:p>Tier Mobilit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have at least You are highly analytical, you know where to find the data you need as well as how to generate out of data actionable insight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, Audio Processing (C++)</text:p>
          </table:table-cell>
          <table:table-cell office:value-type="string" calcext:value-type="string">
            <text:p>SoundHound Inc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cellent with algorithms and data structures.Our diverse team of engineers, UX/UI designers, writers, data scientists and linguists are all passionate abou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incipal Software Engineer</text:p>
          </table:table-cell>
          <table:table-cell office:value-type="string" calcext:value-type="string">
            <text:p>Blue Yonder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As one of a few companies worldwide, we have solved the tough problem of bringing data science to production while keeping costs and operational efforts at ba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Manager – Cloud Native Suite (f/m/d)</text:p>
          </table:table-cell>
          <table:table-cell office:value-type="string" calcext:value-type="string">
            <text:p>LeanIX GmbH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A degree in computer science or a related discipline.Define the data model and standard reports through configurations of the underlying, flexible LeanIX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incipal Security Consultant - Telco</text:p>
          </table:table-cell>
          <table:table-cell office:value-type="string" calcext:value-type="string">
            <text:p>AWS EMEA SARL (Germany Branch)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These professional services engagements will focus on key customer solutions such as, web applications, enterprise applications, HPC, batch processing and bi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 Engineer</text:p>
          </table:table-cell>
          <table:table-cell office:value-type="string" calcext:value-type="string">
            <text:p>ST Engineering iDirect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old a degree in computer science or a related field.This engineer will work with an outstanding team of engineers with the goal of delivering a premier IP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Java SE, EE / Python) Full Stack Software Developer for Innovat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8+ years from which at least 3 years as a Full Stack Software Developer in a complex, technically demanding and data savvy industr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- Anwendungsentwickler Output-Management (Compart) (W/M)</text:p>
          </table:table-cell>
          <table:table-cell office:value-type="string" calcext:value-type="string">
            <text:p>Antal International / Ohana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Completed computer science studies or a comparable qualification.Basis are the valid regulations of the federal data protection law (DSGVO) and the social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count Manager Inside Sales Bioscience (m/w/d) fixed term</text:p>
          </table:table-cell>
          <table:table-cell office:value-type="string" calcext:value-type="string">
            <text:p>Thermo Fisher Scientific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Provide a weekly sales forecast based on historic data and market knowledge.Drive revenue growth and overall customer satisfaction through sales of consumabl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&amp; Reporting Manager (m/f/d)</text:p>
          </table:table-cell>
          <table:table-cell office:value-type="string" calcext:value-type="string">
            <text:p>Orizon GmbH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Responsibility to ensure timely availability of management reporting / data set in high data quality and integrity for selected topics by using advanced stat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.NET Developer (m/f/d)</text:p>
          </table:table-cell>
          <table:table-cell office:value-type="string" calcext:value-type="string">
            <text:p>Shiji Group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hiji Group provides software solutions and services for the hospitality, food service, retail and entertainment industries, ranging from hotel manage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gital Analytics Manager (m/f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Concept development for data enrichment across different touch points.Good understanding of the analytical process and modern data architectur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entwickler Java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Zeige deine Größe als Softwareentwickler und entwirf mit modernen Java-Technologien Lösungen für die Finanzbranche von morg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incipal Technical Program Manager - Amazon Music ML Personalization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7+ years’ experience with complex technology projects involving data analysis, software engineering and program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inical Research Project Manager - DACH region</text:p>
          </table:table-cell>
          <table:table-cell office:value-type="string" calcext:value-type="string">
            <text:p>Medpace, Inc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Review and provide input for study protocol, edit check specifications, data analysis plan, and final study report, when applicabl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Consultant IT-Compliance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s (Senior) Consultant gestaltest du die IT-Compliance für die Finanzwelt von morgen.Tauche tiefer ein in BAIT, KAIT, MaRisk, DSGVO und weitere Trends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oud Developer SAP Event Ticketing (Senior/Expert)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ankt Leon-Rot</text:p>
          </table:table-cell>
          <table:table-cell office:value-type="string" calcext:value-type="string">
            <text:p>In our team you will be end-to-end responsible for your projects, this could be back end, front end, web application, data and application integration, as wel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lution Architect (m/f/d) - Microservices</text:p>
          </table:table-cell>
          <table:table-cell office:value-type="string" calcext:value-type="string">
            <text:p>cellent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esign solution &amp; architectural roadmaps, execute architecture governance and design architectural guidelines and strategi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lution Architect (m/f/d)</text:p>
          </table:table-cell>
          <table:table-cell office:value-type="string" calcext:value-type="string">
            <text:p>cellent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esign solution &amp; architectural roadmaps, execute architecture governance and design architectural guidelines and strategi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oud Solution Architect (m/w/d)</text:p>
          </table:table-cell>
          <table:table-cell office:value-type="string" calcext:value-type="string">
            <text:p>M2. technology &amp; project consulting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Unsere Recruiting Policy während Corona: M2 stellt weiterhin Talente ein.Bewerbungen werden bearbeitet und Interviews finden bis auf weiteres per Video stat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ultilingual Medical Information Specialist (Speaking German AND French (Dual language role))- REF7200V- REMOTE HOME WORKING IN GERMANY</text:p>
          </table:table-cell>
          <table:table-cell office:value-type="string" calcext:value-type="string">
            <text:p>ProPharma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 degree in a life science or pharmacy, or equivalent.Liaising with Medical Information Assistants to ensure data received from clients is saved on file in 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ssociate Developer (f/m/d) - SAP Intelligent Asset Management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e are multi-disciplinary with experts in cloud application development based on Microservices architecture, big data processing, data science as well as desig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es Studium - (B. Sc.) Wirtschaftsinformatik (w/m/d)</text:p>
          </table:table-cell>
          <table:table-cell office:value-type="string" calcext:value-type="string">
            <text:p>zeb.consulting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Gestalte als Duali die Finanzwelt von morgen.Moderne Technologien und Frameworks, eine serviceorientierte Architektur sowie spezialisierte Dienste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 – Informatik / Medizintechnik / angewandte Mathematik</text:p>
          </table:table-cell>
          <table:table-cell office:value-type="string" calcext:value-type="string">
            <text:p>Universitätsklinikum Frankfurt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„Aus Wissen wird Gesundheit“* – wir füllen dieses Motto tagtäglich mit Leben, entwickeln neue Ideen und Altbewährtes weiter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roduct Manager – Cloud/SaaS Governance (f/m/d)</text:p>
          </table:table-cell>
          <table:table-cell office:value-type="string" calcext:value-type="string">
            <text:p>LeanIX GmbH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You will join a dynamic, international and skilled team with great passion for what we are doing and the common goal to help our customers getting meaningfu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(f/m/d): SAP Cloud Programming Model (CAP) - Java Developer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Preferred fields of study: computer science or related fields.Work Area: Software-Design and Development.Employment Type: Limited Full Tim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Clinical Affairs Manager (m/f/d)</text:p>
          </table:table-cell>
          <table:table-cell office:value-type="string" calcext:value-type="string">
            <text:p>carrism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As a life science company, our client, "MedSkin Solutions Dr.The trustful handling of your personal data is a matter of course for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JavaScript Developer (m/w/d)</text:p>
          </table:table-cell>
          <table:table-cell office:value-type="string" calcext:value-type="string">
            <text:p>I. K. Hofmann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3+ years of experience in JavaScript Development, with strong competencies in data structures, distributed systems, algorithms and software desig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rontend Engineer (m/f/d)</text:p>
          </table:table-cell>
          <table:table-cell office:value-type="string" calcext:value-type="string">
            <text:p>Campusjäger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You have a BS/MS in computer science or equivalent experience.Visualizing a wide range of (battery-)data in 2D/3D using frameworks like d3.js, plotly, tree.j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gital Analytics Manager (m/w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ull Stack Developer for iOS and Android</text:p>
          </table:table-cell>
          <table:table-cell office:value-type="string" calcext:value-type="string">
            <text:p>straiqr.ai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 degree in computer science or similar.For that it is important that 1) the user experience is as easy and as intuitive as possible, 2) user profiles and th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I Developer (w/m/d)</text:p>
          </table:table-cell>
          <table:table-cell office:value-type="string" calcext:value-type="string">
            <text:p>Otto (GmbH &amp; Co KG)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u wirst in der BI Domain Assortment, Partner Management und Logistik arbeiten.Wir setzten alles daran, die Kernprozesse von OTTO besser zu machen und au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ull stack Java Developer - High Rate - Germany</text:p>
          </table:table-cell>
          <table:table-cell office:value-type="string" calcext:value-type="string">
            <text:p>Templeton and Partners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8+ years from which at least 3 years as a Full Stack Software Developer in a complex, technically demanding and data savvy industr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avaScript (Senior) Developer (f/m/d) in SAP Analytics Cloud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University degree in computer science or related technical discipline.Our focus is on planning and presenting data in a table control.WHAT YOU GET FROM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Backend Developer Java/Go (f/m/d)</text:p>
          </table:table-cell>
          <table:table-cell office:value-type="string" calcext:value-type="string">
            <text:p>LeanIX GmbH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Our Backend-team develops Microservices and APIs, in order to safely persist the data and dependencies of entire IT architectures of our customer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ANA Cloud (Senior) Service Developer (f/m/d) - HANA Cross Cloud Enablement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e enable our customer to manage their data storage, run powerful applications and federate their data between different sources - all within a single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orking student in Data Science for R&amp;D (m/f/d)</text:p>
          </table:table-cell>
          <table:table-cell office:value-type="string" calcext:value-type="string">
            <text:p>BASF Jobmarkt GmbH</text:p>
          </table:table-cell>
          <table:table-cell office:value-type="string" calcext:value-type="string">
            <text:p>Ludwigshafen am Rhein</text:p>
          </table:table-cell>
          <table:table-cell office:value-type="string" calcext:value-type="string">
            <text:p>Studying computer science, mathematics, natural sciences or a related technical field.We provide IT that works and offer know-how and access to lates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um Data Science m/w/d</text:p>
          </table:table-cell>
          <table:table-cell office:value-type="string" calcext:value-type="string">
            <text:p>snapADDY GmbH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Bei snapADDY erwartet dich dein eigener, spannenden Aufgabenbereich, den du maßgeblich voranbringen kannst.Hier kannst du deine selbstständige, proaktive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/Working Student – Data Science/Operations</text:p>
          </table:table-cell>
          <table:table-cell office:value-type="string" calcext:value-type="string">
            <text:p>MERCAVU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rocess and scrape structured and unstructured data sources for product catalogs.You are reliable, detail-oriented, and precise in your work with data set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onsultant (w/m/d) Data Science und Machine Learning</text:p>
          </table:table-cell>
          <table:table-cell office:value-type="string" calcext:value-type="string">
            <text:p>Risk Research GmbH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WIR FREUEN UNS AUF IHRE BEWERBUNG ALS.Data Science und Machine Learning.Für unsere Standorte in Regensburg oder Frankfurt am Mai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- Business (m/f/x)</text:p>
          </table:table-cell>
          <table:table-cell office:value-type="string" calcext:value-type="string">
            <text:p>Trade Republic Bank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Collaborate with the data science team closely on advanced analytics projects.Specify improvements to the data warehouse and general data infrastructure f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(m/w/d) – befristet</text:p>
          </table:table-cell>
          <table:table-cell office:value-type="string" calcext:value-type="string">
            <text:p>Klingel Gruppe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Data Scientist (m/w/d) – befristet.Mit über 2.200 Mitarbeitern an 9 Standorten sowie 15 Marken in 12 Ländern ist die KLiNGEL Gruppe der führende Omni-Channe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/ Scientist (m/f/div)</text:p>
          </table:table-cell>
          <table:table-cell office:value-type="string" calcext:value-type="string">
            <text:p>Bosch Group</text:p>
          </table:table-cell>
          <table:table-cell office:value-type="string" calcext:value-type="string">
            <text:p>Leinfelden-Echterdingen</text:p>
          </table:table-cell>
          <table:table-cell office:value-type="string" calcext:value-type="string">
            <text:p>Enable data-driven decision-making: You take care of data models, data quality, standardization and documentation to build up a business framework for data &amp;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m/f/d) Machine Learning: Phenotyping</text:p>
          </table:table-cell>
          <table:table-cell office:value-type="string" calcext:value-type="string">
            <text:p>Agrilution Systems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You are an enrolled masters student in data science, computer science, or similar.You are a machine learning and data science enthusiast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Associate Data Science Marketing &amp; Communications (w/m/d)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Wir sind ein internationales Netzwerk aus 276.000 Mitarbeiterinnen und Mitarbeitern, die ihr Wissen, ihre Erfahrungen und ihre Ideen miteinander teil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Quality and Analysis Expert (m/f/d)</text:p>
          </table:table-cell>
          <table:table-cell office:value-type="string" calcext:value-type="string">
            <text:p>TSCNET Service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Related data formats is an advantage.Strengthen the data-driven solutions.U Ensure data integrity and consistency by.We are one of Europe’s leading Regional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</text:p>
          </table:table-cell>
          <table:table-cell office:value-type="string" calcext:value-type="string">
            <text:p>Alldu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ork with a cross functional team, working end to end on a machine learning and data science pipeline.Worked with Natural Language Processing and textual dat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 (w/d/m)</text:p>
          </table:table-cell>
          <table:table-cell office:value-type="string" calcext:value-type="string">
            <text:p>Fintu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Tetrel ist ein Start-up für Machine Learning basierte Softwarelösungen.Unsere Kunden sind Unternehmen oder Non-Profits in Deutschland und Europa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ce Consultant (m/w/d)</text:p>
          </table:table-cell>
          <table:table-cell office:value-type="string" calcext:value-type="string">
            <text:p>INVERTO GmbH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ir waren schon immer eine der besten Adressen für strategischen Einkauf und Supply Chain Management.Jetzt bekommen wir durch den Anschluss an die Bosto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Research &amp; Development: Oral-B (M/F/D)</text:p>
          </table:table-cell>
          <table:table-cell office:value-type="string" calcext:value-type="string">
            <text:p>Procter &amp; Gamble</text:p>
          </table:table-cell>
          <table:table-cell office:value-type="string" calcext:value-type="string">
            <text:p>Kronberg</text:p>
          </table:table-cell>
          <table:table-cell office:value-type="string" calcext:value-type="string">
            <text:p>Following the tests, you will analyze the gained data and images to identify commonalities and differences.Your main focus will be to provide testing suppor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tudents (f/m/d) for the SAP Data Hub Development Team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Our team has the mission to build a comprehensive platform for defining and managing complex data pipelines across heterogeneous corporate data sources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incipal Data Scientist (RWE) (Ref: BH)</text:p>
          </table:table-cell>
          <table:table-cell office:value-type="string" calcext:value-type="string">
            <text:p>PHASTA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liver analyses of data from EMR, claims and primary observational data.PhD or MSc in data science or other advanced degree in life scienc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IoT (m/w/d)</text:p>
          </table:table-cell>
          <table:table-cell office:value-type="string" calcext:value-type="string">
            <text:p>Expleo Germany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achsen Sie an technischen Herausforderungen.Gehen Sie Ihren nächsten Karriereschritt als.Data Engineer IoT (m/w/d).Aufsetzen und Testen von Tools wie z.B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erkstudent Data Scientist (w/m/d)</text:p>
          </table:table-cell>
          <table:table-cell office:value-type="string" calcext:value-type="string">
            <text:p>Capital Ba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ie Capital Bay Gruppe ist als Alternative Investment Manager deutschlandweit aktiv und AIFM reguliert.Das Unternehmen mit über 250 Mitarbeitern betreut d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X Researcher (f/m/d</text:p>
          </table:table-cell>
          <table:table-cell office:value-type="string" calcext:value-type="string">
            <text:p>Delivery Her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ackground in Psychology, Sociology, Behavioural science or a related field.Understanding of human behaviour and translating quantitative and qualitative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Analyst Team Lead (m/f/d)</text:p>
          </table:table-cell>
          <table:table-cell office:value-type="string" calcext:value-type="string">
            <text:p>Taxfix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o take Taxfix data-driven culture and self-service data solutions to the next level we are looking for a Data Analyst Team lead.What's in it for you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Eagle Genomics Lt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will work jointly with scientists (biologists), bioinformaticians and data/software engineers to make sense of a variety of data sources, and to automat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m/w/d</text:p>
          </table:table-cell>
          <table:table-cell office:value-type="string" calcext:value-type="string">
            <text:p>TransnetBW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Als Übertragungsnetzbetreiber sichern wir die Stromversorgung für 11 Millionen Menschen – und sorgen dafür, dass die Energiewende geling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(m/w/d)</text:p>
          </table:table-cell>
          <table:table-cell office:value-type="string" calcext:value-type="string">
            <text:p>Viessmann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ls Data Analyst (m/w/d) bereitest du die Customer Journey analytisch auf, integrierst weitere Datenquellen, definierst KPIs und stellst länderübergreifend ein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 Python m/w/d</text:p>
          </table:table-cell>
          <table:table-cell office:value-type="string" calcext:value-type="string">
            <text:p>snapADDY GmbH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Bei snapADDY erwartet dich dein eigener, spannenden Aufgabenbereich, den du maßgeblich voranbringen kannst.Hier kannst du deine selbstständige, proaktive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rainee Digital Analyst [m/w/d]</text:p>
          </table:table-cell>
          <table:table-cell office:value-type="string" calcext:value-type="string">
            <text:p>Crossmedia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u hast bereits erste Erfahrung im Bereich Digital Analytics?Für Dich soll es nicht irgendwo und irgendwie weitergehen, sondern Du willst in einem Tea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 Innovation &amp; Renovation for the FOOD business (m/f/d)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Singen (Hohentwiel)</text:p>
          </table:table-cell>
          <table:table-cell office:value-type="string" calcext:value-type="string">
            <text:p>Scouting, bringing together and analyzing multiple data sources, esp.Collaboration on the preparation, analysis and presentation of macro/microeconomic data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# Engineer</text:p>
          </table:table-cell>
          <table:table-cell office:value-type="string" calcext:value-type="string">
            <text:p>TrailStone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ork in a cross-functional team with engineers, business analysts, traders, data engineers and data scientists.Continuously learn and challenge the status quo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ship in Digital Transformation at Finance &amp; Controlling starting</text:p>
          </table:table-cell>
          <table:table-cell office:value-type="string" calcext:value-type="string">
            <text:p>Mercedes-Benz AG</text:p>
          </table:table-cell>
          <table:table-cell office:value-type="string" calcext:value-type="string">
            <text:p>Sindelfingen</text:p>
          </table:table-cell>
          <table:table-cell office:value-type="string" calcext:value-type="string">
            <text:p>Enthusiasm for working with data in a dynamic environment is mandatory.Ideally, experiences in process analysis &amp; automation, database programming o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Recruiting Coordinator</text:p>
          </table:table-cell>
          <table:table-cell office:value-type="string" calcext:value-type="string">
            <text:p>The Boston Consulting Group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CG’s diverse, global teams bring deep industry and functional expertise and a range of perspectives to spark change through leading-edge management consul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A Engineer (m/f/d)</text:p>
          </table:table-cell>
          <table:table-cell office:value-type="string" calcext:value-type="string">
            <text:p>e-bot7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ith our expert team of application developers and data scientists we work closely together with our customers to always be ahead of the game and to creat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artnership Manager (m/f/d)</text:p>
          </table:table-cell>
          <table:table-cell office:value-type="string" calcext:value-type="string">
            <text:p>Mimi Hearing Technologies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e are developing a data-driven audio experience that tests your ears, protects them and adjusts the sound to match your unique hearing abilit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ustomer Experience (CX) Strategist (m/f/d)</text:p>
          </table:table-cell>
          <table:table-cell office:value-type="string" calcext:value-type="string">
            <text:p>MSD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Refining deep insight from complex data into articulated customer needs, motivations and behaviors.Education: Master Degree required, preferably in Informat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Data Scientist m/w/d</text:p>
          </table:table-cell>
          <table:table-cell office:value-type="string" calcext:value-type="string">
            <text:p>snapADDY GmbH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Bei snapADDY erwartet dich dein eigener, spannenden Aufgabenbereich, den du maßgeblich voranbringen kannst.Hier kannst du deine selbstständige, proaktive u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ython Engineer</text:p>
          </table:table-cell>
          <table:table-cell office:value-type="string" calcext:value-type="string">
            <text:p>TrailStone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ork in a cross-functional team with engineers, business analysts, traders and data scientists.Design, develop and maintain microservices, ETL jobs and system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. Mitarbeit (m/w/d) (0,65 EG 13 TV-L) - Institut für Umweltwissenschaften</text:p>
          </table:table-cell>
          <table:table-cell office:value-type="string" calcext:value-type="string">
            <text:p>Universität Koblenz-Landau</text:p>
          </table:table-cell>
          <table:table-cell office:value-type="string" calcext:value-type="string">
            <text:p>Landau in der Pfalz</text:p>
          </table:table-cell>
          <table:table-cell office:value-type="string" calcext:value-type="string">
            <text:p>Once empirical data are available, the model will be used to test the hypothesis that environmental stressors destabilize the dynamics of the riparian trophic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Stack Developer</text:p>
          </table:table-cell>
          <table:table-cell office:value-type="string" calcext:value-type="string">
            <text:p>zmyle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We also have lots of work in data analytics and machine learning if that tickles your fancy.You are a graduate or undergraduate student of a computer scie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nalytics Consultant : Frankfurt</text:p>
          </table:table-cell>
          <table:table-cell office:value-type="string" calcext:value-type="string">
            <text:p>InterWorks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You may work as part of a team that requires specialties in data capture and storage, ETL, data science, dashboarding, training or change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issenschaftliche Mitarbeiterin bzw. Wissenschaftlicher Mitarbeiter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Includes the responsibility to teach 4 hours/week in the computer science department.As a University of Excellence, Universität Hamburg is one of the stronge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pplication Support Engineer</text:p>
          </table:table-cell>
          <table:table-cell office:value-type="string" calcext:value-type="string">
            <text:p>TrailStone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Our team of traders, meteorologists, software engineers, risk managers, and data scientists aim to increase the stability of electric grids while minimiz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cientist (m/f/d) Artificial intelligence in digital Pathology</text:p>
          </table:table-cell>
          <table:table-cell office:value-type="string" calcext:value-type="string">
            <text:p>Uniklinik RWTH Aach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University degree in bioinformatics, computer science, engineering, physics, biology, biochemistry, biotechnology or medicine with above-average grad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nalytics Consultant : Düsseldorf</text:p>
          </table:table-cell>
          <table:table-cell office:value-type="string" calcext:value-type="string">
            <text:p>InterWorks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You may work as part of a team that requires specialties in data capture and storage, ETL, data science, dashboarding, training or change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ruppenleiter Customer Service (all genders)</text:p>
          </table:table-cell>
          <table:table-cell office:value-type="string" calcext:value-type="string">
            <text:p>Takeda GmbH</text:p>
          </table:table-cell>
          <table:table-cell office:value-type="string" calcext:value-type="string">
            <text:p>Oranienburg</text:p>
          </table:table-cell>
          <table:table-cell office:value-type="string" calcext:value-type="string">
            <text:p>Strong analytical skills and data-based judgment.Takeda is a global, values-based, R&amp;D-driven biopharmaceutical leader headquartered in Japan, committed t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r) Medical Science Liaison (Manager) (m/f/d) - Lower Saxony &amp; neighboring areas</text:p>
          </table:table-cell>
          <table:table-cell office:value-type="string" calcext:value-type="string">
            <text:p>Biog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Real world data including comparative effectiveness data concerning neuroscience portfolio.Relevant medical and scientific data and papers with select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Im Bereich Marketing &amp; Kommunikation besetzen wir interessante Stellen in ganz Deutschland – bei attraktiven Kunden, vom Junior Produktmanager bis zum Head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nalytics Consultant : Munich</text:p>
          </table:table-cell>
          <table:table-cell office:value-type="string" calcext:value-type="string">
            <text:p>InterWork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You may work as part of a team that requires specialties in data capture and storage, ETL, data science, dashboarding, training or change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Software Developer</text:p>
          </table:table-cell>
          <table:table-cell office:value-type="string" calcext:value-type="string">
            <text:p>FASys Industrie-EDV-Systeme GmbH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veloping concepts for efficient data structures.In particular we process candidates’ personal data to:At any time during the recruitment process you ca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lobal Program and Release Manager (all genders)</text:p>
          </table:table-cell>
          <table:table-cell office:value-type="string" calcext:value-type="string">
            <text:p>Merck KGaA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egree in natural science, informatics or business.We help our customers run their labs in the most efficient, compliant and safe way, and we help scienti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Data Steward (w/m/d)</text:p>
          </table:table-cell>
          <table:table-cell office:value-type="string" calcext:value-type="string">
            <text:p>Capital Ba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ie Capital Bay Gruppe ist als Alternative Investment Manager deutschlandweit aktiv und AIFM reguliert.Das Unternehmen mit über 250 Mitarbeitern betreut di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nalytics Consultant : Berlin</text:p>
          </table:table-cell>
          <table:table-cell office:value-type="string" calcext:value-type="string">
            <text:p>InterWork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may work as part of a team that requires specialties in data capture and storage, ETL, data science, dashboarding, training or change managemen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Analyst - Risk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rive the enhancement of data tools available to data analysts at Circle.3+ years' experience as Data Analyst in a data intensive environment, working wit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usbildung 2021: Bachelor of Science, Wirtschaftsinformatik (m/w/d), Standorte Mannheim und Ludwigsburg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Um Dir einen idealen Start zu bieten, verbinden wir die berufliche Praxis mit der Theorie.In der Dualen Hochschule Baden-Württemberg Mannheim erwirbst du di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rainee Digital Marketing (m/w/x, Vollzeit, ab sofort)</text:p>
          </table:table-cell>
          <table:table-cell office:value-type="string" calcext:value-type="string">
            <text:p>suchdialog AG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Du hast ein ausgeprägtes Verständnis für Digital-Strategien und -Analysen, bringst Kreativität mit und bist ein konzeptioneller Profi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gineering Manager, Chrom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From developing and maintaining our data centers to building the next generation of Google platforms, we make Google's product portfolio possibl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ment Expert for Data Management - Integration Technologies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ith a focus on data ingestion and connectivity you will support us driving an SAP wide cross-development initiative to define a common data integrat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cess Mining Specialist (m/w/d)</text:p>
          </table:table-cell>
          <table:table-cell office:value-type="string" calcext:value-type="string">
            <text:p>BHS Corrugated Maschinen- und Anlagenbau</text:p>
          </table:table-cell>
          <table:table-cell office:value-type="string" calcext:value-type="string">
            <text:p>Weiherhammer</text:p>
          </table:table-cell>
          <table:table-cell office:value-type="string" calcext:value-type="string">
            <text:p>BHS Corrugated Maschinen- und Anlagenbau GmbH.BHS Corrugated Maschinen- und Anlagenbau GmbH ist mit 2.500 Mitarbeitern an ihrem Hauptsitz in Weiherhammer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ntwicklungsingenieur (m/w/d)</text:p>
          </table:table-cell>
          <table:table-cell office:value-type="string" calcext:value-type="string">
            <text:p>Herrenknecht AG</text:p>
          </table:table-cell>
          <table:table-cell office:value-type="string" calcext:value-type="string">
            <text:p>Schwanau</text:p>
          </table:table-cell>
          <table:table-cell office:value-type="string" calcext:value-type="string">
            <text:p>Wenn es um Ihre Zukunft geht, sollten Sie keine Kompromisse eingehen.Bei HERRENKNECHT stehen engagierte Mitarbeiter hoch im Kurs.SPRICHT SIE DIESE STELLE AN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Owner API B2B Commerce (m/f/d)</text:p>
          </table:table-cell>
          <table:table-cell office:value-type="string" calcext:value-type="string">
            <text:p>Esprit</text:p>
          </table:table-cell>
          <table:table-cell office:value-type="string" calcext:value-type="string">
            <text:p>Ratingen</text:p>
          </table:table-cell>
          <table:table-cell office:value-type="string" calcext:value-type="string">
            <text:p>Together with your backend development team you are responsible for interface management, monitoring master data and transactional data processes in accorda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 (m/w/d) für Vodafone Towers Germany (TowerCo)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ist Du bereit für eine Zukunft, die dank neuer, digitaler Technologien so aufregend sein wird wie nie?Bist Du bereit für eine Welt voller Möglichkeit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M1 - Planning Analytics Consultant (m/w/d)</text:p>
          </table:table-cell>
          <table:table-cell office:value-type="string" calcext:value-type="string">
            <text:p>accantec group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ie sind in der IBM BI- und Analytics-Welt zu Hause?Sie möchten eigenverantwortlich arbeiten und Ihre Kenntnisse und Fertigkeiten rund um TM1 sowie Plann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erkstudent Data Engineer (w/m/d)</text:p>
          </table:table-cell>
          <table:table-cell office:value-type="string" calcext:value-type="string">
            <text:p>Capital Ba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ie Capital Bay Gruppe ist als Alternative Investment Manager deutschlandweit aktiv und AIFM reguliert.Das Unternehmen mit über 250 Mitarbeitern betreut d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ata Scientist (m/w/d)</text:p>
          </table:table-cell>
          <table:table-cell office:value-type="string" calcext:value-type="string">
            <text:p>OEV Online Dienste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eratung und Begleitung unserer Kunden bei Projekten im Bereich Data Sience.Betreuung von Kunden über den gesamten Prozess: Beratung, Konzeption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Support Engineer</text:p>
          </table:table-cell>
          <table:table-cell office:value-type="string" calcext:value-type="string">
            <text:p>Trimble</text:p>
          </table:table-cell>
          <table:table-cell office:value-type="string" calcext:value-type="string">
            <text:p>Raunheim</text:p>
          </table:table-cell>
          <table:table-cell office:value-type="string" calcext:value-type="string">
            <text:p>Provide advanced technical sales assistance and technical support on problems of diverse scope, where analysis of data requires evaluation of identifiabl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A Specialist (Job Ref: 1515)</text:p>
          </table:table-cell>
          <table:table-cell office:value-type="string" calcext:value-type="string">
            <text:p>Mondi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Create test cases with test data and document the steps.WHAT WE DO | Our talented teams create tech that connects brands to people via meaningful content tha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pplied Scientist - Automatic Speech Recognition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Expertise any of the following areas: algorithms and data structures, parsing, numerical optimization, data mining, parallel and distributed computing, high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pplied Science Manager (Economics) - Economics &amp; Experimentation (w/m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ctively collaborate with economist and data science colleagues well as commercial stakeholders and senior management.WHERE YOUR EXPERTISE IS NEED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Sales [m/w/d]</text:p>
          </table:table-cell>
          <table:table-cell office:value-type="string" calcext:value-type="string">
            <text:p>STACKFUE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In den letzten drei Jahren hat sich StackFuel zum führenden deutschen Anbieter für berufsbegleitende Online-Trainings im Bereich Data Analytics und Data Scienc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– Algorithm Infrastructure</text:p>
          </table:table-cell>
          <table:table-cell office:value-type="string" calcext:value-type="string">
            <text:p>Snke O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Interest in medical data processing, allowing you to integrate sophisticated algorithms developed by our algorithm experts into a consistent software framework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Cloud Architect</text:p>
          </table:table-cell>
          <table:table-cell office:value-type="string" calcext:value-type="string">
            <text:p>FASys Industrie-EDV-Systeme Gmb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In particular we process candidates’ personal data to:For full details of how we process personal data please see our Privacy Polic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ser Experience Designer</text:p>
          </table:table-cell>
          <table:table-cell office:value-type="string" calcext:value-type="string">
            <text:p>FASys Industrie-EDV-Systeme Gmb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In particular we process candidates’ personal data to:For full details of how we process personal data please see our Privacy Polic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ing Lead</text:p>
          </table:table-cell>
          <table:table-cell office:value-type="string" calcext:value-type="string">
            <text:p>Eagle Genomics Lt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will integrate new processes for data engineering: onboarding, curating and processing; set up and maintain data infrastructures; and design, build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Developer for Virtual Test Drive</text:p>
          </table:table-cell>
          <table:table-cell office:value-type="string" calcext:value-type="string">
            <text:p>FASys Industrie-EDV-Systeme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In particular we process candidates’ personal data to:For full details of how we process personal data please see our Privacy Polic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ological-technical assistant (BTA) in the field of "Marine Growth and Biofouling" (m/f/d)</text:p>
          </table:table-cell>
          <table:table-cell office:value-type="string" calcext:value-type="string">
            <text:p>Alfred-Wegener-Institut für Polar- und Meeresforsc...</text:p>
          </table:table-cell>
          <table:table-cell office:value-type="string" calcext:value-type="string">
            <text:p>Bremerhaven</text:p>
          </table:table-cell>
          <table:table-cell office:value-type="string" calcext:value-type="string">
            <text:p>Experience in data processing and backups.Exciting science topics, with opportunities also in technology, administration and infrastructur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aff Technical Customer Support Engineer - Informatics (m/f/d)</text:p>
          </table:table-cell>
          <table:table-cell office:value-type="string" calcext:value-type="string">
            <text:p>Beckman Coulter Diagnost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n interest in data analytics as applied to failure analysis and corrective actions.Bachelor's degree in engineering, science, medical technology, clin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m/f/d)</text:p>
          </table:table-cell>
          <table:table-cell office:value-type="string" calcext:value-type="string">
            <text:p>Kelly Services Internal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Successfully completed university studies in the field of computer science or natural sciences.Producing reasonable test cases and test data and defining us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Full Stack Developer (m/w/d)</text:p>
          </table:table-cell>
          <table:table-cell office:value-type="string" calcext:value-type="string">
            <text:p>breos GmbH</text:p>
          </table:table-cell>
          <table:table-cell office:value-type="string" calcext:value-type="string">
            <text:p>Geislingen an der Steige</text:p>
          </table:table-cell>
          <table:table-cell office:value-type="string" calcext:value-type="string">
            <text:p>Stellenanzeige Anforderungen Junior Full Stack Developer (m/w/d)*.Vollzeit, überwiegend im Homeoffice, sowie in Geislingen an der Steige (Nähe Ulm / Göppingen)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ship/ Intern (m/f/d) Digital R&amp;D</text:p>
          </table:table-cell>
          <table:table-cell office:value-type="string" calcext:value-type="string">
            <text:p>Covestro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Ideally, you have skills in the area of computational chemistry and / or data science.Additionally you will perform analysis, project management, research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Frontend Engineer (f/m/d)</text:p>
          </table:table-cell>
          <table:table-cell office:value-type="string" calcext:value-type="string">
            <text:p>Planetl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s we see ourselves as 'for-purpose - for-profit', we're committed to employing all entrepreneurial abilities to solve one of our generation's most press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Developer m/w/d</text:p>
          </table:table-cell>
          <table:table-cell office:value-type="string" calcext:value-type="string">
            <text:p>snapADDY GmbH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Bei snapADDY erwartet dich dein eigener, spannenden Aufgabenbereich, den du maßgeblich voranbringen kannst.Hier kannst du deine selbstständige, proaktive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ad Developer (m/f/d)</text:p>
          </table:table-cell>
          <table:table-cell office:value-type="string" calcext:value-type="string">
            <text:p>allmyhomes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Specialist in Software Application Development or university degree holder in the field of (media) computer science or equivalen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Information Scientist Asset Management IT Solutions (f/m/d)</text:p>
          </table:table-cell>
          <table:table-cell office:value-type="string" calcext:value-type="string">
            <text:p>Aquila Group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signing and selecting intelligent solutions for an efficient data flow of technical, commercial and operational data.Fluency in English, German is a pl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Campusjäger GmbH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Du berätst konzeptionell und technologisch und leitest Data Science und Machine Learning Projekte.Du übernimmst die mathematische Modellierung von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App Growth Marketing Analyst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referred: usage of Python / R for data analysis.Experience with statistical interpretation using real data (e.g., misreads/pitfalls with significance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COMMERCIAL DATA ANALYST (W/M/D)</text:p>
          </table:table-cell>
          <table:table-cell office:value-type="string" calcext:value-type="string">
            <text:p>Harnham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bove all, you will be at the nexus of data science and business at one of the most innovative health care companies in the worl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Systems Administrator (Barry-Wehmiller)</text:p>
          </table:table-cell>
          <table:table-cell office:value-type="string" calcext:value-type="string">
            <text:p>Barry Wehmiller Companies Inc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College diploma or university degree in the field of business administration, computer science or management information system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nsultant (w/m/d) Risikomanagement und -methoden</text:p>
          </table:table-cell>
          <table:table-cell office:value-type="string" calcext:value-type="string">
            <text:p>Risk Research GmbH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WIR FREUEN UNS AUF IHRE BEWERBUNG ALS.Für unsere Standorte in Regensburg oder Frankfurt am Main.Internationale Großbanken, mittelständische Kreditinstitut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taff Engineer Unit Processes Development Electroplating (f/m/div)*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Regensburg</text:p>
          </table:table-cell>
          <table:table-cell office:value-type="string" calcext:value-type="string">
            <text:p>Are familiar with statistical data analysis including design of experiment and relevant skills.As a Senior Staff Engineer you will lead technical proces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w/d) in Stuttgart gesucht.</text:p>
          </table:table-cell>
          <table:table-cell office:value-type="string" calcext:value-type="string">
            <text:p>DEKRA SE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efinition analytischer Use Cases (Descriptive, Predictive &amp; Prescriptive Analytics) und Übersetzung dieser in Data Solutio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igital Analyst (m/w/d)</text:p>
          </table:table-cell>
          <table:table-cell office:value-type="string" calcext:value-type="string">
            <text:p>Crossmedia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u bist innovativer Spezialist im Bereich Digital Analytics?Für Dich soll es nicht irgendwo und irgendwie weitergehen, sondern Du willst in einem Team arbeit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R Project Manager</text:p>
          </table:table-cell>
          <table:table-cell office:value-type="string" calcext:value-type="string">
            <text:p>Bruker</text:p>
          </table:table-cell>
          <table:table-cell office:value-type="string" calcext:value-type="string">
            <text:p>Ettlingen</text:p>
          </table:table-cell>
          <table:table-cell office:value-type="string" calcext:value-type="string">
            <text:p>Numerate and accurate with the ability to analyse and interpret complex data.We develop high-tech analytical measuring instruments and methods that are used i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Ops Engineer</text:p>
          </table:table-cell>
          <table:table-cell office:value-type="string" calcext:value-type="string">
            <text:p>Teraki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have experience with deploying and operating secure and highly available microservice-based systems across multiple data centers.We do work that matters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– Entrepreneur in Residence (m/f/d)</text:p>
          </table:table-cell>
          <table:table-cell office:value-type="string" calcext:value-type="string">
            <text:p>FERNRIDE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e data-driven: We decide based on reliable data, enabling precision and maximum impact.As an Intern – Entrepreneur in Residence (m/f/d), you support 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X Writing Manager, English (w/m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e combine empathy, science, and creativity to make engaging and joyful user experiences to ultimately reimagine fashion for the good of al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nager (m/w/d) Digital Incubation &amp; Data Analytics für Vodafone Towers Germany (TopCo)</text:p>
          </table:table-cell>
          <table:table-cell office:value-type="string" calcext:value-type="string">
            <text:p>Vodafone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ist Du bereit für eine Zukunft, die dank neuer, digitaler Technologien so aufregend sein wird wie nie?Bist Du bereit für eine Welt voller Möglichkeiten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ite Reliability Engineer - Remote position</text:p>
          </table:table-cell>
          <table:table-cell office:value-type="string" calcext:value-type="string">
            <text:p>Teralytic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nsure correctness and availability of the data.The Reliability Engineering team is one of the engineering pillars of Teralytics responsible for crit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M Manager (f/m/d)</text:p>
          </table:table-cell>
          <table:table-cell office:value-type="string" calcext:value-type="string">
            <text:p>Siemens Energy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Besides, you liaise with project stakeholders ensuring proper communication and required consistent data flow between all parties.What part will you play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aff for Network Administration (m/w/d)</text:p>
          </table:table-cell>
          <table:table-cell office:value-type="string" calcext:value-type="string">
            <text:p>Fischer HRM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asic understanding of WIFI systems and data base (SQL server) knowledge.University degree or completed Vocational training , ideally in the field of comput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toral Researcher (m/f/d)</text:p>
          </table:table-cell>
          <table:table-cell office:value-type="string" calcext:value-type="string">
            <text:p>Universität Freibur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Organizing interdisciplinary syntheses of ConFoBi’s research programme, in which ConFoBi will formulate its insights for both science and practice,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Quality Engineer (m/f/d)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Perform audits and uses Quality data analytics from all parts of the operation to identify risks, failures and nonconformance within the local operations, it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Manager Statistics &amp; AR (m/f/d)</text:p>
          </table:table-cell>
          <table:table-cell office:value-type="string" calcext:value-type="string">
            <text:p>realworld one GmbH &amp; Co KG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Experience with BI or data analysis would be a huge plus.Our mission is to create a revolutionary virtual and augmented reality marketplace for industry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surance Product Manager (f/m/d)</text:p>
          </table:table-cell>
          <table:table-cell office:value-type="string" calcext:value-type="string">
            <text:p>Wefox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llaborate with key business stakeholders in actuarial, data science, legal &amp; compliance, operations departments and sales, to assure the quality of ou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Associate) Developer - Migration &amp; Replication Technology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University degree in computer science or related technical discipline.The Migration &amp; Replication Technology Team based in Walldorf builds functionality to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MEA Senior Compliance Analyst (m/f/d)</text:p>
          </table:table-cell>
          <table:table-cell office:value-type="string" calcext:value-type="string">
            <text:p>Corning Optical Communications GmbH &amp; Co. KG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rning is one of the world’s leading innovators in materials science.The carrier network product group consists primarily of products and solutions f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Lead (m/f/d)</text:p>
          </table:table-cell>
          <table:table-cell office:value-type="string" calcext:value-type="string">
            <text:p>Venturi German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achine Learning Lead (m/f/d)*.As the Machine Learning Lead you will lead a professional team of Machine Learning Engineers and Data Scientist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ct Manager - Logistics (m/f/d)</text:p>
          </table:table-cell>
          <table:table-cell office:value-type="string" calcext:value-type="string">
            <text:p>FERNRIDE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 degree in economics, logistics, computer science, or related field.Excellent knowledge in prioritizing a product backlog and building a product road-map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gram Manager, Regional Amazon Logistics Community Operations</text:p>
          </table:table-cell>
          <table:table-cell office:value-type="string" calcext:value-type="string">
            <text:p>Amazon Deutschland Trans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roficient in managing change through data-driven solutions.Proven ability to identify, analyze, and solve ambiguous problems, showing a track record of mak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Electrical engineer (m/f/d) – technical customer support</text:p>
          </table:table-cell>
          <table:table-cell office:value-type="string" calcext:value-type="string">
            <text:p>PSE Personal Service Experts GmbH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Calculate machine data such as rotational frequency, performance capacity and efficiency.Vocational training as electrical engineer, degree in electr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Product Analyst - Risk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3+ years' experience as Data Analyst in a data intensive environment, working with large data sets.Advanced SQL skills required (postgreSQL, Redshift, Athena)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lutions Architect - Migration Services</text:p>
          </table:table-cell>
          <table:table-cell office:value-type="string" calcext:value-type="string">
            <text:p>AWS EMEA SARL (Germany Branch)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erform the implementation and data configuration.Familiarity with data center and/or cloud infrastructure management.Fluency in French or Germa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(m/f/d)</text:p>
          </table:table-cell>
          <table:table-cell office:value-type="string" calcext:value-type="string">
            <text:p>Amadeus FiRe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velopment of integrated data layers for data-driven analyses and reports.Degree in computer science or a comparable qualification.Data Engineer (m/f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Engineer - Powertrain</text:p>
          </table:table-cell>
          <table:table-cell office:value-type="string" calcext:value-type="string">
            <text:p>INEOS Automotive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Able to work in a cross functional data driven environment.Strong technical undergraduate degree in automotive engineering, other engineering or scien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chine Learning Engineer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Möchten Sie die nächste Stufe in Ihrer Karriere erreichen?Bei Brunel haben Sie die Möglichkeit <text:s/>sich bei namhaften Kunden kontinuierlich weiterzuentwickeln –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Digital Analyst (m/w/d)</text:p>
          </table:table-cell>
          <table:table-cell office:value-type="string" calcext:value-type="string">
            <text:p>OEV Online Dienste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eratung und Begleitung unserer Kunden bei Projekten im Bereich Data Analytics.Betreuung von Kunden über den gesamten Prozess: Beratung, Konzeption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r.) Product Designer (m/f/d) for a B2B Marketplace Platform</text:p>
          </table:table-cell>
          <table:table-cell office:value-type="string" calcext:value-type="string">
            <text:p>Datara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owever, while it’s getting easier to make sense of internal data and get access to open data, finding and buying commercial data has remained notoriously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ische MitarbeiterIn</text:p>
          </table:table-cell>
          <table:table-cell office:value-type="string" calcext:value-type="string">
            <text:p>com2m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Studentischen Mitarbeitern bieten wir verschiedene Möglichkeiten im Umfeld von Java, Web, Cloud und Data Science inkl. der Betreuung von Abschlussarbeit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Software Engineer – Python/ JavaScript (m/f/d)</text:p>
          </table:table-cell>
          <table:table-cell office:value-type="string" calcext:value-type="string">
            <text:p>Celera One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build the foundation for and introduce new tools for data analytics and visualization.There is no freedom of speech without investigative and independ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crum Master/Agile Coach (m/w/d)</text:p>
          </table:table-cell>
          <table:table-cell office:value-type="string" calcext:value-type="string">
            <text:p>immowelt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Die Arbeit an der nächsten Generation der erfolgreichen immowelt Apps hat begonnen!Wenn du heiß darauf bist, etwas Großartiges zu schaffen, und deine Erfahr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M IT Software Architect (f/m/d)</text:p>
          </table:table-cell>
          <table:table-cell office:value-type="string" calcext:value-type="string">
            <text:p>Siemens Energy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In addition, you demonstrate skills in tool integration and data exchange strategies as well as knowledge in API design.What part will you play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force Developer (m/f/d)</text:p>
          </table:table-cell>
          <table:table-cell office:value-type="string" calcext:value-type="string">
            <text:p>Statista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Completed professional training in the IT sector or a graduate in computer science.As a multiple award-winning innovative digital company, Statista provid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Manager, Regional Amazon Logistics Community Operations</text:p>
          </table:table-cell>
          <table:table-cell office:value-type="string" calcext:value-type="string">
            <text:p>Amazon Deutschland Trans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roficient in managing change through data-driven solutions.Proven ability to identify, analyze, and solve ambiguous problems, showing a track record of mak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Development Engineer - AWS Billing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mputer Science fundamentals in data structures.Bachelor’s Degree in Computer Science or related field, or equivalent experience to a Bachelor's degree base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rontend Developer (m/f/d)</text:p>
          </table:table-cell>
          <table:table-cell office:value-type="string" calcext:value-type="string">
            <text:p>DataGuard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e are an ambitious data privacy and compliance company based in Munich and Berlin.After 3 years we are now the leading external DPO provider nationwide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curity Associate/Specialist (f/m/d) - SAP HANA &amp; Analytics Security Cross Engineering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You are interested and passionate about security and data protection?University degree (Bachelor or Master) in computer science, physics, mathematics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Manager tado 360 (m/f/d)</text:p>
          </table:table-cell>
          <table:table-cell office:value-type="string" calcext:value-type="string">
            <text:p>tado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Strong analytical and quantitative skills with ability to analyze data for making decisions.University degree in business/ industrial engineering, compu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Software Engineer – Algorithm Infrastructure</text:p>
          </table:table-cell>
          <table:table-cell office:value-type="string" calcext:value-type="string">
            <text:p>Snke O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Interest in medical data processing, allowing you to integrate sophisticated algorithms developed by our algorithm experts into a consistent software framework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Support (m/w/d)</text:p>
          </table:table-cell>
          <table:table-cell office:value-type="string" calcext:value-type="string">
            <text:p>Fischer HRM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asic understanding of WIFI systems and data base (SQL server) knowledge.Job training or university degree in information science / IT administration o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UX Designer (m/w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ullstack Web Developer (w/m/d)</text:p>
          </table:table-cell>
          <table:table-cell office:value-type="string" calcext:value-type="string">
            <text:p>FoxBase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TL;DR: * Du übernimmst Verantwortung, Deine Persönlichkeit wird teil der Firma, Deine Erfahrungen in der Webentwicklung kommen voll zur Geltung, Du entwickel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Program Manager (m/w/d)</text:p>
          </table:table-cell>
          <table:table-cell office:value-type="string" calcext:value-type="string">
            <text:p>AVANTGARDE Expert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VANTGARDE Experts vermittelt deutschlandweit Software-Engineering-Experten für Webentwicklung, Mobile, Data Science, AI und in vielen weiteren Bereiche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Associate) Developer (f/m/d) - SAP Cloud Platform - Cloud Native Buildpacks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You will identify areas for improvement using data from productive applications and services, as well as help automating our operations and configurati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Web Development (w/m/d)</text:p>
          </table:table-cell>
          <table:table-cell office:value-type="string" calcext:value-type="string">
            <text:p>FoxBase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TL;DR: * Du übernimmst Verantwortung, Deine Persönlichkeit wird teil der Firma, Deine Erfahrungen in der Webentwicklung kommen voll zur Geltung, Du entwickel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Naturwissenschaftler/in (m/w/d) oder Arzt/Ärztin (m/w/d) an der Schnittstelle zwischen Klinik und Medizininformatik</text:p>
          </table:table-cell>
          <table:table-cell office:value-type="string" calcext:value-type="string">
            <text:p>Uniklinik RWTH Aachen</text:p>
          </table:table-cell>
          <table:table-cell office:value-type="string" calcext:value-type="string">
            <text:p>Aachen</text:p>
          </table:table-cell>
          <table:table-cell office:value-type="string" calcext:value-type="string">
            <text:p>In der Klinik für Neurologie – Zentrum für Seltene Erkrankungen – ist ab sofort eine Stelle als.Naturwissenschaftler/in (m/w/d) oder Arzt/Ärztin (m/w/d) an d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sparkdata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4 years of data analysis or data science experience required.Know-how of the alternative data industry, including data categories and vendors is a plu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Data Management in Global Distribution (m/f/d)</text:p>
          </table:table-cell>
          <table:table-cell office:value-type="string" calcext:value-type="string">
            <text:p>Allianz Global Corporate &amp; Specialty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rocessing of data sources towards specific business goals.Supporting the team in ad hoc data analysis.The working student in Global Distribution will suppor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/ Mathematiker im Consulting (m/w/d)</text:p>
          </table:table-cell>
          <table:table-cell office:value-type="string" calcext:value-type="string">
            <text:p>prudsys AG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Die prudsys AG ist seit mehr als 15 Jahren einer der führenden Anbieter von cloudbasierten KI-Lösungen für den Handel und seit 2017 Teil der GK Software Grupp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- Marketplace</text:p>
          </table:table-cell>
          <table:table-cell office:value-type="string" calcext:value-type="string">
            <text:p>trivago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et an inside look at data science at trivago:Experience developing dashboards and producing data visualizations.Trivago is a global hotel search platform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Cloud and Data Analytics (all genders)</text:p>
          </table:table-cell>
          <table:table-cell office:value-type="string" calcext:value-type="string">
            <text:p>Merck KGaA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As gathering insights from data becomes increasingly important to the business, we are looking to leverage cloud services and data analytics for our busines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 / student</text:p>
          </table:table-cell>
          <table:table-cell office:value-type="string" calcext:value-type="string">
            <text:p>KLA-Tencor</text:p>
          </table:table-cell>
          <table:table-cell office:value-type="string" calcext:value-type="string">
            <text:p>Weilburg</text:p>
          </table:table-cell>
          <table:table-cell office:value-type="string" calcext:value-type="string">
            <text:p>Our expert teams of physicists, engineers, data scientists and problem-solvers work together with the world’s leading technology providers to accelerate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</text:p>
          </table:table-cell>
          <table:table-cell office:value-type="string" calcext:value-type="string">
            <text:p>Unilode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3 – 5 years of working experience with data integration, application integration, business processes and data science tools and with an academic degree in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(f/m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nsult our business teams on their data and reporting needs.Support business stakeholders in a fast-paced innovative environment with accurate and insightfu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ship in Machine Learning and Artificial Intelligence</text:p>
          </table:table-cell>
          <table:table-cell office:value-type="string" calcext:value-type="string">
            <text:p>Gründer-Institut Heidelberg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You put your knowledge in the field of data science and software engineering into practice with real data.You are directly involved in the development of data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ctoral Researcher Position (m/f/d)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Please also note the information on the collection of personal data at.Friedrich Schiller University is a traditional university with a strong research profil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udent Assistant - Recruiting</text:p>
          </table:table-cell>
          <table:table-cell office:value-type="string" calcext:value-type="string">
            <text:p>The Boston Consulting Group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BCG’s diverse, global teams bring deep industry and functional expertise and a range of perspectives to spark change through leading-edge management consul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Science Liaison</text:p>
          </table:table-cell>
          <table:table-cell office:value-type="string" calcext:value-type="string">
            <text:p>Alimera Sciences Inc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Effective and influential communicator - Highly articulate and persuasive during formal and informal presentations; able to convey complex, scientific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searcher</text:p>
          </table:table-cell>
          <table:table-cell office:value-type="string" calcext:value-type="string">
            <text:p>Technische Universität Darmstadt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Experience in geophysical data interpretation for reservoir models (seismic methods, electric resistivity, georadar, gravimetry, TLS integration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(w/m/d)</text:p>
          </table:table-cell>
          <table:table-cell office:value-type="string" calcext:value-type="string">
            <text:p>Westphalia DataLab GmbH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rden Sie Teil unseres hochmotivierten Teams und Teil unseres rasant wachsenden Startups!Nutze die einmalige Chance aktiv an der Gestaltung und Entwicklu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331/2020 - Research Assistant (m/f/d)</text:p>
          </table:table-cell>
          <table:table-cell office:value-type="string" calcext:value-type="string">
            <text:p>Otto-von-Guericke-Universität Magdeburg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Please note the information for storage of personal data:Master or diploma degree in computer science, computational visualistics, interaction design or 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ployment Engineer</text:p>
          </table:table-cell>
          <table:table-cell office:value-type="string" calcext:value-type="string">
            <text:p>Henkel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ata science knowledge and experience (especially as it pertains to chemistry/material science) is advantageous.HENKEL IS FOR THOSE WHO STEP UP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 / Data &amp; Analytics MODISBAY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Accountable or a contributor for *CDM* deliverables from protocol creation until release of data for analysis.We are pursuing ambitious goals in a key marke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perations BI Analyst (m/w/d)</text:p>
          </table:table-cell>
          <table:table-cell office:value-type="string" calcext:value-type="string">
            <text:p>zola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have a bachelor’s degree in a data driven study program such as statistics, engineering, computer science, or related discipline.So passt du zu un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(Senior) Manager (w/m/d) Data &amp; Analytics – Consulting (Financial Services)</text:p>
          </table:table-cell>
          <table:table-cell office:value-type="string" calcext:value-type="string">
            <text:p>Ernst &amp; You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pen phd student position in bioinformatics on corona virus modeling</text:p>
          </table:table-cell>
          <table:table-cell office:value-type="string" calcext:value-type="string">
            <text:p>Jena University Hosptal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We use machine learning, gene regulatory network analyses of imaging, sequencing and other omics data.You* (1) are interested in systematically detecti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lobal Labeling Expert (all genders) - limited for 2 years</text:p>
          </table:table-cell>
          <table:table-cell office:value-type="string" calcext:value-type="string">
            <text:p>Merck KGaA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evelop and document data fit concepts for Labels on Demand Program (LOD).Work within label design tools to optimize label layout in conjunction with data fi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 Course of Studies - Computer Engineering (M/F/D)</text:p>
          </table:table-cell>
          <table:table-cell office:value-type="string" calcext:value-type="string">
            <text:p>Adva Optical Networking</text:p>
          </table:table-cell>
          <table:table-cell office:value-type="string" calcext:value-type="string">
            <text:p>Meiningen</text:p>
          </table:table-cell>
          <table:table-cell office:value-type="string" calcext:value-type="string">
            <text:p>Main subjects of studies involve: Mathematics, electronics, digital technology, computer science, communication and microcomputer technology, softwa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rformance Manager (all gender)</text:p>
          </table:table-cell>
          <table:table-cell office:value-type="string" calcext:value-type="string">
            <text:p>Havas Media Group Germany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u bist verantwortlich für die Konzeption, Planung, Umsetzung und Optimierung aller digitalen Performance Media Maßnahmen in den Kanälen Programmatic Display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achinformatiker (m/w/d) Datenbanken und Data Warehouse</text:p>
          </table:table-cell>
          <table:table-cell office:value-type="string" calcext:value-type="string">
            <text:p>ATLAS TITAN Mitte GmbH, Paderbor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Als Fachinformatiker (m/w/d) sind Sie für die Konfiguration und die Administration der zentralen IT Service Operation-Tools mit dem Schwerpunkt Asset Manage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ostDoc in Small Molecules Disease Control (m/f/d)</text:p>
          </table:table-cell>
          <table:table-cell office:value-type="string" calcext:value-type="string">
            <text:p>Bayer</text:p>
          </table:table-cell>
          <table:table-cell office:value-type="string" calcext:value-type="string">
            <text:p>Monheim</text:p>
          </table:table-cell>
          <table:table-cell office:value-type="string" calcext:value-type="string">
            <text:p>Background in microbiology, phytopathology and/or agriculture as well as familiarity with bioinformatics, experimental design and data science are beneficial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teward Biologicals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Help to implement data standards in source data systems together with the business functions data owners.Ensure successful usage of development data for al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fessur (W3) für Autonome Systeme verbunden mit der Mitgliedschaft in der Institutsleitung am Fraunhofer-Institut für Verkehrs- und Infrastruktursysteme IVI</text:p>
          </table:table-cell>
          <table:table-cell office:value-type="string" calcext:value-type="string">
            <text:p>Technische Universität Dresden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eference to data protection: Your data protection rights, the purpose for which your data will be.Processed, as well as further information about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rket Research Analyst (f/m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are providing ideas to further develop our research capabilities and scaling our research toolset in cooperation with the data engineering and data scie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achbearbeitung Gemeinsames Monitoring-/Kommunikations-Center (m/w/d)</text:p>
          </table:table-cell>
          <table:table-cell office:value-type="string" calcext:value-type="string">
            <text:p>Land Nordrhein-Westfalen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In der Direktion Gefahrenabwehr/Einsatz,.Mehrere unbefristete nach EG 10 EGO TV-L bewertete Stellen zu besetzen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Engineer / Machine Learning Engineer*</text:p>
          </table:table-cell>
          <table:table-cell office:value-type="string" calcext:value-type="string">
            <text:p>inovex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sere Projekte drehen sich nicht nur um die Auswertung großer Datenmengen - an erster Stelle steht der Anspruch, mit skalierbaren Architekturen stabil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ject Coordinator (m/f/d) Cell Culture Data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You take care for the visualization of cultivation and product data using advanced software tools (e.g. spotfire) and data storage systems (LIMS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Global Quality Lead - Clinical Vendors</text:p>
          </table:table-cell>
          <table:table-cell office:value-type="string" calcext:value-type="string">
            <text:p>UCB S.A.</text:p>
          </table:table-cell>
          <table:table-cell office:value-type="string" calcext:value-type="string">
            <text:p>Monheim</text:p>
          </table:table-cell>
          <table:table-cell office:value-type="string" calcext:value-type="string">
            <text:p>Reviewing all vendor audit reports, analysing data and overseeing CAPA resolution and adjust the program according to the finding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Du fühlst dich im Innovationsfeld rund um Datenanalysen, Cloudlösungen, Machine Learning und Künstliche Intelligenz zu Hause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Berlin)</text:p>
          </table:table-cell>
          <table:table-cell office:value-type="string" calcext:value-type="string">
            <text:p>KNIM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e are transforming the data science landscape by developing - together with our community - the open source KNIME Analytics Platform that lets data scientist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ead Decision Scientist (m/w/d)</text:p>
          </table:table-cell>
          <table:table-cell office:value-type="string" calcext:value-type="string">
            <text:p>Bayer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Die Decision Science Unit arbeitet global über alle Unternehmensfunktionen im Bayer-Konzern hinweg, unter anderem in den Bereichen Einkauf, Finanzen, Person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entwickler (m/w/d) Python im Bereich Data Science</text:p>
          </table:table-cell>
          <table:table-cell office:value-type="string" calcext:value-type="string">
            <text:p>FERCHAU</text:p>
          </table:table-cell>
          <table:table-cell office:value-type="string" calcext:value-type="string">
            <text:p>Landau in der Pfalz</text:p>
          </table:table-cell>
          <table:table-cell office:value-type="string" calcext:value-type="string">
            <text:p>Möchten Sie die digitale Welt von morgen intelligenter machen?Können Sie über die Grenzen von Nullen und Einsen hinausschauen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(m/f/d) - EUEPD</text:p>
          </table:table-cell>
          <table:table-cell office:value-type="string" calcext:value-type="string">
            <text:p>DENSO</text:p>
          </table:table-cell>
          <table:table-cell office:value-type="string" calcext:value-type="string">
            <text:p>Eching</text:p>
          </table:table-cell>
          <table:table-cell office:value-type="string" calcext:value-type="string">
            <text:p>Support investigation of data quality,.Support department with analysis of key data,.Currently enrolled in an mechanical engineering, computer science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Working Student Software Engineering (f/m/d)</text:p>
          </table:table-cell>
          <table:table-cell office:value-type="string" calcext:value-type="string">
            <text:p>ng-voice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are currently a Bachelor/Master Student in the field of computer science or a related field.Our virtualized, cloud-native VoLTE / IMS solutions allow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in Modellentwicklungsteam (m/w/d) in AFC Modelling</text:p>
          </table:table-cell>
          <table:table-cell office:value-type="string" calcext:value-type="string">
            <text:p>Deutsche Bank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Academic degree in mathematics, computer science, data science, economics with a quantitative background or comparable qualifications and experie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curity Engineer (m/f/d)</text:p>
          </table:table-cell>
          <table:table-cell office:value-type="string" calcext:value-type="string">
            <text:p>Viv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sponsible for white paper/presentations focusing on security including details on technical controls regarding how Vivy protects its users data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(w/m/d) Cloud Architecture – Data &amp; Analytics</text:p>
          </table:table-cell>
          <table:table-cell office:value-type="string" calcext:value-type="string">
            <text:p>Ernst &amp; Youn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Gemeinsam zukunftsweisende Lösungen für die Wirtschaftswelt von morgen entwickeln: Das ist das Ziel unserer mehr als 11.000 Kolleginnen und Kollegen a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al Course of Studies - Business Information Technology (M/F/D)</text:p>
          </table:table-cell>
          <table:table-cell office:value-type="string" calcext:value-type="string">
            <text:p>Adva Optical Networking</text:p>
          </table:table-cell>
          <table:table-cell office:value-type="string" calcext:value-type="string">
            <text:p>Meiningen</text:p>
          </table:table-cell>
          <table:table-cell office:value-type="string" calcext:value-type="string">
            <text:p>ADVA’s products are the building blocks for tomorrow’s networks, enabling the transport of increasing amounts of data across the glob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usiness Consultant (f/m/d)</text:p>
          </table:table-cell>
          <table:table-cell office:value-type="string" calcext:value-type="string">
            <text:p>Allianz Digital Health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e offer digital health services based on advanced data analytics and a modern IT architecture.At ADH, our mission is to radically innovate the way we think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Research Associate - Laboratory Based</text:p>
          </table:table-cell>
          <table:table-cell office:value-type="string" calcext:value-type="string">
            <text:p>Docs Globa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Supplying data for critical Regulatory submissions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ackend Developer (f/m/d)</text:p>
          </table:table-cell>
          <table:table-cell office:value-type="string" calcext:value-type="string">
            <text:p>Thryve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We are looking for a Backend Developer to drive the integration of our backend and data science systems.You ensure that our solutions provide excellent ev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fessor Angewandte Mathematik im Online Fernstudium (w/m/d)</text:p>
          </table:table-cell>
          <table:table-cell office:value-type="string" calcext:value-type="string">
            <text:p>IUBH Internationale Hochschule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Starten Sie Ihre Karriere bei der IUBH!Wissen weitergeben, Forschen und der Austausch mit Studierenden ist Ihre Leidenschaft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, Digital Media</text:p>
          </table:table-cell>
          <table:table-cell office:value-type="string" calcext:value-type="string">
            <text:p>Bain &amp; Company Inc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To do so, FRWD extends client teams through co-location of top creative, media optimization, data science, and advertising technology teams to shorten te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Project Operations (m/f/d)</text:p>
          </table:table-cell>
          <table:table-cell office:value-type="string" calcext:value-type="string">
            <text:p>Casana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The variety of digital products and services is manifold: From data &amp; analytics to tailored supply chain solutions, custom IoT or e-commerce project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teward Biologicals CMC (m/w/d) Development Biologicals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You will help to implement data standards in source data systems together with the business functions data owners &amp; you ensure successful usage of developmen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rviceplattformen WDC-RSAT und NDMC</text:p>
          </table:table-cell>
          <table:table-cell office:value-type="string" calcext:value-type="string">
            <text:p>DLR - Deutsches Zentrum für Luft- und Raumfahrt</text:p>
          </table:table-cell>
          <table:table-cell office:value-type="string" calcext:value-type="string">
            <text:p>Oberpfaffenhofen</text:p>
          </table:table-cell>
          <table:table-cell office:value-type="string" calcext:value-type="string">
            <text:p>Die Abteilung "Atmosphäre" ist tätig auf dem Gebiet der Entwicklung und Erzeugung innovativer Daten- und Informationsprodukte, Services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fessur (W3) für Kooperative Systeme verbunden mit der Leitung der Abteilung Kooperative Systeme am Fraunhofer-Institut für Verkehrs- und Infrastruktursysteme IVI</text:p>
          </table:table-cell>
          <table:table-cell office:value-type="string" calcext:value-type="string">
            <text:p>Technische Universität Dresden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eference to data protection: Your data protection rights, the purpose for which your data will be.Processed, as well as further information about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veloper (f/m/d) - Secure SDL Integration &amp; Reporting Developer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Bachelor’s degree or equivalent in computer science, natural science or a related discipline.Architect, develop and drive implementations to gather data fro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nager Cybersecurity and Risk Management</text:p>
          </table:table-cell>
          <table:table-cell office:value-type="string" calcext:value-type="string">
            <text:p>Johnson &amp; Johnson Family of Companies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Experience in securing various levels of the enterprise architecture (data, application, host, middleware, network, Infrastructure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cess Improvement Consultant (m/f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ork jointly with Data Engineers who extract, transform and load the required data from various sources to build python or SQL based process model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Neural Networks System Engineer (f/m/d)</text:p>
          </table:table-cell>
          <table:table-cell office:value-type="string" calcext:value-type="string">
            <text:p>Renesas Electronics Europe GmbH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n Eclipse-based toolchain featuring a high-level compiler, hardware simulators, and detailed analysis and profiling tools will support your through performanc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uales Studium Wirtschaftsinformatik, Bachelor of Science (B.Sc.)</text:p>
          </table:table-cell>
          <table:table-cell office:value-type="string" calcext:value-type="string">
            <text:p>SSC-LUXon GmbH</text:p>
          </table:table-cell>
          <table:table-cell office:value-type="string" calcext:value-type="string">
            <text:p>Bad Krozingen</text:p>
          </table:table-cell>
          <table:table-cell office:value-type="string" calcext:value-type="string">
            <text:p>Die SSC-LUXon GmbH ist ein junges und dynamisches E-Commerce-Unternehmen im Bereich energieeffizienter Beleuchtung mit Sitz in Bad Krozingen (Raum Freiburg)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ual Course of Studies - Electrical and Automation Engineering (M/F/D)</text:p>
          </table:table-cell>
          <table:table-cell office:value-type="string" calcext:value-type="string">
            <text:p>Adva Optical Networking</text:p>
          </table:table-cell>
          <table:table-cell office:value-type="string" calcext:value-type="string">
            <text:p>Meiningen</text:p>
          </table:table-cell>
          <table:table-cell office:value-type="string" calcext:value-type="string">
            <text:p>ADVA’s products are the building blocks for tomorrow’s networks, enabling the transport of increasing amounts of data across the glob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Referent/Referentin Datenmanagement m/w/d</text:p>
          </table:table-cell>
          <table:table-cell office:value-type="string" calcext:value-type="string">
            <text:p>Sparkasse Münsterland Ost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Sie sind Profi rund um das Thema Datenmanagement und haben Freude daran, diesen zunehmenden Erfolgsfaktor in einer digitalen Welt zur erfolgreich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g Data Product Owner (m/f/d)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aster or Bachelor in business informatics, computer science, or similar areas.Responsible for maximizing the value of the big data services offered as part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edical Advisor (m/f/d) Cardio Renal Metabolism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Ingelheim am Rhein</text:p>
          </table:table-cell>
          <table:table-cell office:value-type="string" calcext:value-type="string">
            <text:p>Knowledge of the development and implementation of clinical trials, including data analysis and interpretation preferred.Are you one of them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ricare Beneficiary Service Representative</text:p>
          </table:table-cell>
          <table:table-cell office:value-type="string" calcext:value-type="string">
            <text:p>Leidos</text:p>
          </table:table-cell>
          <table:table-cell office:value-type="string" calcext:value-type="string">
            <text:p>Baumholder</text:p>
          </table:table-cell>
          <table:table-cell office:value-type="string" calcext:value-type="string">
            <text:p>Maintain electronic system/paper files and data integrity.Leidos is a Fortune 500® information technology, engineering, and science solutions and servic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lobal Head of Quality Assurance (m/f/d) – Industrial Automation</text:p>
          </table:table-cell>
          <table:table-cell office:value-type="string" calcext:value-type="string">
            <text:p>ABB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Preferably Master degree in electrical/electronics engineering or computer science.Join ABB and work in a team that is dedicated to creating a future whe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Information Associate (MIA) (f/m/d)"</text:p>
          </table:table-cell>
          <table:table-cell office:value-type="string" calcext:value-type="string">
            <text:p>Adecco Personaldienstleistungen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Sc or higher in a science/health-related field.Act as a point of contact for other MI staff, ensure country specific data is relevant and up to date and MI i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g Data DevOps Engineer (m/w/d)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Evaluate new technologies in the field of cloud computing, distributed computing, data engineering and data science.Resolve incidents and change request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nager (w/m/d) - Process Mining - Consulting (Financial Services)</text:p>
          </table:table-cell>
          <table:table-cell office:value-type="string" calcext:value-type="string">
            <text:p>Ernst &amp; Young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Gemeinsam zukunftsweisende Lösungen für die Finanzwelt von morgen entwickeln: Das ist das Ziel unserer international auf Banken, Versicherungen und Asse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curity Consultant</text:p>
          </table:table-cell>
          <table:table-cell office:value-type="string" calcext:value-type="string">
            <text:p>Ernst &amp; Young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Application Security - Experience with the design of security controls for multi-tier business solutions including the design of application-level access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ship/Praktikum: Integrated Development Environment (m/w/x)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IBMers believe that the application of intelligence, reason and science can improve business, society and the human condition.CV incl. your level of Germa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edical Affairs Information - Regulatory Affairs (m/w/d)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Responsible for entering submission material and other documents and relevant data into appropriate RA databases.Are you one of them?What you can do for u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eloper (f/m/d)- SAP One Domain Model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Design and develop the visualization and documentation tool of the next generation data model (SAP One Domain Model).Employment Type: Regular Full Tim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duct Manager Platform (m/f/x)</text:p>
          </table:table-cell>
          <table:table-cell office:value-type="string" calcext:value-type="string">
            <text:p>Homeday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have a university degree in engineering, computer science or a similar degree.All data, associated business logic, as well as workflows and processes ar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ployment Engineer ‏ (d/f/m)</text:p>
          </table:table-cell>
          <table:table-cell office:value-type="string" calcext:value-type="string">
            <text:p>Henkel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ata science knowledge and experience (especially as it pertains to chemistry/material science) is advantageous.HENKEL IS FOR THOSE WHO STEP UP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r. Software Development Engineer - Amazon Berlin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Protecting your privacy and the security of your data is a longstanding top priority for Amazon.Experience in algorithms and data structures, numer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Customer Support Engineer II - Lab Automation (m/f/d)</text:p>
          </table:table-cell>
          <table:table-cell office:value-type="string" calcext:value-type="string">
            <text:p>Beckman Coulter Diagnost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Trend, analyze and interpret field generated data.At first glance, you’ll see we are dedicated to advancing and optimizing the laboratory to move science an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nager, Software Development - Redshift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Using Amazon Redshift makes it simple and cost-effective to analyze all your data seamlessly.Amazon Redshift is the leading, fully-managed, petabyte-scale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octoral or Postdoctoral Researcher Position (m/f/d)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Please also note the information on the collection of personal data at.Friedrich Schiller University is a traditional university with a strong research profile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usiness Intelligence Consultant (m/w/d)</text:p>
          </table:table-cell>
          <table:table-cell office:value-type="string" calcext:value-type="string">
            <text:p>M2. technology &amp; project consulting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Unsere Recruiting Policy während Corona: M2 stellt weiterhin Talente ein.Bewerbungen werden bearbeitet und Interviews finden bis auf weiteres per Video statt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oduktmanager Data Products &amp; Tools (m/w/d)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ann suchen wir Sie für die unbefristete Mitarbeit an einem Projekt unseres Kunden, einem renommierten Unternehmen der Finanz Branche - ab 01.01.2021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w/d)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Technische Herausforderungen und die Bearbeitung von großen Datenmengen begeistern Dich?Zudem hast Du Spaß am Umgang mit Zahlen, Daten und verschiedenen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Manager, eCommerce</text:p>
          </table:table-cell>
          <table:table-cell office:value-type="string" calcext:value-type="string">
            <text:p>Bain &amp; Company Inc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To do so, FRWD extends client teams through co-location of top creative, media optimization, data science, and advertising technology teams to shorten tes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Architect (m/f/d) Batchplatform Microfocus</text:p>
          </table:table-cell>
          <table:table-cell office:value-type="string" calcext:value-type="string">
            <text:p>Allianz Technology S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egree in computer science or comparable education and proven work experience combined with a continuing interest in challenging technical issues and further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ship: Cloud Software Engineer (confidential computing)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IBMers believe that the application of intelligence, reason and science can improve business, society and the human condition.Go or Java development languag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taff Concept Engineer Automotive Microcontroller (f/m/div)*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Experience with programming / scripting for data manipulation / data visualization (e.g. PYTHON).A degree in electrical / electronic engineering, comput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ctor Key Account Management (m/w/d)</text:p>
          </table:table-cell>
          <table:table-cell office:value-type="string" calcext:value-type="string">
            <text:p>alexanderthamm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Wir suchen dich ab sofort, bevorzugt am Standort München oder Stuttgart.Data und AI gestalten unseren Alltag.Data ist auch in deiner DNA?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ead of IT (f/d/m)</text:p>
          </table:table-cell>
          <table:table-cell office:value-type="string" calcext:value-type="string">
            <text:p>HV Capital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Perform regular backup operations in co-ordination with our external IT provider and make sure that processes for data protection, disaster recovery a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unior Java Developer (f/m/d) GRC Cloud applications- Finance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Degree in information technology, computer or natural science, engineering or equivalent subject.The role requires permanent exploration of new technolog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Lead Enterprise Architect (m/w/div.)</text:p>
          </table:table-cell>
          <table:table-cell office:value-type="string" calcext:value-type="string">
            <text:p>Bosch Group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Knowledge: Experience in various fields of architecture design (data architecture, enterprise architecture, solution architecture, business architecture)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Technical Security Engineer (m/f/d)</text:p>
          </table:table-cell>
          <table:table-cell office:value-type="string" calcext:value-type="string">
            <text:p>NGENA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Information about processing of your data by ngena GmbH can be found here: www.ngena.net/privacyinformation_applicants.A state-of-the-art workplac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Trial Supplies Unit - Packaging &amp; Labeling Expert (m/f/d) Clinical trials phase I – IV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Proven ability to interpret complex requirements, associated regulations and highly complex data to drive results in a changing environmen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Backend Engineer (Golang) - Location Domain (f/m/d)</text:p>
          </table:table-cell>
          <table:table-cell office:value-type="string" calcext:value-type="string">
            <text:p>Delivery Her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with Geo-data manipulation.Good understanding of basic algorithms and data structures.Want to be a Hero?Coaching and mentoring team member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oftware­entwickler (m/w/x) Funktionale Sicherheit</text:p>
          </table:table-cell>
          <table:table-cell office:value-type="string" calcext:value-type="string">
            <text:p>infoteam Software AG</text:p>
          </table:table-cell>
          <table:table-cell office:value-type="string" calcext:value-type="string">
            <text:p>Bubenreuth</text:p>
          </table:table-cell>
          <table:table-cell office:value-type="string" calcext:value-type="string">
            <text:p>Senior Softwareentwickler (m/w/x).Wir bei infoteam realisieren seit fast 40 Jahren spezifische Softwarelösungen für unsere Kunden aus den Märkten Industry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Ops Engineer, Infrastructure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ork Area: Software-Development Operations.Employment Type: Part Time or Regular Full Time.Do you want to help us build and launch our next generation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Analyst, Performance Marketing (w/m/d)</text:p>
          </table:table-cell>
          <table:table-cell office:value-type="string" calcext:value-type="string">
            <text:p>Wayfai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rbeitest Du gern mit großen Datensätzen, gerade dann wenn die Fragestellungen etwas kniffliger sind?Motiviert es Dich, spürbaren Einfluss auf das Kerngeschäf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Analyst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ie haben Erfahrung als Business Analyst und sind auf der Suche nach einer neuen beruflichen Herausforderung?Sehr gute Kenntnisse in Microsoft Power Bi, ink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Front-End Engineer (UX, Web)</text:p>
          </table:table-cell>
          <table:table-cell office:value-type="string" calcext:value-type="string">
            <text:p>Smartfu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With Smartful we aim to tackle this issue by making it easy to automate complex knowledge work through a new kind of AI, that is built on knowledge instead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taff Technical Support Engineer - Informatics (m/f/d)</text:p>
          </table:table-cell>
          <table:table-cell office:value-type="string" calcext:value-type="string">
            <text:p>Beckman Coulter Diagnost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n interest in data analytics as applied to failure analysis and corrective actions.Bachelor's degree in engineering, science, medical technology, clin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r. Software Dev Manager</text:p>
          </table:table-cell>
          <table:table-cell office:value-type="string" calcext:value-type="string">
            <text:p>Amazon Development Center DEU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uild systems that serve hundreds of thousands of transactions per second, search space over terabytes of unstructured data, and develop new ways to quickly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lution Architect</text:p>
          </table:table-cell>
          <table:table-cell office:value-type="string" calcext:value-type="string">
            <text:p>Smartedge Solutions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Knowledgeable in: cloud native microservices architecture, data architecture, analytics, software/application architecture.Experience with COTS PaaS product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System Architect (m/f/d)</text:p>
          </table:table-cell>
          <table:table-cell office:value-type="string" calcext:value-type="string">
            <text:p>Thales Group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Today, they develop solutions for the data-based, autonomous and immersive world of tomorrow – from autonomous vehicle control systems to collaborative comba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cess Advisor - Equipmentverantwortung (m/w/d) cGMP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Wir glauben daran, dass die Zukunft denen gehört, die Innovation antreiben, die Wandel gestalten und die durch Zusammenarbeit vernetze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Professor of »IT Service Management, Development and Operations«</text:p>
          </table:table-cell>
          <table:table-cell office:value-type="string" calcext:value-type="string">
            <text:p>Technische Universität München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Here you will also find TUM’s information on collecting and processing personal data as part of the application process.The position is a tenured W3 positio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Technical Support Engineer - Informatics (m/f/d)</text:p>
          </table:table-cell>
          <table:table-cell office:value-type="string" calcext:value-type="string">
            <text:p>Beckman Coulter Diagnost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n interest in data analytics as applied to failure analysis and corrective actions.Bachelor's degree in engineering, science, medical technology, clinica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Java Software Engineer (m/w/d)</text:p>
          </table:table-cell>
          <table:table-cell office:value-type="string" calcext:value-type="string">
            <text:p>Modis GmbH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Maintain data quality through ongoing data analysis, record de-duplication and other related tasks and identify and implement process improvements tha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AVA EE-Entwickler (m/w/d)</text:p>
          </table:table-cell>
          <table:table-cell office:value-type="string" calcext:value-type="string">
            <text:p>FERCHAU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ie sind bereit für eine neue Herausforderung?Möchten Ihre Talente in einem innovativen Umfeld beweisen?Und von den Vorteilen eines zuverlässigen Arbeitgeber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eloper, Infrastructure (f/m/d)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Walldorf</text:p>
          </table:table-cell>
          <table:table-cell office:value-type="string" calcext:value-type="string">
            <text:p>Work Area: Software-Design and Development.Employment Type: Part Time or Regular Full Time.Do you want to help us build and launch our next generation clou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T Projektmanager - Systems Services</text:p>
          </table:table-cell>
          <table:table-cell office:value-type="string" calcext:value-type="string">
            <text:p>Brunel</text:p>
          </table:table-cell>
          <table:table-cell office:value-type="string" calcext:value-type="string">
            <text:p>Osnabrück</text:p>
          </table:table-cell>
          <table:table-cell office:value-type="string" calcext:value-type="string">
            <text:p>Möchten Sie die nächste Stufe in Ihrer Karriere erreichen?Bei Brunel haben Sie die Möglichkeit <text:s/>sich bei namhaften Kunden kontinuierlich weiterzuentwickeln –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UM (M/W/D) DATA-SCIENCE / BUSINESS ANALYTICS IM MÄRZ 2021</text:p>
          </table:table-cell>
          <table:table-cell office:value-type="string" calcext:value-type="string">
            <text:p>L'Oreal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Wir suchen Dich, um uns beim Ausbau unserer Weltmarktführerschaft im Beauty-Tech Bereich zu unterstützen.Du bist eingeladen uns bei dieser Reise zu begleite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Analyst (m/f/d)</text:p>
          </table:table-cell>
          <table:table-cell office:value-type="string" calcext:value-type="string">
            <text:p>Berlin Brands Group</text:p>
          </table:table-cell>
          <table:table-cell office:value-type="string" calcext:value-type="string">
            <text:p>Berlin-Mitte</text:p>
          </table:table-cell>
          <table:table-cell office:value-type="string" calcext:value-type="string">
            <text:p>You are responsible for the continuous validation of data in our data warehouse.You will actively support the expansion of a data driven and KPI oriented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Engineer (m/f/x)</text:p>
          </table:table-cell>
          <table:table-cell office:value-type="string" calcext:value-type="string">
            <text:p>Trade Republic Bank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Provide input on data models and analytical tasks from a data handling perspective.Be responsible for connecting data to the data warehouse from differen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Intelligence Intern (m/w/x)</text:p>
          </table:table-cell>
          <table:table-cell office:value-type="string" calcext:value-type="string">
            <text:p>Grov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Interpret data to deliver actionable insights.Background in computer science, economics, finance, business informatics, applied maths or related field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nalyst, Financial Institutions - BCG Omnia</text:p>
          </table:table-cell>
          <table:table-cell office:value-type="string" calcext:value-type="string">
            <text:p>The Boston Consulting Group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Analyzing large data sets, finding patterns and providing a concise summary.Peers across Financial Institutions data assets to execute and deliver the findings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CIENTIST* – ARTIFICIAL INTELLIGENCE (AI)</text:p>
          </table:table-cell>
          <table:table-cell office:value-type="string" calcext:value-type="string">
            <text:p>Fraunhofer-Gesellschaft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Das Fraunhofer IEE in Kassel forscht in den Bereichen Energiewirtschaft und Energiesystemtechnik mit den Schwerpunkten: Energieinformatik, Energiemeteorolog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Enthusiast (m/f/d) interfacing Data Science, Application Development, Digital Transformation</text:p>
          </table:table-cell>
          <table:table-cell office:value-type="string" calcext:value-type="string">
            <text:p>Allianz Deutschland AG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Our aim is to systematically understand our customers and communication channels and to manage the change towards true customer centricity in a data-driven way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T Enthusiast an der Schnittstelle: Data Science, Anwendungsentwicklung, Digitale Transformation (m/w/d)</text:p>
          </table:table-cell>
          <table:table-cell office:value-type="string" calcext:value-type="string">
            <text:p>Allianz Deutschland AG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ie Allianz Deutschland AG stellt den Kunden und seine Bedürfnisse in den Mittelpunkt.Um diesen Anspruch zu unterstreichen, hat die Allianz Deutschland d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am leader seicmic data processing</text:p>
          </table:table-cell>
          <table:table-cell office:value-type="string" calcext:value-type="string">
            <text:p>Engineering und Rohstoffe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ead seismic data processing projects.Master’s degree in geophysics or in a similar science-related field (e.g. physics, mathematics, computer science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oftware Engineer (m/w/d)</text:p>
          </table:table-cell>
          <table:table-cell office:value-type="string" calcext:value-type="string">
            <text:p>Orbit Ventures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ei ORBIT entwickeln wir digitale Geschäftsmodelle und nachhaltige Lösungen mit messbarem Impact.Wir verbinden Welten: Bei uns treffen sich die best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onsultants Roster — Experts for Data Sciences on the Resource Nexus</text:p>
          </table:table-cell>
          <table:table-cell office:value-type="string" calcext:value-type="string">
            <text:p>United Nations Universit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UNU-FLORES is seeking experienced, expert data scientists to collaborate with the institute and contribute effectively to the development and implementation of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ster thesis in the department CoC Big Data and AI starting in January 2021</text:p>
          </table:table-cell>
          <table:table-cell office:value-type="string" calcext:value-type="string">
            <text:p>Mercedes-Benz AG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Implementation, adaptation and development of the algorithms and application on real-world CAD data.We focus on in-house and external data sources to extract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 - Home Energy Management</text:p>
          </table:table-cell>
          <table:table-cell office:value-type="string" calcext:value-type="string">
            <text:p>Tibb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xperience with optimisation and/or data science is a plus.Tibber is the first fully digital energy company in the world.We believe the power is yours!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</text:p>
          </table:table-cell>
          <table:table-cell office:value-type="string" calcext:value-type="string">
            <text:p>SNP Schneider-Neureither &amp; Partner SE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Wir suchen für unsere Tochterfirma Innoplexia am Standort Heidelberg zum nächstmöglichen Zeitpunkt eine/n.Data Scientist (m/w/d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Head of Data (m/f/x)</text:p>
          </table:table-cell>
          <table:table-cell office:value-type="string" calcext:value-type="string">
            <text:p>Zizooboats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5+ years experience with data pipelines, data warehouse, data analytics management.2+ years data science and/or machine learning management experie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nior Data Scientist (m/f/d)</text:p>
          </table:table-cell>
          <table:table-cell office:value-type="string" calcext:value-type="string">
            <text:p>BASF Services Europe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mpleted PhD or Master´s degree in computer science, applied mathematics, statistics, machine learning or other data centric discipline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nvironmental Specialist (f/m/d)</text:p>
          </table:table-cell>
          <table:table-cell office:value-type="string" calcext:value-type="string">
            <text:p>Delivery Her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help create and operate data collection and analysis systems, ensuring the data we collect is accurate and timely.Want to be a Hero?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Business Intelligence Developer (m/f/x)</text:p>
          </table:table-cell>
          <table:table-cell office:value-type="string" calcext:value-type="string">
            <text:p>Trade Republic Bank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Expand the data warehouse to cover further use cases in close collaboration with the data analytics and engineering teams by adding new entities and additional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lectrical Engineer – Start-Up – Open Science Instruments – BERLIN</text:p>
          </table:table-cell>
          <table:table-cell office:value-type="string" calcext:value-type="string">
            <text:p>LABMAKE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Approval of Gerber files and production data.Your Role: Electrical Engineer- Production &amp; Product Development.Analyse and improve existing PCB and 3D design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ologist (m/w/d)</text:p>
          </table:table-cell>
          <table:table-cell office:value-type="string" calcext:value-type="string">
            <text:p>Orbit Ventures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Bei ORBIT entwickeln wir digitale Geschäftsmodelle und nachhaltige Lösungen mit messbarem Impact.Wir verbinden Welten: Bei uns treffen sich die besten 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ata Scientist | MicroStrategy Expert (m/w/d)</text:p>
          </table:table-cell>
          <table:table-cell office:value-type="string" calcext:value-type="string">
            <text:p>EVENTIM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r Bereich Information Science verwandelt Daten in Produkte &amp; Services für unsere 100 Millionen Endkunden und Tausende von Partnern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HY System Engineer (Simulation) (m/f/d)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You will design and simulate state-of-the-art physical layer wireless communication system algorithms for very high data rate application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raineeship in the Directorate General Monetary Policy</text:p>
          </table:table-cell>
          <table:table-cell office:value-type="string" calcext:value-type="string">
            <text:p>The European Central Bank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Experience with one or more of the following types of economic data: macroeconomic data, financial market data, firm-level data, accounting/supervisory bank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 Smart Map Delivery Development (f/m/x)</text:p>
          </table:table-cell>
          <table:table-cell office:value-type="string" calcext:value-type="string">
            <text:p>BMW AG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ROS node: read the needed data from a recorded trace.Develop a ROS application to provide and visualize map data in autonomous vehicl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hD Positions in Neuroscience</text:p>
          </table:table-cell>
          <table:table-cell office:value-type="string" calcext:value-type="string">
            <text:p>Associated Institute - Ernst Strüngmann Institute...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If you are interested in learning state of the art techniques for circuit reconstruction, high-throughput data analysis, and are excited about developing new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Bioinformatics PhD student (m/f/d)</text:p>
          </table:table-cell>
          <table:table-cell office:value-type="string" calcext:value-type="string">
            <text:p>Universitätsklinikum Heidelberg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Integration of digital tissue data, molecular high-throughput data and clinical-pathological data.Skills in big data analysis and machine learning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aster thesis „Application of Computer Vision in Agriculture"</text:p>
          </table:table-cell>
          <table:table-cell office:value-type="string" calcext:value-type="string">
            <text:p>John Deere</text:p>
          </table:table-cell>
          <table:table-cell office:value-type="string" calcext:value-type="string">
            <text:p>Kaiserslautern</text:p>
          </table:table-cell>
          <table:table-cell office:value-type="string" calcext:value-type="string">
            <text:p>Develop suitable algorithms for analyzing Image / Video data from protype sensors (for example image classification, anomaly detection etc.)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Junior SAS Programmierer</text:p>
          </table:table-cell>
          <table:table-cell office:value-type="string" calcext:value-type="string">
            <text:p>ClinStat GmbH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ser Auftragsinstitut für klinische Forschung und Statistik mit Hauptsitz in Köln und einer.Unserem Schwerpunkt in der statistischen Beratung und Auswertung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raktikant NLP / Conversational AI (w/m/x)</text:p>
          </table:table-cell>
          <table:table-cell office:value-type="string" calcext:value-type="string">
            <text:p>BMW AG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ehr als 90 % aller Innovationen im Automobil basieren auf Elektronik und Software.Gerade hier sind große Freiräume und vernetztes Denken gefordert, um di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Ericsson Early Career Trainee Program | Innovate | Developer (f/m/d)</text:p>
          </table:table-cell>
          <table:table-cell office:value-type="string" calcext:value-type="string">
            <text:p>Ericsson</text:p>
          </table:table-cell>
          <table:table-cell office:value-type="string" calcext:value-type="string">
            <text:p>Herzogenrath</text:p>
          </table:table-cell>
          <table:table-cell office:value-type="string" calcext:value-type="string">
            <text:p>Education: MSc. in computer science, communication engineering, math, physics or related technical field.Proficiency in Client/Server programming ideally with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 / Engineer*</text:p>
          </table:table-cell>
          <table:table-cell office:value-type="string" calcext:value-type="string">
            <text:p>inovex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ir suchen ab sofort oder zu einem späteren Zeitpunkt eine:n.Gender, Herkunft etc. sind keine Bewertungskriterien.Dann bist du bei inovex genau richtig!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User Researcher -12 months contract (m/f/d)</text:p>
          </table:table-cell>
          <table:table-cell office:value-type="string" calcext:value-type="string">
            <text:p>Freeletics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You will study user behaviour, support strategic initiatives, and partner with other researchers and data scientists focused on the health science aspect of t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ata Steward Biologicals CMC (m/w/d)</text:p>
          </table:table-cell>
          <table:table-cell office:value-type="string" calcext:value-type="string">
            <text:p>Randstad Deutschland</text:p>
          </table:table-cell>
          <table:table-cell office:value-type="string" calcext:value-type="string">
            <text:p>Biberach an der Riß</text:p>
          </table:table-cell>
          <table:table-cell office:value-type="string" calcext:value-type="string">
            <text:p>Help to implement data standards in source data systems together with the business functions data owners.Ensure successful usage of BI development data for al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ales Manager, EMEA (m/f/d)</text:p>
          </table:table-cell>
          <table:table-cell office:value-type="string" calcext:value-type="string">
            <text:p>peekd</text:p>
          </table:table-cell>
          <table:table-cell office:value-type="string" calcext:value-type="string">
            <text:p>Home Office</text:p>
          </table:table-cell>
          <table:table-cell office:value-type="string" calcext:value-type="string">
            <text:p>Peekd is a Berlin-based data science company with the largest set of online sales data globally.In exchange for using these tools, our clients share their data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Human Resources Intern</text:p>
          </table:table-cell>
          <table:table-cell office:value-type="string" calcext:value-type="string">
            <text:p>JetBrain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Assist HR-Manager in extracting electronic data from the current HR and Payroll database.For this internship students from human resources management, law,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Data Scientist (w/m/d)</text:p>
          </table:table-cell>
          <table:table-cell office:value-type="string" calcext:value-type="string">
            <text:p>Westphalia DataLab GmbH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Du glaubst an die Kraft von Daten?Du hast Lust, dich immer wieder neuen Herausforderungen zu stellen und zusammen mit einem hochmotivierten Team bisher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MuleSoft Solution Consultant</text:p>
          </table:table-cell>
          <table:table-cell office:value-type="string" calcext:value-type="string">
            <text:p>Salesforce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Our mission is to help organizations change and innovate faster by making it easy to connect the world’s applications, data, and devices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Global Change Leader Europe - Sandvik Coromant</text:p>
          </table:table-cell>
          <table:table-cell office:value-type="string" calcext:value-type="string">
            <text:p>Sandvik</text:p>
          </table:table-cell>
          <table:table-cell office:value-type="string" calcext:value-type="string">
            <text:p>Bietigheim-Bissingen</text:p>
          </table:table-cell>
          <table:table-cell office:value-type="string" calcext:value-type="string">
            <text:p>At Sandvik Coromant, we’re driven by a passion for excellence in everything we do.Our belief is that sustainable success is a team effort and with our profound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YS Facility Director NF-04</text:p>
          </table:table-cell>
          <table:table-cell office:value-type="string" calcext:value-type="string">
            <text:p>US Department of the Army</text:p>
          </table:table-cell>
          <table:table-cell office:value-type="string" calcext:value-type="string">
            <text:p>Miesau</text:p>
          </table:table-cell>
          <table:table-cell office:value-type="string" calcext:value-type="string">
            <text:p>The ability to plan and organize work, analyze problems to identify significant factors, gather pertinent data and recognize solutions.This job is open to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ata Scientist (m/w/d)</text:p>
          </table:table-cell>
          <table:table-cell office:value-type="string" calcext:value-type="string">
            <text:p>Agile IT Management GmbH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Daten sind wertvoll – allerdings nur wenn ihre Qualität stimmt und man sie auch zu nutzen weiß.Wir unterstützen unsere Kunden durch den Einsatz von Machin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Intern/Working Student Performance Marketing APP promotion (f/m/d)</text:p>
          </table:table-cell>
          <table:table-cell office:value-type="string" calcext:value-type="string">
            <text:p>Holidu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Quantitative mindset and desire to work with data and to constantly improve.Studies in business, economics, physics, computer science or relat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kretär*in (m/w/d)</text:p>
          </table:table-cell>
          <table:table-cell office:value-type="string" calcext:value-type="string">
            <text:p>Technische Universität Braunschweig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Peter L. Reichertz Institut für Medizinische Informatik, Abt.Eine*n Sekretär*in (m/w/d).Die Technische Universität Braunschweig mit nahezu 18.500 Studierende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teward Biologicals CMC (m/f/d)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Help to implement data standards in source data systems together with the business functions data owners.Ensure successful usage of BI development data for all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/Working Student Performance Marketing DACH (f/m/d)</text:p>
          </table:table-cell>
          <table:table-cell office:value-type="string" calcext:value-type="string">
            <text:p>Holidu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Quantitative mindset and desire to work with data and to constantly improve.Studies in business, economics, physics, computer science or relat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curity Services Specialist (m/f/d)</text:p>
          </table:table-cell>
          <table:table-cell office:value-type="string" calcext:value-type="string">
            <text:p>Allianz Technology SE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niversity degree (primarily in computer science or natural sciences) or similar experience.Ensure that IT security architecture, controls, processes, policies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Co-Founder (f/m/d) as member of the founding team for a cancer patient support startup</text:p>
          </table:table-cell>
          <table:table-cell office:value-type="string" calcext:value-type="string">
            <text:p>RoX Health GmbH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take care of data security.One in eight women gets breast cancer over the course of her life – that’s 70.000 a year.The diagnosis turns lifes upside dow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Frontend - All About Cake</text:p>
          </table:table-cell>
          <table:table-cell office:value-type="string" calcext:value-type="string">
            <text:p>Oetker Digital GmbH</text:p>
          </table:table-cell>
          <table:table-cell office:value-type="string" calcext:value-type="string">
            <text:p>Berlin-Friedrichshain</text:p>
          </table:table-cell>
          <table:table-cell office:value-type="string" calcext:value-type="string">
            <text:p>As a Software Engineer (Mid, Senior) you will work on a data oriented, 100 % cloud based, monolithic and microservices based hybrid platform with a variety of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erformance Test Engineer (m/f/x)</text:p>
          </table:table-cell>
          <table:table-cell office:value-type="string" calcext:value-type="string">
            <text:p>Nash Technologies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Visualization of the collected performance data.Excellent SQL skills and data evaluation and visualization.University degree in the field of computer science,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ostDoc Position – Genomic basis of environmental adaptation</text:p>
          </table:table-cell>
          <table:table-cell office:value-type="string" calcext:value-type="string">
            <text:p>Senckenberg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ioinformatics skills, including NGS data analysis and ecological modeling, e.g. de novo genome assembly, metabarcoding, metagenomics, transcriptomics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irector of Conversion Strategy and Web</text:p>
          </table:table-cell>
          <table:table-cell office:value-type="string" calcext:value-type="string">
            <text:p>Pipedriv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achelor’s degree, preferably in business, computer science, or a quantitative field.We believe it takes great people to make a great product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ull Stack Developer</text:p>
          </table:table-cell>
          <table:table-cell office:value-type="string" calcext:value-type="string">
            <text:p>Deutsches Krebsforschungszentrum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Build data portal and interface it with underlying software services.Bachelor's degree in computer science or similar technical backgroun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ject Manager (w/m/d) - Smart Office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elp design the data infrastructure, are part of the CRE Innovations Team and jointly develop innovative solutions.WHERE YOUR EXPERTISE IS NEED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bschlussarbeit - „KNIME in the Cloud“</text:p>
          </table:table-cell>
          <table:table-cell office:value-type="string" calcext:value-type="string">
            <text:p>STAR COOPERATION GmbH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Teamgeist, geballte Expertenpower, Verantwortung und Networking: Daraus schmieden wir bei STAR innovative Produkte und Dienstleistungen auf einem neuen Level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Clinical Data Manager - Germany</text:p>
          </table:table-cell>
          <table:table-cell office:value-type="string" calcext:value-type="string">
            <text:p>Collins McNicholas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his will include creating data specifications, coordinating CRF design, database build and testing, data maintenance, authoring CRF and data management pla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irector of Product Marketing (m/f/d)</text:p>
          </table:table-cell>
          <table:table-cell office:value-type="string" calcext:value-type="string">
            <text:p>Freeletics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Drive use of data throughout marketing and own relevant metrics to drive Freeletics growth goals.By combining sports science, AI technology and long-term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ogram Officer (m/f/d), Wadden Sea World Heritage Conservation</text:p>
          </table:table-cell>
          <table:table-cell office:value-type="string" calcext:value-type="string">
            <text:p>The Common Wadden Sea Secretariat (CWSS)</text:p>
          </table:table-cell>
          <table:table-cell office:value-type="string" calcext:value-type="string">
            <text:p>Wilhelmshaven</text:p>
          </table:table-cell>
          <table:table-cell office:value-type="string" calcext:value-type="string">
            <text:p>Masters-level university degree in biology, marine science, environmental science or a related discipline.Basic knowledge in GIS and data-handling,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pecialist IT and Automation (m/f/d)</text:p>
          </table:table-cell>
          <table:table-cell office:value-type="string" calcext:value-type="string">
            <text:p>trinamiX GmbH</text:p>
          </table:table-cell>
          <table:table-cell office:value-type="string" calcext:value-type="string">
            <text:p>Ludwigshafen am Rhein</text:p>
          </table:table-cell>
          <table:table-cell office:value-type="string" calcext:value-type="string">
            <text:p>Bachelor's degree in computer science or a related field.Merging image data, depth information and material parameters with a camera system unlocks the next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ata Scientist (m/w/d) Data Analytics - Big Data</text:p>
          </table:table-cell>
          <table:table-cell office:value-type="string" calcext:value-type="string">
            <text:p>Ratbacher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Sie möchten in einem weltweit agierenden Unternehmen Karriere machen und sich beruflich weiterentwickeln?Für unseren renommierten Kunden sind wir auf der Suche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r. Application Engineer CIS / Automotive (f/m/d)</text:p>
          </table:table-cell>
          <table:table-cell office:value-type="string" calcext:value-type="string">
            <text:p>Samsung Electronics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Image Signal Processor HW and Firmware (ISP) understanding: Basic knowledge of color image data processing such as Color Interpolation, Auto White Balance (AWB)…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Cloud/ DevOps Software Engineer</text:p>
          </table:table-cell>
          <table:table-cell office:value-type="string" calcext:value-type="string">
            <text:p>Bettzeit GmbH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he science: Emma actively engages in sleep science research and employs neuroscientists to invent SleepTech, not resell.This is what you'll do: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chnical Product Owner – Platform Services (m/f/d)</text:p>
          </table:table-cell>
          <table:table-cell office:value-type="string" calcext:value-type="string">
            <text:p>heycar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Coordinate strategic and tactical tasks with Product Managers from country specific teams and other technology teams as infrastructure and data warehouse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CS Front Desk and Relocation Services (w/m/d)</text:p>
          </table:table-cell>
          <table:table-cell office:value-type="string" calcext:value-type="string">
            <text:p>French Consulting LLC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1 year experience in conducting briefings, trainings, preparing formal and informal correspondence, memorandum, reports, and data collection, and creati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Tenure-Track Faculty Positions (f/m/d)</text:p>
          </table:table-cell>
          <table:table-cell office:value-type="string" calcext:value-type="string">
            <text:p>CISPA Helmholtz-Zentrum für Informationssicherheit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Applications are invited for tenure-track faculty positions in all areas related to trustworthy machine learning and data science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Technical Sales Manager - EU</text:p>
          </table:table-cell>
          <table:table-cell office:value-type="string" calcext:value-type="string">
            <text:p>SafeRi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The ideal candidate has a healthy blend of technical and business acumen, critical thinking and tactical execution and can collaborate and drive data science &amp;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Wissenschaftliche Mitarbeiterin bzw. Wissenschaftlicher Mitarbeiter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ie Universität Hamburg ist als Exzellenzuniversität eine der forschungsstärksten Universitä-.Mit ihrem Konzept der „Flagship University“ in der Metropolregi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Network Engineer</text:p>
          </table:table-cell>
          <table:table-cell office:value-type="string" calcext:value-type="string">
            <text:p>Jacobs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Engineer and lead enterprise data, voice and video networks.Jacobs is seeking a qualified Information Technology (IT) professional to support the USSOCOM SITEC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oftware Engineer (Scala) - zDirect (Marketplace)(w/m/d)</text:p>
          </table:table-cell>
          <table:table-cell office:value-type="string" calcext:value-type="string">
            <text:p>Zalando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You have a good grasp of computer science fundamentals combined with a strong capacity to solve complex problems.WHERE YOUR EXPERTISE IS NEED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Intern/ Working Student Performance Marketing Nordics (f/m/d)</text:p>
          </table:table-cell>
          <table:table-cell office:value-type="string" calcext:value-type="string">
            <text:p>Holidu GmbH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Quantitative mindset and desire to work with data and to constantly improve.Studies in business, economics, physics, computer science or relate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intenance Specialist / Wartungstechniker/in (m/f/d)</text:p>
          </table:table-cell>
          <table:table-cell office:value-type="string" calcext:value-type="string">
            <text:p>infarm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Infarm definiert Wachstum neu – 2013 von Osnat Michaeli and den Brüdern Erez and Guy Galonska gegründet, versammelt infarm heute ein stetig wachsendes Team von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bschlussarbeit - „Best-Practice-Umgebung für KI-Anwendungen"“</text:p>
          </table:table-cell>
          <table:table-cell office:value-type="string" calcext:value-type="string">
            <text:p>STAR COOPERATION GmbH</text:p>
          </table:table-cell>
          <table:table-cell office:value-type="string" calcext:value-type="string">
            <text:p>Böblingen</text:p>
          </table:table-cell>
          <table:table-cell office:value-type="string" calcext:value-type="string">
            <text:p>Teamgeist, geballte Expertenpower, Verantwortung und Networking: Daraus schmieden wir bei STAR innovative Produkte und Dienstleistungen auf einem neuen Level.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Qualification/Validation Expert (m/f/d)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Experience in data base assisted maintenance monitoring systems.Academic degree in Engineering, Pharmaceutical Technology, natural science or related field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DevOps &amp; Cloud Engineer (m/w/d)</text:p>
          </table:table-cell>
          <table:table-cell office:value-type="string" calcext:value-type="string">
            <text:p>EVENTIM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r Bereich Information Science verwandelt Daten in Informationen, Produkte und Services für unsere 100 Millionen Endkunden und Tausende von Partnern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Praktikant (m/w/d) - Vertriebsstrategie, Marketing und Business Development im Smart Energy Startup</text:p>
          </table:table-cell>
          <table:table-cell office:value-type="string" calcext:value-type="string">
            <text:p>GreenPocket GmbH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Als agiles Startup im dynamischen Wachstumsmarkt für Smart-Energy-Software begleiten wir weltweit Energieversorger und Unternehmenskunden bei der Realisierung…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nior Consultant / Manager (m/w/d) Insights Driven Enterprise – Process Mining</text:p>
          </table:table-cell>
          <table:table-cell office:value-type="string" calcext:value-type="string">
            <text:p>Capgemini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Capgemini Invent ist die weltweite Beratungseinheit der Capgemini-Gruppe für digitale Innovation und Transformation.Be part of our journey.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(Senior) PHP Backend Developer (m/f/d)</text:p>
          </table:table-cell>
          <table:table-cell office:value-type="string" calcext:value-type="string">
            <text:p>allmyhomes GmbH</text:p>
          </table:table-cell>
          <table:table-cell office:value-type="string" calcext:value-type="string">
            <text:p>Berlin-Kreuzberg</text:p>
          </table:table-cell>
          <table:table-cell office:value-type="string" calcext:value-type="string">
            <text:p>Specialist in Software Application Development or university degree holder in the field of (media) computer science or equivalent.</text:p>
          </table:table-cell>
          <table:table-cell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 style:data-style-name="N2" text:time-value="00:20:08.4484426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29T01:08:08.399417597</dc:date>
    <meta:editing-duration>PT21M37S</meta:editing-duration>
    <meta:editing-cycles>6</meta:editing-cycles>
    <meta:generator>LibreOffice/7.0.2.2$Linux_X86_64 LibreOffice_project/3a01483fc371ab18cfca4bab0d636937da5eaf70</meta:generator>
    <meta:document-statistic meta:table-count="1" meta:cell-count="3275" meta:object-count="0"/>
  </office:meta>
</office:document-meta>
</file>